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color="#3465a4" draw:fill="none" draw:textarea-vertical-align="middle"/>
    </style:style>
    <style:style style:name="gr2"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2"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3"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2"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4" style:family="graphic" style:parent-style-name="standard">
      <style:graphic-properties draw:textarea-vertical-align="middle"/>
    </style:style>
    <style:style style:name="gr405"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05cm" svg:stroke-color="#000000" draw:marker-start-width="0.275cm" draw:marker-start-center="false" draw:marker-end-width="0.275cm" draw:marker-end-center="false" draw:fill="gradient" draw:fill-color="#cfe7f5" draw:fill-gradient-name="Gradient_20_1" draw:opacity="31%" draw:textarea-horizontal-align="justify" draw:textarea-vertical-align="middle" draw:auto-grow-height="false" fo:min-height="2.245cm" fo:min-width="5.23cm" fo:padding-top="0.1cm" fo:padding-bottom="0.1cm" fo:padding-left="0.225cm" fo:padding-right="0.225cm" fo:wrap-option="no-wrap" draw:shadow="hidden" draw:shadow-offset-x="0.2cm" draw:shadow-offset-y="0.2cm" draw:shadow-color="#808080"/>
    </style:style>
    <style:style style:name="gr422"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30" style:family="graphic" style:parent-style-name="standard">
      <style:graphic-properties draw:fill="solid" draw:fill-color="#ffffff" draw:textarea-horizontal-align="justify" draw:textarea-vertical-align="middle" draw:auto-grow-height="false" fo:min-height="1.824cm" fo:min-width="3.546cm" fo:wrap-option="no-wrap"/>
    </style:style>
    <style:style style:name="gr43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5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5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14"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1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7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2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2"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15"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1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9"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0"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4"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5"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8"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9"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1"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2" style:family="graphic" style:parent-style-name="standard" style:list-style-name="L1">
      <style:graphic-properties draw:stroke="solid" draw:stroke-dash="Dashed_20__28_var_29__20_2" svg:stroke-width="0.05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3"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4"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5"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6"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7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80"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2"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3"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4"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5"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6"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7"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8"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9"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0"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1" style:family="graphic" style:parent-style-name="standard" style:list-style-name="L1">
      <style:graphic-properties draw:stroke="solid" draw:stroke-dash="Dashed_20__28_var_29__20_2" svg:stroke-width="0.05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2"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3"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4"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5"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6"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7" style:family="graphic" style:parent-style-name="standard" style:list-style-name="L1">
      <style:graphic-properties draw:stroke="solid" draw:stroke-dash="Dashed_20__28_var_29__20_2" svg:stroke-width="0.05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8" style:family="graphic" style:parent-style-name="standard" style:list-style-name="L1">
      <style:graphic-properties draw:stroke="solid" draw:stroke-dash="Dashed_20__28_var_29__20_2" svg:stroke-width="0.05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0"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1"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2"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3"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4"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5"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6"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7"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8"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9"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1"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2"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3"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4"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5"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6"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7"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9" style:family="graphic" style:parent-style-name="standard" style:list-style-name="L1">
      <style:graphic-properties draw:stroke="solid" svg:stroke-width="0.05cm" svg:stroke-color="#000000" draw:marker-start-width="0.275cm" draw:marker-start-center="false" draw:marker-end-width="0.275cm" draw:marker-end-center="false" draw:fill="gradient" draw:fill-color="#cfe7f5" draw:fill-gradient-name="Gradient_20_1" draw:opacity="31%" draw:textarea-horizontal-align="justify" draw:textarea-vertical-align="middle" draw:auto-grow-height="false" fo:min-height="2.245cm" fo:min-width="5.23cm" fo:padding-top="0.1cm" fo:padding-bottom="0.1cm" fo:padding-left="0.225cm" fo:padding-right="0.225cm" fo:wrap-option="no-wrap" draw:shadow="hidden" draw:shadow-offset-x="0.2cm" draw:shadow-offset-y="0.2cm" draw:shadow-color="#808080"/>
    </style:style>
    <style:style style:name="gr850" style:family="graphic" style:parent-style-name="standard" style:list-style-name="L1">
      <style:graphic-properties draw:stroke="none" draw:stroke-dash="Dashed_20__28_var_29__20_2" svg:stroke-width="0.05cm" svg:stroke-color="#808080" draw:marker-start-width="0.275cm" draw:marker-start-center="false"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1"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2" style:family="graphic" style:parent-style-name="standard" style:list-style-name="L1">
      <style:graphic-properties draw:stroke="solid" svg:stroke-width="0.05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3"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4"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5"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6" style:family="graphic" style:parent-style-name="standard" style:list-style-name="L1">
      <style:graphic-properties draw:stroke="solid" svg:stroke-width="0.05cm" svg:stroke-color="#ffffff" draw:marker-start-width="0.275cm" draw:marker-start-center="false"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8" style:family="graphic" style:parent-style-name="standard">
      <style:graphic-properties draw:fill="solid" draw:fill-color="#ff3333" draw:textarea-horizontal-align="justify" draw:textarea-vertical-align="middle" draw:auto-grow-height="false" fo:min-height="1.634cm" fo:min-width="2.667cm"/>
    </style:style>
    <style:style style:name="gr859" style:family="graphic" style:parent-style-name="standard">
      <style:graphic-properties draw:fill="solid" draw:fill-color="#ff3333" draw:textarea-horizontal-align="justify" draw:textarea-vertical-align="middle" draw:auto-grow-height="false" fo:min-height="1.073cm" fo:min-width="1.344cm"/>
    </style:style>
    <style:style style:name="P1" style:family="paragraph">
      <loext:graphic-properties draw:fill="none"/>
      <style:paragraph-properties fo:text-align="center"/>
    </style:style>
    <style:style style:name="P2"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style:paragraph-properties fo:text-align="center"/>
    </style:style>
    <style:style style:name="P15"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Gradient_20_1" draw:opacity="31%"/>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9" style:family="paragraph">
      <loext:graphic-properties draw:fill="solid" draw:fill-color="#ffffff"/>
      <style:paragraph-properties fo:text-align="center"/>
    </style:style>
    <style:style style:name="P20" style:family="paragraph">
      <loext:graphic-properties draw:fill="solid" draw:fill-color="#ff3333"/>
      <style:paragraph-properties fo:text-align="center"/>
    </style:style>
    <style:style style:name="P21" style:family="paragraph">
      <style:paragraph-properties fo:text-align="center"/>
      <style:text-properties fo:font-weight="bold" style:font-weight-asian="bold" style:font-weight-complex="bold"/>
    </style:style>
    <style:style style:name="P22" style:family="paragraph">
      <loext:graphic-properties draw:fill="solid" draw:fill-color="#ff3333"/>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Ruteada" draw:style-name="dp1" draw:master-page-name="Default">
        <draw:g>
          <draw:line draw:style-name="gr1" draw:text-style-name="P1" draw:layer="layout" svg:x1="19.274cm" svg:y1="15.648cm" svg:x2="22.23cm" svg:y2="13.115cm">
            <text:p/>
          </draw:line>
          <draw:line draw:style-name="gr1" draw:text-style-name="P1" draw:layer="layout" svg:x1="22.23cm" svg:y1="15.346cm" svg:x2="22.23cm" svg:y2="13.115cm">
            <text:p/>
          </draw:line>
          <draw:line draw:style-name="gr1" draw:text-style-name="P1" draw:layer="layout" svg:x1="24.679cm" svg:y1="15.723cm" svg:x2="22.23cm" svg:y2="13.115cm">
            <text:p/>
          </draw:line>
        </draw:g>
        <draw:g>
          <draw:line draw:style-name="gr1" draw:text-style-name="P1" draw:layer="layout" svg:x1="2.873cm" svg:y1="15.648cm" svg:x2="5.829cm" svg:y2="13.115cm">
            <text:p/>
          </draw:line>
          <draw:line draw:style-name="gr1" draw:text-style-name="P1" draw:layer="layout" svg:x1="5.829cm" svg:y1="15.346cm" svg:x2="5.829cm" svg:y2="13.115cm">
            <text:p/>
          </draw:line>
          <draw:line draw:style-name="gr1" draw:text-style-name="P1" draw:layer="layout" svg:x1="8.278cm" svg:y1="15.723cm" svg:x2="5.829cm" svg:y2="13.115cm">
            <text:p/>
          </draw:line>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 draw:text-style-name="P2" draw:layer="layout" svg:width="0.531cm" svg:height="0.335cm" svg:x="3.601cm" svg:y="17.812cm" svg:viewBox="0 0 532 336" svg:d="M0 336c133 0 532-112 532-196s-13-140-146-140c0 84-388 84-386 336z">
                <text:p/>
              </draw:path>
              <draw:g>
                <draw:polygon draw:style-name="gr3" draw:text-style-name="P3" draw:layer="layout" svg:width="0.241cm" svg:height="0.28cm" svg:x="3.405cm" svg:y="17.868cm" svg:viewBox="0 0 242 281" draw:points="0,168 48,0 242,112 194,281">
                  <text:p/>
                </draw:polygon>
                <draw:polygon draw:style-name="gr4" draw:text-style-name="P4" draw:layer="layout" svg:width="0.532cm" svg:height="0.307cm" svg:x="3.453cm" svg:y="17.672cm" svg:viewBox="0 0 533 308" draw:points="0,196 97,112 242,28 339,0 533,112 437,140 291,224 194,308">
                  <text:p/>
                </draw:polygon>
                <draw:path draw:style-name="gr5" draw:text-style-name="P5" draw:layer="layout" svg:width="0.436cm" svg:height="0.363cm" svg:x="3.599cm" svg:y="17.784cm" svg:viewBox="0 0 437 364" svg:d="M437 112c0-168-98-112-195-56-96 56-194 56-242 308 0 0 194-112 437-252z">
                  <text:p/>
                </draw:path>
                <draw:path draw:style-name="gr6" draw:text-style-name="P6" draw:layer="layout" svg:width="0.629cm" svg:height="0.476cm" svg:x="3.405cm" svg:y="17.672cm" svg:viewBox="0 0 630 477" svg:d="M388 0c-97 28-97 28-194 84-48 28-146 56-194 280 97 57 97 57 194 113 55-26 339-196 436-253 0-140-97-140-242-224z">
                  <text:p/>
                </draw:path>
              </draw:g>
            </draw:g>
            <draw:g>
              <draw:path draw:style-name="gr7" draw:text-style-name="P2" draw:layer="layout" svg:width="0.872cm" svg:height="0.672cm" svg:x="3.162cm" svg:y="16.467cm" svg:viewBox="0 0 873 673" svg:d="M3 673c133 0 870-29 870-281s-253-392-387-392c0 84-532 56-483 673z">
                <text:p/>
              </draw:path>
              <draw:g>
                <draw:polygon draw:style-name="gr8" draw:text-style-name="P3" draw:layer="layout" svg:width="0.484cm" svg:height="0.391cm" svg:x="2.677cm" svg:y="16.747cm" svg:viewBox="0 0 485 392" draw:points="0,112 0,0 485,281 485,392">
                  <text:p/>
                </draw:polygon>
                <draw:polygon draw:style-name="gr9" draw:text-style-name="P3" draw:layer="layout" svg:width="0.484cm" svg:height="0.476cm" svg:x="3.066cm" svg:y="16.327cm" svg:viewBox="0 0 485 477" draw:points="0,196 0,0 485,281 485,477">
                  <text:p/>
                </draw:polygon>
                <draw:polygon draw:style-name="gr10" draw:text-style-name="P4" draw:layer="layout" svg:width="0.872cm" svg:height="0.503cm" svg:x="2.677cm" svg:y="16.523cm" svg:viewBox="0 0 873 504" draw:points="0,224 388,0 873,281 485,504">
                  <text:p/>
                </draw:polygon>
                <draw:line draw:style-name="gr11" draw:text-style-name="P7" draw:layer="layout" svg:x1="3.066cm" svg:y1="16.523cm" svg:x2="3.551cm" svg:y2="16.804cm">
                  <text:p/>
                </draw:line>
                <draw:polygon draw:style-name="gr12" draw:text-style-name="P5" draw:layer="layout" svg:width="0.484cm" svg:height="0.476cm" svg:x="3.162cm" svg:y="16.663cm" svg:viewBox="0 0 485 477" draw:points="0,477 0,364 388,140 388,0 485,56 485,196">
                  <text:p/>
                </draw:polygon>
                <draw:polygon draw:style-name="gr13" draw:text-style-name="P3" draw:layer="layout" svg:width="1.551cm" svg:height="2.129cm" svg:x="2.144cm" svg:y="14.617cm" svg:viewBox="0 0 1552 2130" draw:points="0,1233 0,0 1552,897 1552,2130">
                  <text:p/>
                </draw:polygon>
                <draw:polygon draw:style-name="gr14" draw:text-style-name="P8" draw:layer="layout" svg:width="1.454cm" svg:height="1.961cm" svg:x="2.193cm" svg:y="14.701cm" svg:viewBox="0 0 1455 1962" draw:points="0,1121 0,0 1455,841 1455,1962">
                  <text:p/>
                </draw:polygon>
                <draw:polygon draw:style-name="gr15" draw:text-style-name="P4" draw:layer="layout" svg:width="1.648cm" svg:height="0.952cm" svg:x="2.144cm" svg:y="14.561cm" svg:viewBox="0 0 1649 953" draw:points="1552,953 0,56 97,0 1649,897">
                  <text:p/>
                </draw:polygon>
                <draw:polygon draw:style-name="gr16" draw:text-style-name="P5" draw:layer="layout" svg:width="0.096cm" svg:height="1.288cm" svg:x="3.696cm" svg:y="15.458cm" svg:viewBox="0 0 97 1289" draw:points="0,1289 0,56 97,0 97,1233">
                  <text:p/>
                </draw:polygon>
                <draw:polygon draw:style-name="gr17" draw:text-style-name="P6" draw:layer="layout" svg:width="1.648cm" svg:height="2.578cm" svg:x="2.144cm" svg:y="14.561cm" svg:viewBox="0 0 1649 2579" draw:points="97,0 1649,897 1649,2130 1552,2186 1503,2158 1503,2298 1018,2579 533,2298 533,2186 921,1962 921,1822 0,1289 0,56">
                  <text:p/>
                </draw:polygon>
              </draw:g>
            </draw:g>
            <draw:g>
              <draw:path draw:style-name="gr18" draw:text-style-name="P2" draw:layer="layout" svg:width="0.631cm" svg:height="0.335cm" svg:x="2.967cm" svg:y="17.504cm" svg:viewBox="0 0 632 336" svg:d="M3 336c134 0 629-140 629-224s-13-112-146-112c0 84-533 56-483 336z">
                <text:p/>
              </draw:path>
              <draw:g>
                <draw:polygon draw:style-name="gr19" draw:text-style-name="P4" draw:layer="layout" svg:width="2.084cm" svg:height="1.204cm" svg:x="1.417cm" svg:y="16.551cm" svg:viewBox="0 0 2085 1205" draw:points="1552,1205 0,308 533,0 2085,897">
                  <text:p/>
                </draw:polygon>
                <draw:polygon draw:style-name="gr20" draw:text-style-name="P9" draw:layer="layout" svg:width="1.405cm" svg:height="0.812cm" svg:x="1.563cm" svg:y="16.635cm" svg:viewBox="0 0 1406 813" draw:points="0,224 388,0 1406,589 1018,813">
                  <text:p/>
                </draw:polygon>
                <draw:polygon draw:style-name="gr21" draw:text-style-name="P9" draw:layer="layout" svg:width="0.678cm" svg:height="0.391cm" svg:x="2.677cm" svg:y="17.28cm" svg:viewBox="0 0 679 392" draw:points="0,224 388,0 679,168 291,392">
                  <text:p/>
                </draw:polygon>
                <draw:polygon draw:style-name="gr22" draw:text-style-name="P5" draw:layer="layout" svg:width="0.532cm" svg:height="0.42cm" svg:x="2.969cm" svg:y="17.448cm" svg:viewBox="0 0 533 421" draw:points="0,421 0,308 533,0 533,112">
                  <text:p/>
                </draw:polygon>
                <draw:line draw:style-name="gr23" draw:text-style-name="P7" draw:layer="layout" svg:x1="1.659cm" svg:y1="16.803cm" svg:x2="2.677cm" svg:y2="17.392cm">
                  <text:p/>
                </draw:line>
                <draw:line draw:style-name="gr24" draw:text-style-name="P7" draw:layer="layout" svg:x1="1.756cm" svg:y1="16.747cm" svg:x2="2.774cm" svg:y2="17.336cm">
                  <text:p/>
                </draw:line>
                <draw:line draw:style-name="gr25" draw:text-style-name="P7" draw:layer="layout" svg:x1="1.854cm" svg:y1="16.691cm" svg:x2="2.872cm" svg:y2="17.28cm">
                  <text:p/>
                </draw:line>
                <draw:line draw:style-name="gr26" draw:text-style-name="P7" draw:layer="layout" svg:x1="2.775cm" svg:y1="17.223cm" svg:x2="2.872cm" svg:y2="17.167cm">
                  <text:p/>
                </draw:line>
                <draw:line draw:style-name="gr27" draw:text-style-name="P7" draw:layer="layout" svg:x1="2.677cm" svg:y1="17.167cm" svg:x2="2.774cm" svg:y2="17.111cm">
                  <text:p/>
                </draw:line>
                <draw:line draw:style-name="gr28" draw:text-style-name="P7" draw:layer="layout" svg:x1="2.581cm" svg:y1="17.112cm" svg:x2="2.678cm" svg:y2="17.056cm">
                  <text:p/>
                </draw:line>
                <draw:line draw:style-name="gr29" draw:text-style-name="P7" draw:layer="layout" svg:x1="2.629cm" svg:y1="17.252cm" svg:x2="2.726cm" svg:y2="17.196cm">
                  <text:p/>
                </draw:line>
                <draw:line draw:style-name="gr30" draw:text-style-name="P7" draw:layer="layout" svg:x1="2.532cm" svg:y1="17.196cm" svg:x2="2.629cm" svg:y2="17.14cm">
                  <text:p/>
                </draw:line>
                <draw:line draw:style-name="gr31" draw:text-style-name="P7" draw:layer="layout" svg:x1="2.435cm" svg:y1="17.14cm" svg:x2="2.532cm" svg:y2="17.084cm">
                  <text:p/>
                </draw:line>
                <draw:line draw:style-name="gr32" draw:text-style-name="P7" draw:layer="layout" svg:x1="2.484cm" svg:y1="17.056cm" svg:x2="2.581cm" svg:y2="17cm">
                  <text:p/>
                </draw:line>
                <draw:line draw:style-name="gr33" draw:text-style-name="P7" draw:layer="layout" svg:x1="2.338cm" svg:y1="17.083cm" svg:x2="2.435cm" svg:y2="17.027cm">
                  <text:p/>
                </draw:line>
                <draw:line draw:style-name="gr34" draw:text-style-name="P7" draw:layer="layout" svg:x1="2.387cm" svg:y1="17cm" svg:x2="2.484cm" svg:y2="16.944cm">
                  <text:p/>
                </draw:line>
                <draw:line draw:style-name="gr35" draw:text-style-name="P7" draw:layer="layout" svg:x1="2.29cm" svg:y1="16.943cm" svg:x2="2.387cm" svg:y2="16.887cm">
                  <text:p/>
                </draw:line>
                <draw:line draw:style-name="gr36" draw:text-style-name="P7" draw:layer="layout" svg:x1="2.193cm" svg:y1="16.887cm" svg:x2="2.29cm" svg:y2="16.831cm">
                  <text:p/>
                </draw:line>
                <draw:line draw:style-name="gr37" draw:text-style-name="P7" draw:layer="layout" svg:x1="2.241cm" svg:y1="17.027cm" svg:x2="2.338cm" svg:y2="16.971cm">
                  <text:p/>
                </draw:line>
                <draw:line draw:style-name="gr38" draw:text-style-name="P7" draw:layer="layout" svg:x1="2.144cm" svg:y1="16.971cm" svg:x2="2.241cm" svg:y2="16.915cm">
                  <text:p/>
                </draw:line>
                <draw:line draw:style-name="gr39" draw:text-style-name="P7" draw:layer="layout" svg:x1="2.047cm" svg:y1="16.915cm" svg:x2="2.144cm" svg:y2="16.859cm">
                  <text:p/>
                </draw:line>
                <draw:line draw:style-name="gr40" draw:text-style-name="P7" draw:layer="layout" svg:x1="2.096cm" svg:y1="16.831cm" svg:x2="2.193cm" svg:y2="16.775cm">
                  <text:p/>
                </draw:line>
                <draw:line draw:style-name="gr41" draw:text-style-name="P7" draw:layer="layout" svg:x1="1.95cm" svg:y1="16.859cm" svg:x2="2.047cm" svg:y2="16.803cm">
                  <text:p/>
                </draw:line>
                <draw:line draw:style-name="gr42" draw:text-style-name="P7" draw:layer="layout" svg:x1="1.999cm" svg:y1="16.775cm" svg:x2="2.096cm" svg:y2="16.719cm">
                  <text:p/>
                </draw:line>
                <draw:line draw:style-name="gr43" draw:text-style-name="P7" draw:layer="layout" svg:x1="1.902cm" svg:y1="16.719cm" svg:x2="1.999cm" svg:y2="16.663cm">
                  <text:p/>
                </draw:line>
                <draw:line draw:style-name="gr44" draw:text-style-name="P7" draw:layer="layout" svg:x1="1.854cm" svg:y1="16.803cm" svg:x2="1.951cm" svg:y2="16.747cm">
                  <text:p/>
                </draw:line>
                <draw:line draw:style-name="gr45" draw:text-style-name="P7" draw:layer="layout" svg:x1="2.484cm" svg:y1="17.28cm" svg:x2="2.581cm" svg:y2="17.224cm">
                  <text:p/>
                </draw:line>
                <draw:line draw:style-name="gr46" draw:text-style-name="P7" draw:layer="layout" svg:x1="2.387cm" svg:y1="17.223cm" svg:x2="2.484cm" svg:y2="17.167cm">
                  <text:p/>
                </draw:line>
                <draw:line draw:style-name="gr47" draw:text-style-name="P7" draw:layer="layout" svg:x1="2.29cm" svg:y1="17.167cm" svg:x2="2.387cm" svg:y2="17.111cm">
                  <text:p/>
                </draw:line>
                <draw:line draw:style-name="gr48" draw:text-style-name="P7" draw:layer="layout" svg:x1="2.241cm" svg:y1="17.252cm" svg:x2="2.338cm" svg:y2="17.196cm">
                  <text:p/>
                </draw:line>
                <draw:line draw:style-name="gr49" draw:text-style-name="P7" draw:layer="layout" svg:x1="2.144cm" svg:y1="17.196cm" svg:x2="2.241cm" svg:y2="17.14cm">
                  <text:p/>
                </draw:line>
                <draw:line draw:style-name="gr50" draw:text-style-name="P7" draw:layer="layout" svg:x1="2.193cm" svg:y1="17.112cm" svg:x2="2.29cm" svg:y2="17.056cm">
                  <text:p/>
                </draw:line>
                <draw:line draw:style-name="gr51" draw:text-style-name="P7" draw:layer="layout" svg:x1="2.096cm" svg:y1="17.056cm" svg:x2="2.193cm" svg:y2="17cm">
                  <text:p/>
                </draw:line>
                <draw:line draw:style-name="gr52" draw:text-style-name="P7" draw:layer="layout" svg:x1="1.999cm" svg:y1="17cm" svg:x2="2.096cm" svg:y2="16.944cm">
                  <text:p/>
                </draw:line>
                <draw:line draw:style-name="gr53" draw:text-style-name="P7" draw:layer="layout" svg:x1="1.902cm" svg:y1="16.943cm" svg:x2="1.999cm" svg:y2="16.887cm">
                  <text:p/>
                </draw:line>
                <draw:line draw:style-name="gr54" draw:text-style-name="P7" draw:layer="layout" svg:x1="1.756cm" svg:y1="16.971cm" svg:x2="1.853cm" svg:y2="16.915cm">
                  <text:p/>
                </draw:line>
                <draw:line draw:style-name="gr55" draw:text-style-name="P7" draw:layer="layout" svg:x1="1.805cm" svg:y1="16.887cm" svg:x2="1.902cm" svg:y2="16.831cm">
                  <text:p/>
                </draw:line>
                <draw:line draw:style-name="gr56" draw:text-style-name="P7" draw:layer="layout" svg:x1="1.659cm" svg:y1="16.915cm" svg:x2="1.756cm" svg:y2="16.859cm">
                  <text:p/>
                </draw:line>
                <draw:line draw:style-name="gr57" draw:text-style-name="P7" draw:layer="layout" svg:x1="2.435cm" svg:y1="17.364cm" svg:x2="2.532cm" svg:y2="17.308cm">
                  <text:p/>
                </draw:line>
                <draw:line draw:style-name="gr58" draw:text-style-name="P7" draw:layer="layout" svg:x1="2.338cm" svg:y1="17.308cm" svg:x2="2.435cm" svg:y2="17.252cm">
                  <text:p/>
                </draw:line>
                <draw:line draw:style-name="gr59" draw:text-style-name="P7" draw:layer="layout" svg:x1="2.775cm" svg:y1="17.56cm" svg:x2="3.163cm" svg:y2="17.336cm">
                  <text:p/>
                </draw:line>
                <draw:line draw:style-name="gr60" draw:text-style-name="P7" draw:layer="layout" svg:x1="2.872cm" svg:y1="17.616cm" svg:x2="3.26cm" svg:y2="17.392cm">
                  <text:p/>
                </draw:line>
                <draw:line draw:style-name="gr61" draw:text-style-name="P7" draw:layer="layout" svg:x1="2.969cm" svg:y1="17.336cm" svg:x2="3.26cm" svg:y2="17.504cm">
                  <text:p/>
                </draw:line>
                <draw:line draw:style-name="gr62" draw:text-style-name="P7" draw:layer="layout" svg:x1="2.872cm" svg:y1="17.392cm" svg:x2="3.163cm" svg:y2="17.56cm">
                  <text:p/>
                </draw:line>
                <draw:line draw:style-name="gr63" draw:text-style-name="P7" draw:layer="layout" svg:x1="2.775cm" svg:y1="17.448cm" svg:x2="2.969cm" svg:y2="17.56cm">
                  <text:p/>
                </draw:line>
                <draw:polygon draw:style-name="gr64" draw:text-style-name="P3" draw:layer="layout" svg:width="1.551cm" svg:height="1.008cm" svg:x="1.417cm" svg:y="16.859cm" svg:viewBox="0 0 1552 1009" draw:points="0,112 0,0 1552,897 1552,1009">
                  <text:p/>
                </draw:polygon>
                <draw:polygon draw:style-name="gr65" draw:text-style-name="P6" draw:layer="layout" svg:width="2.084cm" svg:height="1.316cm" svg:x="1.417cm" svg:y="16.551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6" draw:text-style-name="P2" draw:layer="layout" svg:width="0.531cm" svg:height="0.335cm" svg:x="6.559cm" svg:y="17.812cm" svg:viewBox="0 0 532 336" svg:d="M0 336c133 0 532-112 532-196s-13-140-146-140c0 84-388 84-386 336z">
                <text:p/>
              </draw:path>
              <draw:g>
                <draw:polygon draw:style-name="gr67" draw:text-style-name="P3" draw:layer="layout" svg:width="0.241cm" svg:height="0.28cm" svg:x="6.363cm" svg:y="17.868cm" svg:viewBox="0 0 242 281" draw:points="0,168 48,0 242,112 194,281">
                  <text:p/>
                </draw:polygon>
                <draw:polygon draw:style-name="gr68" draw:text-style-name="P4" draw:layer="layout" svg:width="0.532cm" svg:height="0.307cm" svg:x="6.411cm" svg:y="17.672cm" svg:viewBox="0 0 533 308" draw:points="0,196 97,112 242,28 339,0 533,112 437,140 291,224 194,308">
                  <text:p/>
                </draw:polygon>
                <draw:path draw:style-name="gr69" draw:text-style-name="P5" draw:layer="layout" svg:width="0.436cm" svg:height="0.363cm" svg:x="6.557cm" svg:y="17.784cm" svg:viewBox="0 0 437 364" svg:d="M437 112c0-168-98-112-195-56-96 56-194 56-242 308 0 0 194-112 437-252z">
                  <text:p/>
                </draw:path>
                <draw:path draw:style-name="gr70" draw:text-style-name="P6" draw:layer="layout" svg:width="0.629cm" svg:height="0.476cm" svg:x="6.363cm" svg:y="17.672cm" svg:viewBox="0 0 630 477" svg:d="M388 0c-97 28-97 28-194 84-48 28-146 56-194 280 97 57 97 57 194 113 55-26 339-196 436-253 0-140-97-140-242-224z">
                  <text:p/>
                </draw:path>
              </draw:g>
            </draw:g>
            <draw:g>
              <draw:path draw:style-name="gr71" draw:text-style-name="P2" draw:layer="layout" svg:width="0.872cm" svg:height="0.672cm" svg:x="6.12cm" svg:y="16.467cm" svg:viewBox="0 0 873 673" svg:d="M3 673c133 0 870-29 870-281s-253-392-387-392c0 84-532 56-483 673z">
                <text:p/>
              </draw:path>
              <draw:g>
                <draw:polygon draw:style-name="gr72" draw:text-style-name="P3" draw:layer="layout" svg:width="0.484cm" svg:height="0.391cm" svg:x="5.635cm" svg:y="16.747cm" svg:viewBox="0 0 485 392" draw:points="0,112 0,0 485,281 485,392">
                  <text:p/>
                </draw:polygon>
                <draw:polygon draw:style-name="gr73" draw:text-style-name="P3" draw:layer="layout" svg:width="0.484cm" svg:height="0.476cm" svg:x="6.024cm" svg:y="16.327cm" svg:viewBox="0 0 485 477" draw:points="0,196 0,0 485,281 485,477">
                  <text:p/>
                </draw:polygon>
                <draw:polygon draw:style-name="gr74" draw:text-style-name="P4" draw:layer="layout" svg:width="0.872cm" svg:height="0.503cm" svg:x="5.635cm" svg:y="16.523cm" svg:viewBox="0 0 873 504" draw:points="0,224 388,0 873,281 485,504">
                  <text:p/>
                </draw:polygon>
                <draw:line draw:style-name="gr75" draw:text-style-name="P7" draw:layer="layout" svg:x1="6.024cm" svg:y1="16.523cm" svg:x2="6.509cm" svg:y2="16.804cm">
                  <text:p/>
                </draw:line>
                <draw:polygon draw:style-name="gr76" draw:text-style-name="P5" draw:layer="layout" svg:width="0.484cm" svg:height="0.476cm" svg:x="6.12cm" svg:y="16.663cm" svg:viewBox="0 0 485 477" draw:points="0,477 0,364 388,140 388,0 485,56 485,196">
                  <text:p/>
                </draw:polygon>
                <draw:polygon draw:style-name="gr77" draw:text-style-name="P3" draw:layer="layout" svg:width="1.551cm" svg:height="2.129cm" svg:x="5.102cm" svg:y="14.617cm" svg:viewBox="0 0 1552 2130" draw:points="0,1233 0,0 1552,897 1552,2130">
                  <text:p/>
                </draw:polygon>
                <draw:polygon draw:style-name="gr78" draw:text-style-name="P8" draw:layer="layout" svg:width="1.454cm" svg:height="1.961cm" svg:x="5.151cm" svg:y="14.701cm" svg:viewBox="0 0 1455 1962" draw:points="0,1121 0,0 1455,841 1455,1962">
                  <text:p/>
                </draw:polygon>
                <draw:polygon draw:style-name="gr79" draw:text-style-name="P4" draw:layer="layout" svg:width="1.648cm" svg:height="0.952cm" svg:x="5.102cm" svg:y="14.561cm" svg:viewBox="0 0 1649 953" draw:points="1552,953 0,56 97,0 1649,897">
                  <text:p/>
                </draw:polygon>
                <draw:polygon draw:style-name="gr80" draw:text-style-name="P5" draw:layer="layout" svg:width="0.096cm" svg:height="1.288cm" svg:x="6.654cm" svg:y="15.458cm" svg:viewBox="0 0 97 1289" draw:points="0,1289 0,56 97,0 97,1233">
                  <text:p/>
                </draw:polygon>
                <draw:polygon draw:style-name="gr81" draw:text-style-name="P6" draw:layer="layout" svg:width="1.648cm" svg:height="2.578cm" svg:x="5.102cm" svg:y="14.561cm" svg:viewBox="0 0 1649 2579" draw:points="97,0 1649,897 1649,2130 1552,2186 1503,2158 1503,2298 1018,2579 533,2298 533,2186 921,1962 921,1822 0,1289 0,56">
                  <text:p/>
                </draw:polygon>
              </draw:g>
            </draw:g>
            <draw:g>
              <draw:path draw:style-name="gr82" draw:text-style-name="P2" draw:layer="layout" svg:width="0.631cm" svg:height="0.335cm" svg:x="5.925cm" svg:y="17.504cm" svg:viewBox="0 0 632 336" svg:d="M3 336c134 0 629-140 629-224s-13-112-146-112c0 84-533 56-483 336z">
                <text:p/>
              </draw:path>
              <draw:g>
                <draw:polygon draw:style-name="gr83" draw:text-style-name="P4" draw:layer="layout" svg:width="2.084cm" svg:height="1.204cm" svg:x="4.375cm" svg:y="16.551cm" svg:viewBox="0 0 2085 1205" draw:points="1552,1205 0,308 533,0 2085,897">
                  <text:p/>
                </draw:polygon>
                <draw:polygon draw:style-name="gr84" draw:text-style-name="P9" draw:layer="layout" svg:width="1.405cm" svg:height="0.812cm" svg:x="4.521cm" svg:y="16.635cm" svg:viewBox="0 0 1406 813" draw:points="0,224 388,0 1406,589 1018,813">
                  <text:p/>
                </draw:polygon>
                <draw:polygon draw:style-name="gr85" draw:text-style-name="P9" draw:layer="layout" svg:width="0.678cm" svg:height="0.391cm" svg:x="5.635cm" svg:y="17.28cm" svg:viewBox="0 0 679 392" draw:points="0,224 388,0 679,168 291,392">
                  <text:p/>
                </draw:polygon>
                <draw:polygon draw:style-name="gr86" draw:text-style-name="P5" draw:layer="layout" svg:width="0.532cm" svg:height="0.42cm" svg:x="5.927cm" svg:y="17.448cm" svg:viewBox="0 0 533 421" draw:points="0,421 0,308 533,0 533,112">
                  <text:p/>
                </draw:polygon>
                <draw:line draw:style-name="gr87" draw:text-style-name="P7" draw:layer="layout" svg:x1="4.617cm" svg:y1="16.803cm" svg:x2="5.635cm" svg:y2="17.392cm">
                  <text:p/>
                </draw:line>
                <draw:line draw:style-name="gr88" draw:text-style-name="P7" draw:layer="layout" svg:x1="4.714cm" svg:y1="16.747cm" svg:x2="5.732cm" svg:y2="17.336cm">
                  <text:p/>
                </draw:line>
                <draw:line draw:style-name="gr89" draw:text-style-name="P7" draw:layer="layout" svg:x1="4.812cm" svg:y1="16.691cm" svg:x2="5.83cm" svg:y2="17.28cm">
                  <text:p/>
                </draw:line>
                <draw:line draw:style-name="gr90" draw:text-style-name="P7" draw:layer="layout" svg:x1="5.733cm" svg:y1="17.223cm" svg:x2="5.83cm" svg:y2="17.167cm">
                  <text:p/>
                </draw:line>
                <draw:line draw:style-name="gr91" draw:text-style-name="P7" draw:layer="layout" svg:x1="5.635cm" svg:y1="17.167cm" svg:x2="5.732cm" svg:y2="17.111cm">
                  <text:p/>
                </draw:line>
                <draw:line draw:style-name="gr92" draw:text-style-name="P7" draw:layer="layout" svg:x1="5.539cm" svg:y1="17.112cm" svg:x2="5.636cm" svg:y2="17.056cm">
                  <text:p/>
                </draw:line>
                <draw:line draw:style-name="gr93" draw:text-style-name="P7" draw:layer="layout" svg:x1="5.587cm" svg:y1="17.252cm" svg:x2="5.684cm" svg:y2="17.196cm">
                  <text:p/>
                </draw:line>
                <draw:line draw:style-name="gr94" draw:text-style-name="P7" draw:layer="layout" svg:x1="5.49cm" svg:y1="17.196cm" svg:x2="5.587cm" svg:y2="17.14cm">
                  <text:p/>
                </draw:line>
                <draw:line draw:style-name="gr95" draw:text-style-name="P7" draw:layer="layout" svg:x1="5.393cm" svg:y1="17.14cm" svg:x2="5.49cm" svg:y2="17.084cm">
                  <text:p/>
                </draw:line>
                <draw:line draw:style-name="gr96" draw:text-style-name="P7" draw:layer="layout" svg:x1="5.442cm" svg:y1="17.056cm" svg:x2="5.539cm" svg:y2="17cm">
                  <text:p/>
                </draw:line>
                <draw:line draw:style-name="gr97" draw:text-style-name="P7" draw:layer="layout" svg:x1="5.296cm" svg:y1="17.083cm" svg:x2="5.393cm" svg:y2="17.027cm">
                  <text:p/>
                </draw:line>
                <draw:line draw:style-name="gr98" draw:text-style-name="P7" draw:layer="layout" svg:x1="5.345cm" svg:y1="17cm" svg:x2="5.442cm" svg:y2="16.944cm">
                  <text:p/>
                </draw:line>
                <draw:line draw:style-name="gr99" draw:text-style-name="P7" draw:layer="layout" svg:x1="5.248cm" svg:y1="16.943cm" svg:x2="5.345cm" svg:y2="16.887cm">
                  <text:p/>
                </draw:line>
                <draw:line draw:style-name="gr100" draw:text-style-name="P7" draw:layer="layout" svg:x1="5.151cm" svg:y1="16.887cm" svg:x2="5.248cm" svg:y2="16.831cm">
                  <text:p/>
                </draw:line>
                <draw:line draw:style-name="gr101" draw:text-style-name="P7" draw:layer="layout" svg:x1="5.199cm" svg:y1="17.027cm" svg:x2="5.296cm" svg:y2="16.971cm">
                  <text:p/>
                </draw:line>
                <draw:line draw:style-name="gr102" draw:text-style-name="P7" draw:layer="layout" svg:x1="5.102cm" svg:y1="16.971cm" svg:x2="5.199cm" svg:y2="16.915cm">
                  <text:p/>
                </draw:line>
                <draw:line draw:style-name="gr103" draw:text-style-name="P7" draw:layer="layout" svg:x1="5.005cm" svg:y1="16.915cm" svg:x2="5.102cm" svg:y2="16.859cm">
                  <text:p/>
                </draw:line>
                <draw:line draw:style-name="gr104" draw:text-style-name="P7" draw:layer="layout" svg:x1="5.054cm" svg:y1="16.831cm" svg:x2="5.151cm" svg:y2="16.775cm">
                  <text:p/>
                </draw:line>
                <draw:line draw:style-name="gr105" draw:text-style-name="P7" draw:layer="layout" svg:x1="4.908cm" svg:y1="16.859cm" svg:x2="5.005cm" svg:y2="16.803cm">
                  <text:p/>
                </draw:line>
                <draw:line draw:style-name="gr106" draw:text-style-name="P7" draw:layer="layout" svg:x1="4.957cm" svg:y1="16.775cm" svg:x2="5.054cm" svg:y2="16.719cm">
                  <text:p/>
                </draw:line>
                <draw:line draw:style-name="gr107" draw:text-style-name="P7" draw:layer="layout" svg:x1="4.86cm" svg:y1="16.719cm" svg:x2="4.957cm" svg:y2="16.663cm">
                  <text:p/>
                </draw:line>
                <draw:line draw:style-name="gr108" draw:text-style-name="P7" draw:layer="layout" svg:x1="4.812cm" svg:y1="16.803cm" svg:x2="4.909cm" svg:y2="16.747cm">
                  <text:p/>
                </draw:line>
                <draw:line draw:style-name="gr109" draw:text-style-name="P7" draw:layer="layout" svg:x1="5.442cm" svg:y1="17.28cm" svg:x2="5.539cm" svg:y2="17.224cm">
                  <text:p/>
                </draw:line>
                <draw:line draw:style-name="gr110" draw:text-style-name="P7" draw:layer="layout" svg:x1="5.345cm" svg:y1="17.223cm" svg:x2="5.442cm" svg:y2="17.167cm">
                  <text:p/>
                </draw:line>
                <draw:line draw:style-name="gr111" draw:text-style-name="P7" draw:layer="layout" svg:x1="5.248cm" svg:y1="17.167cm" svg:x2="5.345cm" svg:y2="17.111cm">
                  <text:p/>
                </draw:line>
                <draw:line draw:style-name="gr112" draw:text-style-name="P7" draw:layer="layout" svg:x1="5.199cm" svg:y1="17.252cm" svg:x2="5.296cm" svg:y2="17.196cm">
                  <text:p/>
                </draw:line>
                <draw:line draw:style-name="gr113" draw:text-style-name="P7" draw:layer="layout" svg:x1="5.102cm" svg:y1="17.196cm" svg:x2="5.199cm" svg:y2="17.14cm">
                  <text:p/>
                </draw:line>
                <draw:line draw:style-name="gr114" draw:text-style-name="P7" draw:layer="layout" svg:x1="5.151cm" svg:y1="17.112cm" svg:x2="5.248cm" svg:y2="17.056cm">
                  <text:p/>
                </draw:line>
                <draw:line draw:style-name="gr115" draw:text-style-name="P7" draw:layer="layout" svg:x1="5.054cm" svg:y1="17.056cm" svg:x2="5.151cm" svg:y2="17cm">
                  <text:p/>
                </draw:line>
                <draw:line draw:style-name="gr116" draw:text-style-name="P7" draw:layer="layout" svg:x1="4.957cm" svg:y1="17cm" svg:x2="5.054cm" svg:y2="16.944cm">
                  <text:p/>
                </draw:line>
                <draw:line draw:style-name="gr117" draw:text-style-name="P7" draw:layer="layout" svg:x1="4.86cm" svg:y1="16.943cm" svg:x2="4.957cm" svg:y2="16.887cm">
                  <text:p/>
                </draw:line>
                <draw:line draw:style-name="gr118" draw:text-style-name="P7" draw:layer="layout" svg:x1="4.714cm" svg:y1="16.971cm" svg:x2="4.811cm" svg:y2="16.915cm">
                  <text:p/>
                </draw:line>
                <draw:line draw:style-name="gr119" draw:text-style-name="P7" draw:layer="layout" svg:x1="4.763cm" svg:y1="16.887cm" svg:x2="4.86cm" svg:y2="16.831cm">
                  <text:p/>
                </draw:line>
                <draw:line draw:style-name="gr120" draw:text-style-name="P7" draw:layer="layout" svg:x1="4.617cm" svg:y1="16.915cm" svg:x2="4.714cm" svg:y2="16.859cm">
                  <text:p/>
                </draw:line>
                <draw:line draw:style-name="gr121" draw:text-style-name="P7" draw:layer="layout" svg:x1="5.393cm" svg:y1="17.364cm" svg:x2="5.49cm" svg:y2="17.308cm">
                  <text:p/>
                </draw:line>
                <draw:line draw:style-name="gr122" draw:text-style-name="P7" draw:layer="layout" svg:x1="5.296cm" svg:y1="17.308cm" svg:x2="5.393cm" svg:y2="17.252cm">
                  <text:p/>
                </draw:line>
                <draw:line draw:style-name="gr123" draw:text-style-name="P7" draw:layer="layout" svg:x1="5.733cm" svg:y1="17.56cm" svg:x2="6.121cm" svg:y2="17.336cm">
                  <text:p/>
                </draw:line>
                <draw:line draw:style-name="gr124" draw:text-style-name="P7" draw:layer="layout" svg:x1="5.83cm" svg:y1="17.616cm" svg:x2="6.218cm" svg:y2="17.392cm">
                  <text:p/>
                </draw:line>
                <draw:line draw:style-name="gr125" draw:text-style-name="P7" draw:layer="layout" svg:x1="5.927cm" svg:y1="17.336cm" svg:x2="6.218cm" svg:y2="17.504cm">
                  <text:p/>
                </draw:line>
                <draw:line draw:style-name="gr126" draw:text-style-name="P7" draw:layer="layout" svg:x1="5.83cm" svg:y1="17.392cm" svg:x2="6.121cm" svg:y2="17.56cm">
                  <text:p/>
                </draw:line>
                <draw:line draw:style-name="gr127" draw:text-style-name="P7" draw:layer="layout" svg:x1="5.733cm" svg:y1="17.448cm" svg:x2="5.927cm" svg:y2="17.56cm">
                  <text:p/>
                </draw:line>
                <draw:polygon draw:style-name="gr128" draw:text-style-name="P3" draw:layer="layout" svg:width="1.551cm" svg:height="1.008cm" svg:x="4.375cm" svg:y="16.859cm" svg:viewBox="0 0 1552 1009" draw:points="0,112 0,0 1552,897 1552,1009">
                  <text:p/>
                </draw:polygon>
                <draw:polygon draw:style-name="gr129" draw:text-style-name="P6" draw:layer="layout" svg:width="2.084cm" svg:height="1.316cm" svg:x="4.375cm" svg:y="16.551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30" draw:text-style-name="P2" draw:layer="layout" svg:width="0.531cm" svg:height="0.335cm" svg:x="9.49cm" svg:y="17.812cm" svg:viewBox="0 0 532 336" svg:d="M0 336c133 0 532-112 532-196s-13-140-146-140c0 84-388 84-386 336z">
                <text:p/>
              </draw:path>
              <draw:g>
                <draw:polygon draw:style-name="gr131" draw:text-style-name="P3" draw:layer="layout" svg:width="0.241cm" svg:height="0.28cm" svg:x="9.294cm" svg:y="17.868cm" svg:viewBox="0 0 242 281" draw:points="0,168 48,0 242,112 194,281">
                  <text:p/>
                </draw:polygon>
                <draw:polygon draw:style-name="gr132" draw:text-style-name="P4" draw:layer="layout" svg:width="0.532cm" svg:height="0.307cm" svg:x="9.342cm" svg:y="17.672cm" svg:viewBox="0 0 533 308" draw:points="0,196 97,112 242,28 339,0 533,112 437,140 291,224 194,308">
                  <text:p/>
                </draw:polygon>
                <draw:path draw:style-name="gr133" draw:text-style-name="P5" draw:layer="layout" svg:width="0.436cm" svg:height="0.363cm" svg:x="9.488cm" svg:y="17.784cm" svg:viewBox="0 0 437 364" svg:d="M437 112c0-168-98-112-195-56-96 56-194 56-242 308 0 0 194-112 437-252z">
                  <text:p/>
                </draw:path>
                <draw:path draw:style-name="gr134" draw:text-style-name="P6" draw:layer="layout" svg:width="0.629cm" svg:height="0.476cm" svg:x="9.294cm" svg:y="17.672cm" svg:viewBox="0 0 630 477" svg:d="M388 0c-97 28-97 28-194 84-48 28-146 56-194 280 97 57 97 57 194 113 55-26 339-196 436-253 0-140-97-140-242-224z">
                  <text:p/>
                </draw:path>
              </draw:g>
            </draw:g>
            <draw:g>
              <draw:path draw:style-name="gr135" draw:text-style-name="P2" draw:layer="layout" svg:width="0.872cm" svg:height="0.672cm" svg:x="9.051cm" svg:y="16.467cm" svg:viewBox="0 0 873 673" svg:d="M3 673c133 0 870-29 870-281s-253-392-387-392c0 84-532 56-483 673z">
                <text:p/>
              </draw:path>
              <draw:g>
                <draw:polygon draw:style-name="gr136" draw:text-style-name="P3" draw:layer="layout" svg:width="0.484cm" svg:height="0.391cm" svg:x="8.566cm" svg:y="16.747cm" svg:viewBox="0 0 485 392" draw:points="0,112 0,0 485,281 485,392">
                  <text:p/>
                </draw:polygon>
                <draw:polygon draw:style-name="gr137" draw:text-style-name="P3" draw:layer="layout" svg:width="0.484cm" svg:height="0.476cm" svg:x="8.955cm" svg:y="16.327cm" svg:viewBox="0 0 485 477" draw:points="0,196 0,0 485,281 485,477">
                  <text:p/>
                </draw:polygon>
                <draw:polygon draw:style-name="gr138" draw:text-style-name="P4" draw:layer="layout" svg:width="0.872cm" svg:height="0.503cm" svg:x="8.566cm" svg:y="16.523cm" svg:viewBox="0 0 873 504" draw:points="0,224 388,0 873,281 485,504">
                  <text:p/>
                </draw:polygon>
                <draw:line draw:style-name="gr139" draw:text-style-name="P7" draw:layer="layout" svg:x1="8.955cm" svg:y1="16.523cm" svg:x2="9.44cm" svg:y2="16.804cm">
                  <text:p/>
                </draw:line>
                <draw:polygon draw:style-name="gr140" draw:text-style-name="P5" draw:layer="layout" svg:width="0.484cm" svg:height="0.476cm" svg:x="9.051cm" svg:y="16.663cm" svg:viewBox="0 0 485 477" draw:points="0,477 0,364 388,140 388,0 485,56 485,196">
                  <text:p/>
                </draw:polygon>
                <draw:polygon draw:style-name="gr141" draw:text-style-name="P3" draw:layer="layout" svg:width="1.551cm" svg:height="2.129cm" svg:x="8.033cm" svg:y="14.617cm" svg:viewBox="0 0 1552 2130" draw:points="0,1233 0,0 1552,897 1552,2130">
                  <text:p/>
                </draw:polygon>
                <draw:polygon draw:style-name="gr142" draw:text-style-name="P8" draw:layer="layout" svg:width="1.454cm" svg:height="1.961cm" svg:x="8.082cm" svg:y="14.701cm" svg:viewBox="0 0 1455 1962" draw:points="0,1121 0,0 1455,841 1455,1962">
                  <text:p/>
                </draw:polygon>
                <draw:polygon draw:style-name="gr143" draw:text-style-name="P4" draw:layer="layout" svg:width="1.648cm" svg:height="0.952cm" svg:x="8.033cm" svg:y="14.561cm" svg:viewBox="0 0 1649 953" draw:points="1552,953 0,56 97,0 1649,897">
                  <text:p/>
                </draw:polygon>
                <draw:polygon draw:style-name="gr144" draw:text-style-name="P5" draw:layer="layout" svg:width="0.096cm" svg:height="1.288cm" svg:x="9.585cm" svg:y="15.458cm" svg:viewBox="0 0 97 1289" draw:points="0,1289 0,56 97,0 97,1233">
                  <text:p/>
                </draw:polygon>
                <draw:polygon draw:style-name="gr145" draw:text-style-name="P6" draw:layer="layout" svg:width="1.648cm" svg:height="2.578cm" svg:x="8.033cm" svg:y="14.561cm" svg:viewBox="0 0 1649 2579" draw:points="97,0 1649,897 1649,2130 1552,2186 1503,2158 1503,2298 1018,2579 533,2298 533,2186 921,1962 921,1822 0,1289 0,56">
                  <text:p/>
                </draw:polygon>
              </draw:g>
            </draw:g>
            <draw:g>
              <draw:path draw:style-name="gr146" draw:text-style-name="P2" draw:layer="layout" svg:width="0.631cm" svg:height="0.335cm" svg:x="8.856cm" svg:y="17.504cm" svg:viewBox="0 0 632 336" svg:d="M3 336c134 0 629-140 629-224s-13-112-146-112c0 84-533 56-483 336z">
                <text:p/>
              </draw:path>
              <draw:g>
                <draw:polygon draw:style-name="gr147" draw:text-style-name="P4" draw:layer="layout" svg:width="2.084cm" svg:height="1.204cm" svg:x="7.306cm" svg:y="16.551cm" svg:viewBox="0 0 2085 1205" draw:points="1552,1205 0,308 533,0 2085,897">
                  <text:p/>
                </draw:polygon>
                <draw:polygon draw:style-name="gr148" draw:text-style-name="P9" draw:layer="layout" svg:width="1.405cm" svg:height="0.812cm" svg:x="7.452cm" svg:y="16.635cm" svg:viewBox="0 0 1406 813" draw:points="0,224 388,0 1406,589 1018,813">
                  <text:p/>
                </draw:polygon>
                <draw:polygon draw:style-name="gr149" draw:text-style-name="P9" draw:layer="layout" svg:width="0.678cm" svg:height="0.391cm" svg:x="8.566cm" svg:y="17.28cm" svg:viewBox="0 0 679 392" draw:points="0,224 388,0 679,168 291,392">
                  <text:p/>
                </draw:polygon>
                <draw:polygon draw:style-name="gr150" draw:text-style-name="P5" draw:layer="layout" svg:width="0.532cm" svg:height="0.42cm" svg:x="8.858cm" svg:y="17.448cm" svg:viewBox="0 0 533 421" draw:points="0,421 0,308 533,0 533,112">
                  <text:p/>
                </draw:polygon>
                <draw:line draw:style-name="gr151" draw:text-style-name="P7" draw:layer="layout" svg:x1="7.548cm" svg:y1="16.803cm" svg:x2="8.566cm" svg:y2="17.392cm">
                  <text:p/>
                </draw:line>
                <draw:line draw:style-name="gr152" draw:text-style-name="P7" draw:layer="layout" svg:x1="7.645cm" svg:y1="16.747cm" svg:x2="8.663cm" svg:y2="17.336cm">
                  <text:p/>
                </draw:line>
                <draw:line draw:style-name="gr153" draw:text-style-name="P7" draw:layer="layout" svg:x1="7.743cm" svg:y1="16.691cm" svg:x2="8.761cm" svg:y2="17.28cm">
                  <text:p/>
                </draw:line>
                <draw:line draw:style-name="gr154" draw:text-style-name="P7" draw:layer="layout" svg:x1="8.664cm" svg:y1="17.223cm" svg:x2="8.761cm" svg:y2="17.167cm">
                  <text:p/>
                </draw:line>
                <draw:line draw:style-name="gr155" draw:text-style-name="P7" draw:layer="layout" svg:x1="8.566cm" svg:y1="17.167cm" svg:x2="8.663cm" svg:y2="17.111cm">
                  <text:p/>
                </draw:line>
                <draw:line draw:style-name="gr156" draw:text-style-name="P7" draw:layer="layout" svg:x1="8.47cm" svg:y1="17.112cm" svg:x2="8.567cm" svg:y2="17.056cm">
                  <text:p/>
                </draw:line>
                <draw:line draw:style-name="gr157" draw:text-style-name="P7" draw:layer="layout" svg:x1="8.518cm" svg:y1="17.252cm" svg:x2="8.615cm" svg:y2="17.196cm">
                  <text:p/>
                </draw:line>
                <draw:line draw:style-name="gr158" draw:text-style-name="P7" draw:layer="layout" svg:x1="8.421cm" svg:y1="17.196cm" svg:x2="8.518cm" svg:y2="17.14cm">
                  <text:p/>
                </draw:line>
                <draw:line draw:style-name="gr159" draw:text-style-name="P7" draw:layer="layout" svg:x1="8.324cm" svg:y1="17.14cm" svg:x2="8.421cm" svg:y2="17.084cm">
                  <text:p/>
                </draw:line>
                <draw:line draw:style-name="gr160" draw:text-style-name="P7" draw:layer="layout" svg:x1="8.373cm" svg:y1="17.056cm" svg:x2="8.47cm" svg:y2="17cm">
                  <text:p/>
                </draw:line>
                <draw:line draw:style-name="gr161" draw:text-style-name="P7" draw:layer="layout" svg:x1="8.227cm" svg:y1="17.083cm" svg:x2="8.324cm" svg:y2="17.027cm">
                  <text:p/>
                </draw:line>
                <draw:line draw:style-name="gr162" draw:text-style-name="P7" draw:layer="layout" svg:x1="8.276cm" svg:y1="17cm" svg:x2="8.373cm" svg:y2="16.944cm">
                  <text:p/>
                </draw:line>
                <draw:line draw:style-name="gr163" draw:text-style-name="P7" draw:layer="layout" svg:x1="8.179cm" svg:y1="16.943cm" svg:x2="8.276cm" svg:y2="16.887cm">
                  <text:p/>
                </draw:line>
                <draw:line draw:style-name="gr164" draw:text-style-name="P7" draw:layer="layout" svg:x1="8.082cm" svg:y1="16.887cm" svg:x2="8.179cm" svg:y2="16.831cm">
                  <text:p/>
                </draw:line>
                <draw:line draw:style-name="gr165" draw:text-style-name="P7" draw:layer="layout" svg:x1="8.13cm" svg:y1="17.027cm" svg:x2="8.227cm" svg:y2="16.971cm">
                  <text:p/>
                </draw:line>
                <draw:line draw:style-name="gr166" draw:text-style-name="P7" draw:layer="layout" svg:x1="8.033cm" svg:y1="16.971cm" svg:x2="8.13cm" svg:y2="16.915cm">
                  <text:p/>
                </draw:line>
                <draw:line draw:style-name="gr167" draw:text-style-name="P7" draw:layer="layout" svg:x1="7.936cm" svg:y1="16.915cm" svg:x2="8.033cm" svg:y2="16.859cm">
                  <text:p/>
                </draw:line>
                <draw:line draw:style-name="gr168" draw:text-style-name="P7" draw:layer="layout" svg:x1="7.985cm" svg:y1="16.831cm" svg:x2="8.082cm" svg:y2="16.775cm">
                  <text:p/>
                </draw:line>
                <draw:line draw:style-name="gr169" draw:text-style-name="P7" draw:layer="layout" svg:x1="7.839cm" svg:y1="16.859cm" svg:x2="7.936cm" svg:y2="16.803cm">
                  <text:p/>
                </draw:line>
                <draw:line draw:style-name="gr170" draw:text-style-name="P7" draw:layer="layout" svg:x1="7.888cm" svg:y1="16.775cm" svg:x2="7.985cm" svg:y2="16.719cm">
                  <text:p/>
                </draw:line>
                <draw:line draw:style-name="gr171" draw:text-style-name="P7" draw:layer="layout" svg:x1="7.791cm" svg:y1="16.719cm" svg:x2="7.888cm" svg:y2="16.663cm">
                  <text:p/>
                </draw:line>
                <draw:line draw:style-name="gr172" draw:text-style-name="P7" draw:layer="layout" svg:x1="7.743cm" svg:y1="16.803cm" svg:x2="7.84cm" svg:y2="16.747cm">
                  <text:p/>
                </draw:line>
                <draw:line draw:style-name="gr173" draw:text-style-name="P7" draw:layer="layout" svg:x1="8.373cm" svg:y1="17.28cm" svg:x2="8.47cm" svg:y2="17.224cm">
                  <text:p/>
                </draw:line>
                <draw:line draw:style-name="gr174" draw:text-style-name="P7" draw:layer="layout" svg:x1="8.276cm" svg:y1="17.223cm" svg:x2="8.373cm" svg:y2="17.167cm">
                  <text:p/>
                </draw:line>
                <draw:line draw:style-name="gr175" draw:text-style-name="P7" draw:layer="layout" svg:x1="8.179cm" svg:y1="17.167cm" svg:x2="8.276cm" svg:y2="17.111cm">
                  <text:p/>
                </draw:line>
                <draw:line draw:style-name="gr176" draw:text-style-name="P7" draw:layer="layout" svg:x1="8.13cm" svg:y1="17.252cm" svg:x2="8.227cm" svg:y2="17.196cm">
                  <text:p/>
                </draw:line>
                <draw:line draw:style-name="gr177" draw:text-style-name="P7" draw:layer="layout" svg:x1="8.033cm" svg:y1="17.196cm" svg:x2="8.13cm" svg:y2="17.14cm">
                  <text:p/>
                </draw:line>
                <draw:line draw:style-name="gr178" draw:text-style-name="P7" draw:layer="layout" svg:x1="8.082cm" svg:y1="17.112cm" svg:x2="8.179cm" svg:y2="17.056cm">
                  <text:p/>
                </draw:line>
                <draw:line draw:style-name="gr179" draw:text-style-name="P7" draw:layer="layout" svg:x1="7.985cm" svg:y1="17.056cm" svg:x2="8.082cm" svg:y2="17cm">
                  <text:p/>
                </draw:line>
                <draw:line draw:style-name="gr180" draw:text-style-name="P7" draw:layer="layout" svg:x1="7.888cm" svg:y1="17cm" svg:x2="7.985cm" svg:y2="16.944cm">
                  <text:p/>
                </draw:line>
                <draw:line draw:style-name="gr181" draw:text-style-name="P7" draw:layer="layout" svg:x1="7.791cm" svg:y1="16.943cm" svg:x2="7.888cm" svg:y2="16.887cm">
                  <text:p/>
                </draw:line>
                <draw:line draw:style-name="gr182" draw:text-style-name="P7" draw:layer="layout" svg:x1="7.645cm" svg:y1="16.971cm" svg:x2="7.742cm" svg:y2="16.915cm">
                  <text:p/>
                </draw:line>
                <draw:line draw:style-name="gr183" draw:text-style-name="P7" draw:layer="layout" svg:x1="7.694cm" svg:y1="16.887cm" svg:x2="7.791cm" svg:y2="16.831cm">
                  <text:p/>
                </draw:line>
                <draw:line draw:style-name="gr184" draw:text-style-name="P7" draw:layer="layout" svg:x1="7.548cm" svg:y1="16.915cm" svg:x2="7.645cm" svg:y2="16.859cm">
                  <text:p/>
                </draw:line>
                <draw:line draw:style-name="gr185" draw:text-style-name="P7" draw:layer="layout" svg:x1="8.324cm" svg:y1="17.364cm" svg:x2="8.421cm" svg:y2="17.308cm">
                  <text:p/>
                </draw:line>
                <draw:line draw:style-name="gr186" draw:text-style-name="P7" draw:layer="layout" svg:x1="8.227cm" svg:y1="17.308cm" svg:x2="8.324cm" svg:y2="17.252cm">
                  <text:p/>
                </draw:line>
                <draw:line draw:style-name="gr187" draw:text-style-name="P7" draw:layer="layout" svg:x1="8.664cm" svg:y1="17.56cm" svg:x2="9.052cm" svg:y2="17.336cm">
                  <text:p/>
                </draw:line>
                <draw:line draw:style-name="gr188" draw:text-style-name="P7" draw:layer="layout" svg:x1="8.761cm" svg:y1="17.616cm" svg:x2="9.149cm" svg:y2="17.392cm">
                  <text:p/>
                </draw:line>
                <draw:line draw:style-name="gr189" draw:text-style-name="P7" draw:layer="layout" svg:x1="8.858cm" svg:y1="17.336cm" svg:x2="9.149cm" svg:y2="17.504cm">
                  <text:p/>
                </draw:line>
                <draw:line draw:style-name="gr190" draw:text-style-name="P7" draw:layer="layout" svg:x1="8.761cm" svg:y1="17.392cm" svg:x2="9.052cm" svg:y2="17.56cm">
                  <text:p/>
                </draw:line>
                <draw:line draw:style-name="gr191" draw:text-style-name="P7" draw:layer="layout" svg:x1="8.664cm" svg:y1="17.448cm" svg:x2="8.858cm" svg:y2="17.56cm">
                  <text:p/>
                </draw:line>
                <draw:polygon draw:style-name="gr192" draw:text-style-name="P3" draw:layer="layout" svg:width="1.551cm" svg:height="1.008cm" svg:x="7.306cm" svg:y="16.859cm" svg:viewBox="0 0 1552 1009" draw:points="0,112 0,0 1552,897 1552,1009">
                  <text:p/>
                </draw:polygon>
                <draw:polygon draw:style-name="gr193" draw:text-style-name="P6" draw:layer="layout" svg:width="2.084cm" svg:height="1.316cm" svg:x="7.306cm" svg:y="16.551cm" svg:viewBox="0 0 2085 1317" draw:points="533,0 2085,897 2085,1009 1552,1317 0,421 0,308">
                  <text:p/>
                </draw:polygon>
              </draw:g>
            </draw:g>
          </draw:g>
        </draw:g>
        <draw:g xml:id="id3" draw:id="id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94" draw:text-style-name="P2" draw:layer="layout" svg:width="1.851cm" svg:height="1.189cm" svg:x="5.686cm" svg:y="12.605cm" svg:viewBox="0 0 1852 1190" svg:d="M0 1190c475 0 1698-560 1819-770s-121-420-242-420c0 300-1577 690-1577 1190z">
            <text:p/>
          </draw:path>
          <draw:g>
            <draw:polygon draw:style-name="gr195" draw:text-style-name="P10" draw:layer="layout" svg:width="1.697cm" svg:height="1.819cm" svg:x="3.9cm" svg:y="12.045cm" svg:viewBox="0 0 1698 1820" draw:points="0,840 0,0 1698,980 1698,1820">
              <text:p/>
            </draw:polygon>
            <draw:polygon draw:style-name="gr196" draw:text-style-name="P11" draw:layer="layout" svg:width="1.696cm" svg:height="1.819cm" svg:x="5.598cm" svg:y="12.045cm" svg:viewBox="0 0 1697 1820" draw:points="0,1820 0,980 1697,0 1697,840">
              <text:p/>
            </draw:polygon>
            <draw:polygon draw:style-name="gr197" draw:text-style-name="P12" draw:layer="layout" svg:width="3.394cm" svg:height="1.959cm" svg:x="3.9cm" svg:y="11.065cm" svg:viewBox="0 0 3395 1960" draw:points="1698,1960 0,980 1698,0 3395,980">
              <text:p/>
            </draw:polygon>
            <draw:polygon draw:style-name="gr198" draw:text-style-name="P6" draw:layer="layout" svg:width="3.394cm" svg:height="2.799cm" svg:x="3.9cm" svg:y="11.065cm" svg:viewBox="0 0 3395 2800" draw:points="0,1820 0,980 1698,0 3395,980 3395,1820 1698,2800">
              <text:p/>
            </draw:polygon>
            <draw:polygon draw:style-name="gr199" draw:text-style-name="P13" draw:layer="layout" svg:width="0.848cm" svg:height="0.489cm" svg:x="4.385cm" svg:y="11.975cm" svg:viewBox="0 0 849 490" draw:points="121,140 728,490 849,420 242,70 363,0 0,0 0,210">
              <text:p/>
            </draw:polygon>
            <draw:polygon draw:style-name="gr200" draw:text-style-name="P13" draw:layer="layout" svg:width="0.847cm" svg:height="0.489cm" svg:x="5.234cm" svg:y="12.045cm" svg:viewBox="0 0 848 490" draw:points="605,420 484,490 848,490 848,280 727,350 121,0 0,70">
              <text:p/>
            </draw:polygon>
            <draw:polygon draw:style-name="gr201" draw:text-style-name="P13" draw:layer="layout" svg:width="0.847cm" svg:height="0.489cm" svg:x="5.113cm" svg:y="11.555cm" svg:viewBox="0 0 848 490" draw:points="121,140 727,490 848,420 242,70 363,0 0,0 0,210">
              <text:p/>
            </draw:polygon>
            <draw:polygon draw:style-name="gr202" draw:text-style-name="P13" draw:layer="layout" svg:width="0.847cm" svg:height="0.489cm" svg:x="5.962cm" svg:y="11.625cm" svg:viewBox="0 0 848 490" draw:points="605,420 484,490 848,490 848,280 727,350 121,0 0,70">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03" draw:text-style-name="P2" draw:layer="layout" svg:width="0.531cm" svg:height="0.335cm" svg:x="19.889cm" svg:y="17.813cm" svg:viewBox="0 0 532 336" svg:d="M0 336c133 0 532-112 532-196s-13-140-146-140c0 84-388 84-386 336z">
                <text:p/>
              </draw:path>
              <draw:g>
                <draw:polygon draw:style-name="gr204" draw:text-style-name="P3" draw:layer="layout" svg:width="0.241cm" svg:height="0.28cm" svg:x="19.693cm" svg:y="17.869cm" svg:viewBox="0 0 242 281" draw:points="0,168 48,0 242,112 194,281">
                  <text:p/>
                </draw:polygon>
                <draw:polygon draw:style-name="gr205" draw:text-style-name="P4" draw:layer="layout" svg:width="0.532cm" svg:height="0.307cm" svg:x="19.741cm" svg:y="17.673cm" svg:viewBox="0 0 533 308" draw:points="0,196 97,112 242,28 339,0 533,112 437,140 291,224 194,308">
                  <text:p/>
                </draw:polygon>
                <draw:path draw:style-name="gr206" draw:text-style-name="P5" draw:layer="layout" svg:width="0.436cm" svg:height="0.363cm" svg:x="19.887cm" svg:y="17.785cm" svg:viewBox="0 0 437 364" svg:d="M437 112c0-168-98-112-195-56-96 56-194 56-242 308 0 0 194-112 437-252z">
                  <text:p/>
                </draw:path>
                <draw:path draw:style-name="gr207" draw:text-style-name="P6" draw:layer="layout" svg:width="0.629cm" svg:height="0.476cm" svg:x="19.693cm" svg:y="17.673cm" svg:viewBox="0 0 630 477" svg:d="M388 0c-97 28-97 28-194 84-48 28-146 56-194 280 97 57 97 57 194 113 55-26 339-196 436-253 0-140-97-140-242-224z">
                  <text:p/>
                </draw:path>
              </draw:g>
            </draw:g>
            <draw:g>
              <draw:path draw:style-name="gr208" draw:text-style-name="P2" draw:layer="layout" svg:width="0.872cm" svg:height="0.672cm" svg:x="19.45cm" svg:y="16.468cm" svg:viewBox="0 0 873 673" svg:d="M3 673c133 0 870-29 870-281s-253-392-387-392c0 84-532 56-483 673z">
                <text:p/>
              </draw:path>
              <draw:g>
                <draw:polygon draw:style-name="gr209" draw:text-style-name="P3" draw:layer="layout" svg:width="0.484cm" svg:height="0.391cm" svg:x="18.965cm" svg:y="16.748cm" svg:viewBox="0 0 485 392" draw:points="0,112 0,0 485,281 485,392">
                  <text:p/>
                </draw:polygon>
                <draw:polygon draw:style-name="gr210" draw:text-style-name="P3" draw:layer="layout" svg:width="0.484cm" svg:height="0.476cm" svg:x="19.354cm" svg:y="16.328cm" svg:viewBox="0 0 485 477" draw:points="0,196 0,0 485,281 485,477">
                  <text:p/>
                </draw:polygon>
                <draw:polygon draw:style-name="gr211" draw:text-style-name="P4" draw:layer="layout" svg:width="0.872cm" svg:height="0.503cm" svg:x="18.965cm" svg:y="16.524cm" svg:viewBox="0 0 873 504" draw:points="0,224 388,0 873,281 485,504">
                  <text:p/>
                </draw:polygon>
                <draw:line draw:style-name="gr212" draw:text-style-name="P7" draw:layer="layout" svg:x1="19.354cm" svg:y1="16.524cm" svg:x2="19.839cm" svg:y2="16.805cm">
                  <text:p/>
                </draw:line>
                <draw:polygon draw:style-name="gr213" draw:text-style-name="P5" draw:layer="layout" svg:width="0.484cm" svg:height="0.476cm" svg:x="19.45cm" svg:y="16.664cm" svg:viewBox="0 0 485 477" draw:points="0,477 0,364 388,140 388,0 485,56 485,196">
                  <text:p/>
                </draw:polygon>
                <draw:polygon draw:style-name="gr214" draw:text-style-name="P3" draw:layer="layout" svg:width="1.551cm" svg:height="2.129cm" svg:x="18.432cm" svg:y="14.618cm" svg:viewBox="0 0 1552 2130" draw:points="0,1233 0,0 1552,897 1552,2130">
                  <text:p/>
                </draw:polygon>
                <draw:polygon draw:style-name="gr215" draw:text-style-name="P8" draw:layer="layout" svg:width="1.454cm" svg:height="1.961cm" svg:x="18.481cm" svg:y="14.702cm" svg:viewBox="0 0 1455 1962" draw:points="0,1121 0,0 1455,841 1455,1962">
                  <text:p/>
                </draw:polygon>
                <draw:polygon draw:style-name="gr216" draw:text-style-name="P4" draw:layer="layout" svg:width="1.648cm" svg:height="0.952cm" svg:x="18.432cm" svg:y="14.562cm" svg:viewBox="0 0 1649 953" draw:points="1552,953 0,56 97,0 1649,897">
                  <text:p/>
                </draw:polygon>
                <draw:polygon draw:style-name="gr217" draw:text-style-name="P5" draw:layer="layout" svg:width="0.096cm" svg:height="1.288cm" svg:x="19.984cm" svg:y="15.459cm" svg:viewBox="0 0 97 1289" draw:points="0,1289 0,56 97,0 97,1233">
                  <text:p/>
                </draw:polygon>
                <draw:polygon draw:style-name="gr218" draw:text-style-name="P6" draw:layer="layout" svg:width="1.648cm" svg:height="2.578cm" svg:x="18.432cm" svg:y="14.562cm" svg:viewBox="0 0 1649 2579" draw:points="97,0 1649,897 1649,2130 1552,2186 1503,2158 1503,2298 1018,2579 533,2298 533,2186 921,1962 921,1822 0,1289 0,56">
                  <text:p/>
                </draw:polygon>
              </draw:g>
            </draw:g>
            <draw:g>
              <draw:path draw:style-name="gr219" draw:text-style-name="P2" draw:layer="layout" svg:width="0.631cm" svg:height="0.335cm" svg:x="19.255cm" svg:y="17.505cm" svg:viewBox="0 0 632 336" svg:d="M3 336c134 0 629-140 629-224s-13-112-146-112c0 84-533 56-483 336z">
                <text:p/>
              </draw:path>
              <draw:g>
                <draw:polygon draw:style-name="gr220" draw:text-style-name="P4" draw:layer="layout" svg:width="2.084cm" svg:height="1.204cm" svg:x="17.705cm" svg:y="16.552cm" svg:viewBox="0 0 2085 1205" draw:points="1552,1205 0,308 533,0 2085,897">
                  <text:p/>
                </draw:polygon>
                <draw:polygon draw:style-name="gr221" draw:text-style-name="P9" draw:layer="layout" svg:width="1.405cm" svg:height="0.812cm" svg:x="17.851cm" svg:y="16.636cm" svg:viewBox="0 0 1406 813" draw:points="0,224 388,0 1406,589 1018,813">
                  <text:p/>
                </draw:polygon>
                <draw:polygon draw:style-name="gr222" draw:text-style-name="P9" draw:layer="layout" svg:width="0.678cm" svg:height="0.391cm" svg:x="18.965cm" svg:y="17.281cm" svg:viewBox="0 0 679 392" draw:points="0,224 388,0 679,168 291,392">
                  <text:p/>
                </draw:polygon>
                <draw:polygon draw:style-name="gr223" draw:text-style-name="P5" draw:layer="layout" svg:width="0.532cm" svg:height="0.42cm" svg:x="19.257cm" svg:y="17.449cm" svg:viewBox="0 0 533 421" draw:points="0,421 0,308 533,0 533,112">
                  <text:p/>
                </draw:polygon>
                <draw:line draw:style-name="gr224" draw:text-style-name="P7" draw:layer="layout" svg:x1="17.947cm" svg:y1="16.804cm" svg:x2="18.965cm" svg:y2="17.393cm">
                  <text:p/>
                </draw:line>
                <draw:line draw:style-name="gr225" draw:text-style-name="P7" draw:layer="layout" svg:x1="18.044cm" svg:y1="16.748cm" svg:x2="19.062cm" svg:y2="17.337cm">
                  <text:p/>
                </draw:line>
                <draw:line draw:style-name="gr226" draw:text-style-name="P7" draw:layer="layout" svg:x1="18.142cm" svg:y1="16.692cm" svg:x2="19.16cm" svg:y2="17.281cm">
                  <text:p/>
                </draw:line>
                <draw:line draw:style-name="gr227" draw:text-style-name="P7" draw:layer="layout" svg:x1="19.063cm" svg:y1="17.224cm" svg:x2="19.16cm" svg:y2="17.168cm">
                  <text:p/>
                </draw:line>
                <draw:line draw:style-name="gr228" draw:text-style-name="P7" draw:layer="layout" svg:x1="18.965cm" svg:y1="17.168cm" svg:x2="19.062cm" svg:y2="17.112cm">
                  <text:p/>
                </draw:line>
                <draw:line draw:style-name="gr229" draw:text-style-name="P7" draw:layer="layout" svg:x1="18.869cm" svg:y1="17.113cm" svg:x2="18.966cm" svg:y2="17.057cm">
                  <text:p/>
                </draw:line>
                <draw:line draw:style-name="gr230" draw:text-style-name="P7" draw:layer="layout" svg:x1="18.917cm" svg:y1="17.253cm" svg:x2="19.014cm" svg:y2="17.197cm">
                  <text:p/>
                </draw:line>
                <draw:line draw:style-name="gr231" draw:text-style-name="P7" draw:layer="layout" svg:x1="18.82cm" svg:y1="17.197cm" svg:x2="18.917cm" svg:y2="17.141cm">
                  <text:p/>
                </draw:line>
                <draw:line draw:style-name="gr232" draw:text-style-name="P7" draw:layer="layout" svg:x1="18.723cm" svg:y1="17.141cm" svg:x2="18.82cm" svg:y2="17.085cm">
                  <text:p/>
                </draw:line>
                <draw:line draw:style-name="gr233" draw:text-style-name="P7" draw:layer="layout" svg:x1="18.772cm" svg:y1="17.057cm" svg:x2="18.869cm" svg:y2="17.001cm">
                  <text:p/>
                </draw:line>
                <draw:line draw:style-name="gr234" draw:text-style-name="P7" draw:layer="layout" svg:x1="18.626cm" svg:y1="17.084cm" svg:x2="18.723cm" svg:y2="17.028cm">
                  <text:p/>
                </draw:line>
                <draw:line draw:style-name="gr235" draw:text-style-name="P7" draw:layer="layout" svg:x1="18.675cm" svg:y1="17.001cm" svg:x2="18.772cm" svg:y2="16.945cm">
                  <text:p/>
                </draw:line>
                <draw:line draw:style-name="gr236" draw:text-style-name="P7" draw:layer="layout" svg:x1="18.578cm" svg:y1="16.944cm" svg:x2="18.675cm" svg:y2="16.888cm">
                  <text:p/>
                </draw:line>
                <draw:line draw:style-name="gr237" draw:text-style-name="P7" draw:layer="layout" svg:x1="18.481cm" svg:y1="16.888cm" svg:x2="18.578cm" svg:y2="16.832cm">
                  <text:p/>
                </draw:line>
                <draw:line draw:style-name="gr238" draw:text-style-name="P7" draw:layer="layout" svg:x1="18.529cm" svg:y1="17.028cm" svg:x2="18.626cm" svg:y2="16.972cm">
                  <text:p/>
                </draw:line>
                <draw:line draw:style-name="gr239" draw:text-style-name="P7" draw:layer="layout" svg:x1="18.432cm" svg:y1="16.972cm" svg:x2="18.529cm" svg:y2="16.916cm">
                  <text:p/>
                </draw:line>
                <draw:line draw:style-name="gr240" draw:text-style-name="P7" draw:layer="layout" svg:x1="18.335cm" svg:y1="16.916cm" svg:x2="18.432cm" svg:y2="16.86cm">
                  <text:p/>
                </draw:line>
                <draw:line draw:style-name="gr241" draw:text-style-name="P7" draw:layer="layout" svg:x1="18.384cm" svg:y1="16.832cm" svg:x2="18.481cm" svg:y2="16.776cm">
                  <text:p/>
                </draw:line>
                <draw:line draw:style-name="gr242" draw:text-style-name="P7" draw:layer="layout" svg:x1="18.238cm" svg:y1="16.86cm" svg:x2="18.335cm" svg:y2="16.804cm">
                  <text:p/>
                </draw:line>
                <draw:line draw:style-name="gr243" draw:text-style-name="P7" draw:layer="layout" svg:x1="18.287cm" svg:y1="16.776cm" svg:x2="18.384cm" svg:y2="16.72cm">
                  <text:p/>
                </draw:line>
                <draw:line draw:style-name="gr244" draw:text-style-name="P7" draw:layer="layout" svg:x1="18.19cm" svg:y1="16.72cm" svg:x2="18.287cm" svg:y2="16.664cm">
                  <text:p/>
                </draw:line>
                <draw:line draw:style-name="gr245" draw:text-style-name="P7" draw:layer="layout" svg:x1="18.142cm" svg:y1="16.804cm" svg:x2="18.239cm" svg:y2="16.748cm">
                  <text:p/>
                </draw:line>
                <draw:line draw:style-name="gr246" draw:text-style-name="P7" draw:layer="layout" svg:x1="18.772cm" svg:y1="17.281cm" svg:x2="18.869cm" svg:y2="17.225cm">
                  <text:p/>
                </draw:line>
                <draw:line draw:style-name="gr247" draw:text-style-name="P7" draw:layer="layout" svg:x1="18.675cm" svg:y1="17.224cm" svg:x2="18.772cm" svg:y2="17.168cm">
                  <text:p/>
                </draw:line>
                <draw:line draw:style-name="gr248" draw:text-style-name="P7" draw:layer="layout" svg:x1="18.578cm" svg:y1="17.168cm" svg:x2="18.675cm" svg:y2="17.112cm">
                  <text:p/>
                </draw:line>
                <draw:line draw:style-name="gr249" draw:text-style-name="P7" draw:layer="layout" svg:x1="18.529cm" svg:y1="17.253cm" svg:x2="18.626cm" svg:y2="17.197cm">
                  <text:p/>
                </draw:line>
                <draw:line draw:style-name="gr250" draw:text-style-name="P7" draw:layer="layout" svg:x1="18.432cm" svg:y1="17.197cm" svg:x2="18.529cm" svg:y2="17.141cm">
                  <text:p/>
                </draw:line>
                <draw:line draw:style-name="gr251" draw:text-style-name="P7" draw:layer="layout" svg:x1="18.481cm" svg:y1="17.113cm" svg:x2="18.578cm" svg:y2="17.057cm">
                  <text:p/>
                </draw:line>
                <draw:line draw:style-name="gr252" draw:text-style-name="P7" draw:layer="layout" svg:x1="18.384cm" svg:y1="17.057cm" svg:x2="18.481cm" svg:y2="17.001cm">
                  <text:p/>
                </draw:line>
                <draw:line draw:style-name="gr253" draw:text-style-name="P7" draw:layer="layout" svg:x1="18.287cm" svg:y1="17.001cm" svg:x2="18.384cm" svg:y2="16.945cm">
                  <text:p/>
                </draw:line>
                <draw:line draw:style-name="gr254" draw:text-style-name="P7" draw:layer="layout" svg:x1="18.19cm" svg:y1="16.944cm" svg:x2="18.287cm" svg:y2="16.888cm">
                  <text:p/>
                </draw:line>
                <draw:line draw:style-name="gr255" draw:text-style-name="P7" draw:layer="layout" svg:x1="18.044cm" svg:y1="16.972cm" svg:x2="18.141cm" svg:y2="16.916cm">
                  <text:p/>
                </draw:line>
                <draw:line draw:style-name="gr256" draw:text-style-name="P7" draw:layer="layout" svg:x1="18.093cm" svg:y1="16.888cm" svg:x2="18.19cm" svg:y2="16.832cm">
                  <text:p/>
                </draw:line>
                <draw:line draw:style-name="gr257" draw:text-style-name="P7" draw:layer="layout" svg:x1="17.947cm" svg:y1="16.916cm" svg:x2="18.044cm" svg:y2="16.86cm">
                  <text:p/>
                </draw:line>
                <draw:line draw:style-name="gr258" draw:text-style-name="P7" draw:layer="layout" svg:x1="18.723cm" svg:y1="17.365cm" svg:x2="18.82cm" svg:y2="17.309cm">
                  <text:p/>
                </draw:line>
                <draw:line draw:style-name="gr259" draw:text-style-name="P7" draw:layer="layout" svg:x1="18.626cm" svg:y1="17.309cm" svg:x2="18.723cm" svg:y2="17.253cm">
                  <text:p/>
                </draw:line>
                <draw:line draw:style-name="gr260" draw:text-style-name="P7" draw:layer="layout" svg:x1="19.063cm" svg:y1="17.561cm" svg:x2="19.451cm" svg:y2="17.337cm">
                  <text:p/>
                </draw:line>
                <draw:line draw:style-name="gr261" draw:text-style-name="P7" draw:layer="layout" svg:x1="19.16cm" svg:y1="17.617cm" svg:x2="19.548cm" svg:y2="17.393cm">
                  <text:p/>
                </draw:line>
                <draw:line draw:style-name="gr262" draw:text-style-name="P7" draw:layer="layout" svg:x1="19.257cm" svg:y1="17.337cm" svg:x2="19.548cm" svg:y2="17.505cm">
                  <text:p/>
                </draw:line>
                <draw:line draw:style-name="gr263" draw:text-style-name="P7" draw:layer="layout" svg:x1="19.16cm" svg:y1="17.393cm" svg:x2="19.451cm" svg:y2="17.561cm">
                  <text:p/>
                </draw:line>
                <draw:line draw:style-name="gr264" draw:text-style-name="P7" draw:layer="layout" svg:x1="19.063cm" svg:y1="17.449cm" svg:x2="19.257cm" svg:y2="17.561cm">
                  <text:p/>
                </draw:line>
                <draw:polygon draw:style-name="gr265" draw:text-style-name="P3" draw:layer="layout" svg:width="1.551cm" svg:height="1.008cm" svg:x="17.705cm" svg:y="16.86cm" svg:viewBox="0 0 1552 1009" draw:points="0,112 0,0 1552,897 1552,1009">
                  <text:p/>
                </draw:polygon>
                <draw:polygon draw:style-name="gr266" draw:text-style-name="P6" draw:layer="layout" svg:width="2.084cm" svg:height="1.316cm" svg:x="17.705cm" svg:y="16.552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67" draw:text-style-name="P2" draw:layer="layout" svg:width="0.531cm" svg:height="0.335cm" svg:x="22.847cm" svg:y="17.813cm" svg:viewBox="0 0 532 336" svg:d="M0 336c133 0 532-112 532-196s-13-140-146-140c0 84-388 84-386 336z">
                <text:p/>
              </draw:path>
              <draw:g>
                <draw:polygon draw:style-name="gr268" draw:text-style-name="P3" draw:layer="layout" svg:width="0.241cm" svg:height="0.28cm" svg:x="22.651cm" svg:y="17.869cm" svg:viewBox="0 0 242 281" draw:points="0,168 48,0 242,112 194,281">
                  <text:p/>
                </draw:polygon>
                <draw:polygon draw:style-name="gr269" draw:text-style-name="P4" draw:layer="layout" svg:width="0.532cm" svg:height="0.307cm" svg:x="22.699cm" svg:y="17.673cm" svg:viewBox="0 0 533 308" draw:points="0,196 97,112 242,28 339,0 533,112 437,140 291,224 194,308">
                  <text:p/>
                </draw:polygon>
                <draw:path draw:style-name="gr270" draw:text-style-name="P5" draw:layer="layout" svg:width="0.436cm" svg:height="0.363cm" svg:x="22.845cm" svg:y="17.785cm" svg:viewBox="0 0 437 364" svg:d="M437 112c0-168-98-112-195-56-96 56-194 56-242 308 0 0 194-112 437-252z">
                  <text:p/>
                </draw:path>
                <draw:path draw:style-name="gr271" draw:text-style-name="P6" draw:layer="layout" svg:width="0.629cm" svg:height="0.476cm" svg:x="22.651cm" svg:y="17.673cm" svg:viewBox="0 0 630 477" svg:d="M388 0c-97 28-97 28-194 84-48 28-146 56-194 280 97 57 97 57 194 113 55-26 339-196 436-253 0-140-97-140-242-224z">
                  <text:p/>
                </draw:path>
              </draw:g>
            </draw:g>
            <draw:g>
              <draw:path draw:style-name="gr272" draw:text-style-name="P2" draw:layer="layout" svg:width="0.872cm" svg:height="0.672cm" svg:x="22.408cm" svg:y="16.468cm" svg:viewBox="0 0 873 673" svg:d="M3 673c133 0 870-29 870-281s-253-392-387-392c0 84-532 56-483 673z">
                <text:p/>
              </draw:path>
              <draw:g>
                <draw:polygon draw:style-name="gr273" draw:text-style-name="P3" draw:layer="layout" svg:width="0.484cm" svg:height="0.391cm" svg:x="21.923cm" svg:y="16.748cm" svg:viewBox="0 0 485 392" draw:points="0,112 0,0 485,281 485,392">
                  <text:p/>
                </draw:polygon>
                <draw:polygon draw:style-name="gr274" draw:text-style-name="P3" draw:layer="layout" svg:width="0.484cm" svg:height="0.476cm" svg:x="22.312cm" svg:y="16.328cm" svg:viewBox="0 0 485 477" draw:points="0,196 0,0 485,281 485,477">
                  <text:p/>
                </draw:polygon>
                <draw:polygon draw:style-name="gr275" draw:text-style-name="P4" draw:layer="layout" svg:width="0.872cm" svg:height="0.503cm" svg:x="21.923cm" svg:y="16.524cm" svg:viewBox="0 0 873 504" draw:points="0,224 388,0 873,281 485,504">
                  <text:p/>
                </draw:polygon>
                <draw:line draw:style-name="gr276" draw:text-style-name="P7" draw:layer="layout" svg:x1="22.312cm" svg:y1="16.524cm" svg:x2="22.797cm" svg:y2="16.805cm">
                  <text:p/>
                </draw:line>
                <draw:polygon draw:style-name="gr277" draw:text-style-name="P5" draw:layer="layout" svg:width="0.484cm" svg:height="0.476cm" svg:x="22.408cm" svg:y="16.664cm" svg:viewBox="0 0 485 477" draw:points="0,477 0,364 388,140 388,0 485,56 485,196">
                  <text:p/>
                </draw:polygon>
                <draw:polygon draw:style-name="gr278" draw:text-style-name="P3" draw:layer="layout" svg:width="1.551cm" svg:height="2.129cm" svg:x="21.39cm" svg:y="14.618cm" svg:viewBox="0 0 1552 2130" draw:points="0,1233 0,0 1552,897 1552,2130">
                  <text:p/>
                </draw:polygon>
                <draw:polygon draw:style-name="gr279" draw:text-style-name="P8" draw:layer="layout" svg:width="1.454cm" svg:height="1.961cm" svg:x="21.439cm" svg:y="14.702cm" svg:viewBox="0 0 1455 1962" draw:points="0,1121 0,0 1455,841 1455,1962">
                  <text:p/>
                </draw:polygon>
                <draw:polygon draw:style-name="gr280" draw:text-style-name="P4" draw:layer="layout" svg:width="1.648cm" svg:height="0.952cm" svg:x="21.39cm" svg:y="14.562cm" svg:viewBox="0 0 1649 953" draw:points="1552,953 0,56 97,0 1649,897">
                  <text:p/>
                </draw:polygon>
                <draw:polygon draw:style-name="gr281" draw:text-style-name="P5" draw:layer="layout" svg:width="0.096cm" svg:height="1.288cm" svg:x="22.942cm" svg:y="15.459cm" svg:viewBox="0 0 97 1289" draw:points="0,1289 0,56 97,0 97,1233">
                  <text:p/>
                </draw:polygon>
                <draw:polygon draw:style-name="gr282" draw:text-style-name="P6" draw:layer="layout" svg:width="1.648cm" svg:height="2.578cm" svg:x="21.39cm" svg:y="14.562cm" svg:viewBox="0 0 1649 2579" draw:points="97,0 1649,897 1649,2130 1552,2186 1503,2158 1503,2298 1018,2579 533,2298 533,2186 921,1962 921,1822 0,1289 0,56">
                  <text:p/>
                </draw:polygon>
              </draw:g>
            </draw:g>
            <draw:g>
              <draw:path draw:style-name="gr283" draw:text-style-name="P2" draw:layer="layout" svg:width="0.631cm" svg:height="0.335cm" svg:x="22.213cm" svg:y="17.505cm" svg:viewBox="0 0 632 336" svg:d="M3 336c134 0 629-140 629-224s-13-112-146-112c0 84-533 56-483 336z">
                <text:p/>
              </draw:path>
              <draw:g>
                <draw:polygon draw:style-name="gr284" draw:text-style-name="P4" draw:layer="layout" svg:width="2.084cm" svg:height="1.204cm" svg:x="20.663cm" svg:y="16.552cm" svg:viewBox="0 0 2085 1205" draw:points="1552,1205 0,308 533,0 2085,897">
                  <text:p/>
                </draw:polygon>
                <draw:polygon draw:style-name="gr285" draw:text-style-name="P9" draw:layer="layout" svg:width="1.405cm" svg:height="0.812cm" svg:x="20.809cm" svg:y="16.636cm" svg:viewBox="0 0 1406 813" draw:points="0,224 388,0 1406,589 1018,813">
                  <text:p/>
                </draw:polygon>
                <draw:polygon draw:style-name="gr286" draw:text-style-name="P9" draw:layer="layout" svg:width="0.678cm" svg:height="0.391cm" svg:x="21.923cm" svg:y="17.281cm" svg:viewBox="0 0 679 392" draw:points="0,224 388,0 679,168 291,392">
                  <text:p/>
                </draw:polygon>
                <draw:polygon draw:style-name="gr287" draw:text-style-name="P5" draw:layer="layout" svg:width="0.532cm" svg:height="0.42cm" svg:x="22.215cm" svg:y="17.449cm" svg:viewBox="0 0 533 421" draw:points="0,421 0,308 533,0 533,112">
                  <text:p/>
                </draw:polygon>
                <draw:line draw:style-name="gr288" draw:text-style-name="P7" draw:layer="layout" svg:x1="20.905cm" svg:y1="16.804cm" svg:x2="21.923cm" svg:y2="17.393cm">
                  <text:p/>
                </draw:line>
                <draw:line draw:style-name="gr289" draw:text-style-name="P7" draw:layer="layout" svg:x1="21.002cm" svg:y1="16.748cm" svg:x2="22.02cm" svg:y2="17.337cm">
                  <text:p/>
                </draw:line>
                <draw:line draw:style-name="gr290" draw:text-style-name="P7" draw:layer="layout" svg:x1="21.1cm" svg:y1="16.692cm" svg:x2="22.118cm" svg:y2="17.281cm">
                  <text:p/>
                </draw:line>
                <draw:line draw:style-name="gr291" draw:text-style-name="P7" draw:layer="layout" svg:x1="22.021cm" svg:y1="17.224cm" svg:x2="22.118cm" svg:y2="17.168cm">
                  <text:p/>
                </draw:line>
                <draw:line draw:style-name="gr292" draw:text-style-name="P7" draw:layer="layout" svg:x1="21.923cm" svg:y1="17.168cm" svg:x2="22.02cm" svg:y2="17.112cm">
                  <text:p/>
                </draw:line>
                <draw:line draw:style-name="gr293" draw:text-style-name="P7" draw:layer="layout" svg:x1="21.827cm" svg:y1="17.113cm" svg:x2="21.924cm" svg:y2="17.057cm">
                  <text:p/>
                </draw:line>
                <draw:line draw:style-name="gr294" draw:text-style-name="P7" draw:layer="layout" svg:x1="21.875cm" svg:y1="17.253cm" svg:x2="21.972cm" svg:y2="17.197cm">
                  <text:p/>
                </draw:line>
                <draw:line draw:style-name="gr295" draw:text-style-name="P7" draw:layer="layout" svg:x1="21.778cm" svg:y1="17.197cm" svg:x2="21.875cm" svg:y2="17.141cm">
                  <text:p/>
                </draw:line>
                <draw:line draw:style-name="gr296" draw:text-style-name="P7" draw:layer="layout" svg:x1="21.681cm" svg:y1="17.141cm" svg:x2="21.778cm" svg:y2="17.085cm">
                  <text:p/>
                </draw:line>
                <draw:line draw:style-name="gr297" draw:text-style-name="P7" draw:layer="layout" svg:x1="21.73cm" svg:y1="17.057cm" svg:x2="21.827cm" svg:y2="17.001cm">
                  <text:p/>
                </draw:line>
                <draw:line draw:style-name="gr298" draw:text-style-name="P7" draw:layer="layout" svg:x1="21.584cm" svg:y1="17.084cm" svg:x2="21.681cm" svg:y2="17.028cm">
                  <text:p/>
                </draw:line>
                <draw:line draw:style-name="gr299" draw:text-style-name="P7" draw:layer="layout" svg:x1="21.633cm" svg:y1="17.001cm" svg:x2="21.73cm" svg:y2="16.945cm">
                  <text:p/>
                </draw:line>
                <draw:line draw:style-name="gr300" draw:text-style-name="P7" draw:layer="layout" svg:x1="21.536cm" svg:y1="16.944cm" svg:x2="21.633cm" svg:y2="16.888cm">
                  <text:p/>
                </draw:line>
                <draw:line draw:style-name="gr301" draw:text-style-name="P7" draw:layer="layout" svg:x1="21.439cm" svg:y1="16.888cm" svg:x2="21.536cm" svg:y2="16.832cm">
                  <text:p/>
                </draw:line>
                <draw:line draw:style-name="gr302" draw:text-style-name="P7" draw:layer="layout" svg:x1="21.487cm" svg:y1="17.028cm" svg:x2="21.584cm" svg:y2="16.972cm">
                  <text:p/>
                </draw:line>
                <draw:line draw:style-name="gr303" draw:text-style-name="P7" draw:layer="layout" svg:x1="21.39cm" svg:y1="16.972cm" svg:x2="21.487cm" svg:y2="16.916cm">
                  <text:p/>
                </draw:line>
                <draw:line draw:style-name="gr304" draw:text-style-name="P7" draw:layer="layout" svg:x1="21.293cm" svg:y1="16.916cm" svg:x2="21.39cm" svg:y2="16.86cm">
                  <text:p/>
                </draw:line>
                <draw:line draw:style-name="gr305" draw:text-style-name="P7" draw:layer="layout" svg:x1="21.342cm" svg:y1="16.832cm" svg:x2="21.439cm" svg:y2="16.776cm">
                  <text:p/>
                </draw:line>
                <draw:line draw:style-name="gr306" draw:text-style-name="P7" draw:layer="layout" svg:x1="21.196cm" svg:y1="16.86cm" svg:x2="21.293cm" svg:y2="16.804cm">
                  <text:p/>
                </draw:line>
                <draw:line draw:style-name="gr307" draw:text-style-name="P7" draw:layer="layout" svg:x1="21.245cm" svg:y1="16.776cm" svg:x2="21.342cm" svg:y2="16.72cm">
                  <text:p/>
                </draw:line>
                <draw:line draw:style-name="gr308" draw:text-style-name="P7" draw:layer="layout" svg:x1="21.148cm" svg:y1="16.72cm" svg:x2="21.245cm" svg:y2="16.664cm">
                  <text:p/>
                </draw:line>
                <draw:line draw:style-name="gr309" draw:text-style-name="P7" draw:layer="layout" svg:x1="21.1cm" svg:y1="16.804cm" svg:x2="21.197cm" svg:y2="16.748cm">
                  <text:p/>
                </draw:line>
                <draw:line draw:style-name="gr310" draw:text-style-name="P7" draw:layer="layout" svg:x1="21.73cm" svg:y1="17.281cm" svg:x2="21.827cm" svg:y2="17.225cm">
                  <text:p/>
                </draw:line>
                <draw:line draw:style-name="gr311" draw:text-style-name="P7" draw:layer="layout" svg:x1="21.633cm" svg:y1="17.224cm" svg:x2="21.73cm" svg:y2="17.168cm">
                  <text:p/>
                </draw:line>
                <draw:line draw:style-name="gr312" draw:text-style-name="P7" draw:layer="layout" svg:x1="21.536cm" svg:y1="17.168cm" svg:x2="21.633cm" svg:y2="17.112cm">
                  <text:p/>
                </draw:line>
                <draw:line draw:style-name="gr313" draw:text-style-name="P7" draw:layer="layout" svg:x1="21.487cm" svg:y1="17.253cm" svg:x2="21.584cm" svg:y2="17.197cm">
                  <text:p/>
                </draw:line>
                <draw:line draw:style-name="gr314" draw:text-style-name="P7" draw:layer="layout" svg:x1="21.39cm" svg:y1="17.197cm" svg:x2="21.487cm" svg:y2="17.141cm">
                  <text:p/>
                </draw:line>
                <draw:line draw:style-name="gr315" draw:text-style-name="P7" draw:layer="layout" svg:x1="21.439cm" svg:y1="17.113cm" svg:x2="21.536cm" svg:y2="17.057cm">
                  <text:p/>
                </draw:line>
                <draw:line draw:style-name="gr316" draw:text-style-name="P7" draw:layer="layout" svg:x1="21.342cm" svg:y1="17.057cm" svg:x2="21.439cm" svg:y2="17.001cm">
                  <text:p/>
                </draw:line>
                <draw:line draw:style-name="gr317" draw:text-style-name="P7" draw:layer="layout" svg:x1="21.245cm" svg:y1="17.001cm" svg:x2="21.342cm" svg:y2="16.945cm">
                  <text:p/>
                </draw:line>
                <draw:line draw:style-name="gr318" draw:text-style-name="P7" draw:layer="layout" svg:x1="21.148cm" svg:y1="16.944cm" svg:x2="21.245cm" svg:y2="16.888cm">
                  <text:p/>
                </draw:line>
                <draw:line draw:style-name="gr319" draw:text-style-name="P7" draw:layer="layout" svg:x1="21.002cm" svg:y1="16.972cm" svg:x2="21.099cm" svg:y2="16.916cm">
                  <text:p/>
                </draw:line>
                <draw:line draw:style-name="gr320" draw:text-style-name="P7" draw:layer="layout" svg:x1="21.051cm" svg:y1="16.888cm" svg:x2="21.148cm" svg:y2="16.832cm">
                  <text:p/>
                </draw:line>
                <draw:line draw:style-name="gr321" draw:text-style-name="P7" draw:layer="layout" svg:x1="20.905cm" svg:y1="16.916cm" svg:x2="21.002cm" svg:y2="16.86cm">
                  <text:p/>
                </draw:line>
                <draw:line draw:style-name="gr322" draw:text-style-name="P7" draw:layer="layout" svg:x1="21.681cm" svg:y1="17.365cm" svg:x2="21.778cm" svg:y2="17.309cm">
                  <text:p/>
                </draw:line>
                <draw:line draw:style-name="gr323" draw:text-style-name="P7" draw:layer="layout" svg:x1="21.584cm" svg:y1="17.309cm" svg:x2="21.681cm" svg:y2="17.253cm">
                  <text:p/>
                </draw:line>
                <draw:line draw:style-name="gr324" draw:text-style-name="P7" draw:layer="layout" svg:x1="22.021cm" svg:y1="17.561cm" svg:x2="22.409cm" svg:y2="17.337cm">
                  <text:p/>
                </draw:line>
                <draw:line draw:style-name="gr325" draw:text-style-name="P7" draw:layer="layout" svg:x1="22.118cm" svg:y1="17.617cm" svg:x2="22.506cm" svg:y2="17.393cm">
                  <text:p/>
                </draw:line>
                <draw:line draw:style-name="gr326" draw:text-style-name="P7" draw:layer="layout" svg:x1="22.215cm" svg:y1="17.337cm" svg:x2="22.506cm" svg:y2="17.505cm">
                  <text:p/>
                </draw:line>
                <draw:line draw:style-name="gr327" draw:text-style-name="P7" draw:layer="layout" svg:x1="22.118cm" svg:y1="17.393cm" svg:x2="22.409cm" svg:y2="17.561cm">
                  <text:p/>
                </draw:line>
                <draw:line draw:style-name="gr328" draw:text-style-name="P7" draw:layer="layout" svg:x1="22.021cm" svg:y1="17.449cm" svg:x2="22.215cm" svg:y2="17.561cm">
                  <text:p/>
                </draw:line>
                <draw:polygon draw:style-name="gr329" draw:text-style-name="P3" draw:layer="layout" svg:width="1.551cm" svg:height="1.008cm" svg:x="20.663cm" svg:y="16.86cm" svg:viewBox="0 0 1552 1009" draw:points="0,112 0,0 1552,897 1552,1009">
                  <text:p/>
                </draw:polygon>
                <draw:polygon draw:style-name="gr330" draw:text-style-name="P6" draw:layer="layout" svg:width="2.084cm" svg:height="1.316cm" svg:x="20.663cm" svg:y="16.552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31" draw:text-style-name="P2" draw:layer="layout" svg:width="0.531cm" svg:height="0.335cm" svg:x="25.778cm" svg:y="17.813cm" svg:viewBox="0 0 532 336" svg:d="M0 336c133 0 532-112 532-196s-13-140-146-140c0 84-388 84-386 336z">
                <text:p/>
              </draw:path>
              <draw:g>
                <draw:polygon draw:style-name="gr332" draw:text-style-name="P3" draw:layer="layout" svg:width="0.241cm" svg:height="0.28cm" svg:x="25.582cm" svg:y="17.869cm" svg:viewBox="0 0 242 281" draw:points="0,168 48,0 242,112 194,281">
                  <text:p/>
                </draw:polygon>
                <draw:polygon draw:style-name="gr333" draw:text-style-name="P4" draw:layer="layout" svg:width="0.532cm" svg:height="0.307cm" svg:x="25.63cm" svg:y="17.673cm" svg:viewBox="0 0 533 308" draw:points="0,196 97,112 242,28 339,0 533,112 437,140 291,224 194,308">
                  <text:p/>
                </draw:polygon>
                <draw:path draw:style-name="gr334" draw:text-style-name="P5" draw:layer="layout" svg:width="0.436cm" svg:height="0.363cm" svg:x="25.776cm" svg:y="17.785cm" svg:viewBox="0 0 437 364" svg:d="M437 112c0-168-98-112-195-56-96 56-194 56-242 308 0 0 194-112 437-252z">
                  <text:p/>
                </draw:path>
                <draw:path draw:style-name="gr335" draw:text-style-name="P6" draw:layer="layout" svg:width="0.629cm" svg:height="0.476cm" svg:x="25.582cm" svg:y="17.673cm" svg:viewBox="0 0 630 477" svg:d="M388 0c-97 28-97 28-194 84-48 28-146 56-194 280 97 57 97 57 194 113 55-26 339-196 436-253 0-140-97-140-242-224z">
                  <text:p/>
                </draw:path>
              </draw:g>
            </draw:g>
            <draw:g>
              <draw:path draw:style-name="gr336" draw:text-style-name="P2" draw:layer="layout" svg:width="0.872cm" svg:height="0.672cm" svg:x="25.339cm" svg:y="16.468cm" svg:viewBox="0 0 873 673" svg:d="M3 673c133 0 870-29 870-281s-253-392-387-392c0 84-532 56-483 673z">
                <text:p/>
              </draw:path>
              <draw:g>
                <draw:polygon draw:style-name="gr337" draw:text-style-name="P3" draw:layer="layout" svg:width="0.484cm" svg:height="0.391cm" svg:x="24.854cm" svg:y="16.748cm" svg:viewBox="0 0 485 392" draw:points="0,112 0,0 485,281 485,392">
                  <text:p/>
                </draw:polygon>
                <draw:polygon draw:style-name="gr338" draw:text-style-name="P3" draw:layer="layout" svg:width="0.484cm" svg:height="0.476cm" svg:x="25.243cm" svg:y="16.328cm" svg:viewBox="0 0 485 477" draw:points="0,196 0,0 485,281 485,477">
                  <text:p/>
                </draw:polygon>
                <draw:polygon draw:style-name="gr339" draw:text-style-name="P4" draw:layer="layout" svg:width="0.872cm" svg:height="0.503cm" svg:x="24.854cm" svg:y="16.524cm" svg:viewBox="0 0 873 504" draw:points="0,224 388,0 873,281 485,504">
                  <text:p/>
                </draw:polygon>
                <draw:line draw:style-name="gr340" draw:text-style-name="P7" draw:layer="layout" svg:x1="25.243cm" svg:y1="16.524cm" svg:x2="25.728cm" svg:y2="16.805cm">
                  <text:p/>
                </draw:line>
                <draw:polygon draw:style-name="gr341" draw:text-style-name="P5" draw:layer="layout" svg:width="0.484cm" svg:height="0.476cm" svg:x="25.339cm" svg:y="16.664cm" svg:viewBox="0 0 485 477" draw:points="0,477 0,364 388,140 388,0 485,56 485,196">
                  <text:p/>
                </draw:polygon>
                <draw:polygon draw:style-name="gr342" draw:text-style-name="P3" draw:layer="layout" svg:width="1.551cm" svg:height="2.129cm" svg:x="24.321cm" svg:y="14.618cm" svg:viewBox="0 0 1552 2130" draw:points="0,1233 0,0 1552,897 1552,2130">
                  <text:p/>
                </draw:polygon>
                <draw:polygon draw:style-name="gr343" draw:text-style-name="P8" draw:layer="layout" svg:width="1.454cm" svg:height="1.961cm" svg:x="24.37cm" svg:y="14.702cm" svg:viewBox="0 0 1455 1962" draw:points="0,1121 0,0 1455,841 1455,1962">
                  <text:p/>
                </draw:polygon>
                <draw:polygon draw:style-name="gr344" draw:text-style-name="P4" draw:layer="layout" svg:width="1.648cm" svg:height="0.952cm" svg:x="24.321cm" svg:y="14.562cm" svg:viewBox="0 0 1649 953" draw:points="1552,953 0,56 97,0 1649,897">
                  <text:p/>
                </draw:polygon>
                <draw:polygon draw:style-name="gr345" draw:text-style-name="P5" draw:layer="layout" svg:width="0.096cm" svg:height="1.288cm" svg:x="25.873cm" svg:y="15.459cm" svg:viewBox="0 0 97 1289" draw:points="0,1289 0,56 97,0 97,1233">
                  <text:p/>
                </draw:polygon>
                <draw:polygon draw:style-name="gr346" draw:text-style-name="P6" draw:layer="layout" svg:width="1.648cm" svg:height="2.578cm" svg:x="24.321cm" svg:y="14.562cm" svg:viewBox="0 0 1649 2579" draw:points="97,0 1649,897 1649,2130 1552,2186 1503,2158 1503,2298 1018,2579 533,2298 533,2186 921,1962 921,1822 0,1289 0,56">
                  <text:p/>
                </draw:polygon>
              </draw:g>
            </draw:g>
            <draw:g>
              <draw:path draw:style-name="gr347" draw:text-style-name="P2" draw:layer="layout" svg:width="0.631cm" svg:height="0.335cm" svg:x="25.144cm" svg:y="17.505cm" svg:viewBox="0 0 632 336" svg:d="M3 336c134 0 629-140 629-224s-13-112-146-112c0 84-533 56-483 336z">
                <text:p/>
              </draw:path>
              <draw:g>
                <draw:polygon draw:style-name="gr348" draw:text-style-name="P4" draw:layer="layout" svg:width="2.084cm" svg:height="1.204cm" svg:x="23.594cm" svg:y="16.552cm" svg:viewBox="0 0 2085 1205" draw:points="1552,1205 0,308 533,0 2085,897">
                  <text:p/>
                </draw:polygon>
                <draw:polygon draw:style-name="gr349" draw:text-style-name="P9" draw:layer="layout" svg:width="1.405cm" svg:height="0.812cm" svg:x="23.74cm" svg:y="16.636cm" svg:viewBox="0 0 1406 813" draw:points="0,224 388,0 1406,589 1018,813">
                  <text:p/>
                </draw:polygon>
                <draw:polygon draw:style-name="gr350" draw:text-style-name="P9" draw:layer="layout" svg:width="0.678cm" svg:height="0.391cm" svg:x="24.854cm" svg:y="17.281cm" svg:viewBox="0 0 679 392" draw:points="0,224 388,0 679,168 291,392">
                  <text:p/>
                </draw:polygon>
                <draw:polygon draw:style-name="gr351" draw:text-style-name="P5" draw:layer="layout" svg:width="0.532cm" svg:height="0.42cm" svg:x="25.146cm" svg:y="17.449cm" svg:viewBox="0 0 533 421" draw:points="0,421 0,308 533,0 533,112">
                  <text:p/>
                </draw:polygon>
                <draw:line draw:style-name="gr352" draw:text-style-name="P7" draw:layer="layout" svg:x1="23.836cm" svg:y1="16.804cm" svg:x2="24.854cm" svg:y2="17.393cm">
                  <text:p/>
                </draw:line>
                <draw:line draw:style-name="gr353" draw:text-style-name="P7" draw:layer="layout" svg:x1="23.933cm" svg:y1="16.748cm" svg:x2="24.951cm" svg:y2="17.337cm">
                  <text:p/>
                </draw:line>
                <draw:line draw:style-name="gr354" draw:text-style-name="P7" draw:layer="layout" svg:x1="24.031cm" svg:y1="16.692cm" svg:x2="25.049cm" svg:y2="17.281cm">
                  <text:p/>
                </draw:line>
                <draw:line draw:style-name="gr355" draw:text-style-name="P7" draw:layer="layout" svg:x1="24.952cm" svg:y1="17.224cm" svg:x2="25.049cm" svg:y2="17.168cm">
                  <text:p/>
                </draw:line>
                <draw:line draw:style-name="gr356" draw:text-style-name="P7" draw:layer="layout" svg:x1="24.854cm" svg:y1="17.168cm" svg:x2="24.951cm" svg:y2="17.112cm">
                  <text:p/>
                </draw:line>
                <draw:line draw:style-name="gr357" draw:text-style-name="P7" draw:layer="layout" svg:x1="24.758cm" svg:y1="17.113cm" svg:x2="24.855cm" svg:y2="17.057cm">
                  <text:p/>
                </draw:line>
                <draw:line draw:style-name="gr358" draw:text-style-name="P7" draw:layer="layout" svg:x1="24.806cm" svg:y1="17.253cm" svg:x2="24.903cm" svg:y2="17.197cm">
                  <text:p/>
                </draw:line>
                <draw:line draw:style-name="gr359" draw:text-style-name="P7" draw:layer="layout" svg:x1="24.709cm" svg:y1="17.197cm" svg:x2="24.806cm" svg:y2="17.141cm">
                  <text:p/>
                </draw:line>
                <draw:line draw:style-name="gr360" draw:text-style-name="P7" draw:layer="layout" svg:x1="24.612cm" svg:y1="17.141cm" svg:x2="24.709cm" svg:y2="17.085cm">
                  <text:p/>
                </draw:line>
                <draw:line draw:style-name="gr361" draw:text-style-name="P7" draw:layer="layout" svg:x1="24.661cm" svg:y1="17.057cm" svg:x2="24.758cm" svg:y2="17.001cm">
                  <text:p/>
                </draw:line>
                <draw:line draw:style-name="gr362" draw:text-style-name="P7" draw:layer="layout" svg:x1="24.515cm" svg:y1="17.084cm" svg:x2="24.612cm" svg:y2="17.028cm">
                  <text:p/>
                </draw:line>
                <draw:line draw:style-name="gr363" draw:text-style-name="P7" draw:layer="layout" svg:x1="24.564cm" svg:y1="17.001cm" svg:x2="24.661cm" svg:y2="16.945cm">
                  <text:p/>
                </draw:line>
                <draw:line draw:style-name="gr364" draw:text-style-name="P7" draw:layer="layout" svg:x1="24.467cm" svg:y1="16.944cm" svg:x2="24.564cm" svg:y2="16.888cm">
                  <text:p/>
                </draw:line>
                <draw:line draw:style-name="gr365" draw:text-style-name="P7" draw:layer="layout" svg:x1="24.37cm" svg:y1="16.888cm" svg:x2="24.467cm" svg:y2="16.832cm">
                  <text:p/>
                </draw:line>
                <draw:line draw:style-name="gr366" draw:text-style-name="P7" draw:layer="layout" svg:x1="24.418cm" svg:y1="17.028cm" svg:x2="24.515cm" svg:y2="16.972cm">
                  <text:p/>
                </draw:line>
                <draw:line draw:style-name="gr367" draw:text-style-name="P7" draw:layer="layout" svg:x1="24.321cm" svg:y1="16.972cm" svg:x2="24.418cm" svg:y2="16.916cm">
                  <text:p/>
                </draw:line>
                <draw:line draw:style-name="gr368" draw:text-style-name="P7" draw:layer="layout" svg:x1="24.224cm" svg:y1="16.916cm" svg:x2="24.321cm" svg:y2="16.86cm">
                  <text:p/>
                </draw:line>
                <draw:line draw:style-name="gr369" draw:text-style-name="P7" draw:layer="layout" svg:x1="24.273cm" svg:y1="16.832cm" svg:x2="24.37cm" svg:y2="16.776cm">
                  <text:p/>
                </draw:line>
                <draw:line draw:style-name="gr370" draw:text-style-name="P7" draw:layer="layout" svg:x1="24.127cm" svg:y1="16.86cm" svg:x2="24.224cm" svg:y2="16.804cm">
                  <text:p/>
                </draw:line>
                <draw:line draw:style-name="gr371" draw:text-style-name="P7" draw:layer="layout" svg:x1="24.176cm" svg:y1="16.776cm" svg:x2="24.273cm" svg:y2="16.72cm">
                  <text:p/>
                </draw:line>
                <draw:line draw:style-name="gr372" draw:text-style-name="P7" draw:layer="layout" svg:x1="24.079cm" svg:y1="16.72cm" svg:x2="24.176cm" svg:y2="16.664cm">
                  <text:p/>
                </draw:line>
                <draw:line draw:style-name="gr373" draw:text-style-name="P7" draw:layer="layout" svg:x1="24.031cm" svg:y1="16.804cm" svg:x2="24.128cm" svg:y2="16.748cm">
                  <text:p/>
                </draw:line>
                <draw:line draw:style-name="gr374" draw:text-style-name="P7" draw:layer="layout" svg:x1="24.661cm" svg:y1="17.281cm" svg:x2="24.758cm" svg:y2="17.225cm">
                  <text:p/>
                </draw:line>
                <draw:line draw:style-name="gr375" draw:text-style-name="P7" draw:layer="layout" svg:x1="24.564cm" svg:y1="17.224cm" svg:x2="24.661cm" svg:y2="17.168cm">
                  <text:p/>
                </draw:line>
                <draw:line draw:style-name="gr376" draw:text-style-name="P7" draw:layer="layout" svg:x1="24.467cm" svg:y1="17.168cm" svg:x2="24.564cm" svg:y2="17.112cm">
                  <text:p/>
                </draw:line>
                <draw:line draw:style-name="gr377" draw:text-style-name="P7" draw:layer="layout" svg:x1="24.418cm" svg:y1="17.253cm" svg:x2="24.515cm" svg:y2="17.197cm">
                  <text:p/>
                </draw:line>
                <draw:line draw:style-name="gr378" draw:text-style-name="P7" draw:layer="layout" svg:x1="24.321cm" svg:y1="17.197cm" svg:x2="24.418cm" svg:y2="17.141cm">
                  <text:p/>
                </draw:line>
                <draw:line draw:style-name="gr379" draw:text-style-name="P7" draw:layer="layout" svg:x1="24.37cm" svg:y1="17.113cm" svg:x2="24.467cm" svg:y2="17.057cm">
                  <text:p/>
                </draw:line>
                <draw:line draw:style-name="gr380" draw:text-style-name="P7" draw:layer="layout" svg:x1="24.273cm" svg:y1="17.057cm" svg:x2="24.37cm" svg:y2="17.001cm">
                  <text:p/>
                </draw:line>
                <draw:line draw:style-name="gr381" draw:text-style-name="P7" draw:layer="layout" svg:x1="24.176cm" svg:y1="17.001cm" svg:x2="24.273cm" svg:y2="16.945cm">
                  <text:p/>
                </draw:line>
                <draw:line draw:style-name="gr382" draw:text-style-name="P7" draw:layer="layout" svg:x1="24.079cm" svg:y1="16.944cm" svg:x2="24.176cm" svg:y2="16.888cm">
                  <text:p/>
                </draw:line>
                <draw:line draw:style-name="gr383" draw:text-style-name="P7" draw:layer="layout" svg:x1="23.933cm" svg:y1="16.972cm" svg:x2="24.03cm" svg:y2="16.916cm">
                  <text:p/>
                </draw:line>
                <draw:line draw:style-name="gr384" draw:text-style-name="P7" draw:layer="layout" svg:x1="23.982cm" svg:y1="16.888cm" svg:x2="24.079cm" svg:y2="16.832cm">
                  <text:p/>
                </draw:line>
                <draw:line draw:style-name="gr385" draw:text-style-name="P7" draw:layer="layout" svg:x1="23.836cm" svg:y1="16.916cm" svg:x2="23.933cm" svg:y2="16.86cm">
                  <text:p/>
                </draw:line>
                <draw:line draw:style-name="gr386" draw:text-style-name="P7" draw:layer="layout" svg:x1="24.612cm" svg:y1="17.365cm" svg:x2="24.709cm" svg:y2="17.309cm">
                  <text:p/>
                </draw:line>
                <draw:line draw:style-name="gr387" draw:text-style-name="P7" draw:layer="layout" svg:x1="24.515cm" svg:y1="17.309cm" svg:x2="24.612cm" svg:y2="17.253cm">
                  <text:p/>
                </draw:line>
                <draw:line draw:style-name="gr388" draw:text-style-name="P7" draw:layer="layout" svg:x1="24.952cm" svg:y1="17.561cm" svg:x2="25.34cm" svg:y2="17.337cm">
                  <text:p/>
                </draw:line>
                <draw:line draw:style-name="gr389" draw:text-style-name="P7" draw:layer="layout" svg:x1="25.049cm" svg:y1="17.617cm" svg:x2="25.437cm" svg:y2="17.393cm">
                  <text:p/>
                </draw:line>
                <draw:line draw:style-name="gr390" draw:text-style-name="P7" draw:layer="layout" svg:x1="25.146cm" svg:y1="17.337cm" svg:x2="25.437cm" svg:y2="17.505cm">
                  <text:p/>
                </draw:line>
                <draw:line draw:style-name="gr391" draw:text-style-name="P7" draw:layer="layout" svg:x1="25.049cm" svg:y1="17.393cm" svg:x2="25.34cm" svg:y2="17.561cm">
                  <text:p/>
                </draw:line>
                <draw:line draw:style-name="gr392" draw:text-style-name="P7" draw:layer="layout" svg:x1="24.952cm" svg:y1="17.449cm" svg:x2="25.146cm" svg:y2="17.561cm">
                  <text:p/>
                </draw:line>
                <draw:polygon draw:style-name="gr393" draw:text-style-name="P3" draw:layer="layout" svg:width="1.551cm" svg:height="1.008cm" svg:x="23.594cm" svg:y="16.86cm" svg:viewBox="0 0 1552 1009" draw:points="0,112 0,0 1552,897 1552,1009">
                  <text:p/>
                </draw:polygon>
                <draw:polygon draw:style-name="gr394" draw:text-style-name="P6" draw:layer="layout" svg:width="2.084cm" svg:height="1.316cm" svg:x="23.594cm" svg:y="16.552cm" svg:viewBox="0 0 2085 1317" draw:points="533,0 2085,897 2085,1009 1552,1317 0,421 0,308">
                  <text:p/>
                </draw:polygon>
              </draw:g>
            </draw:g>
          </draw:g>
        </draw:g>
        <draw:g xml:id="id2" draw:id="id2">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95" draw:text-style-name="P2" draw:layer="layout" svg:width="1.851cm" svg:height="1.189cm" svg:x="21.974cm" svg:y="12.606cm" svg:viewBox="0 0 1852 1190" svg:d="M0 1190c475 0 1698-560 1819-770s-121-420-242-420c0 300-1577 690-1577 1190z">
            <text:p/>
          </draw:path>
          <draw:g>
            <draw:polygon draw:style-name="gr396" draw:text-style-name="P10" draw:layer="layout" svg:width="1.697cm" svg:height="1.819cm" svg:x="20.188cm" svg:y="12.046cm" svg:viewBox="0 0 1698 1820" draw:points="0,840 0,0 1698,980 1698,1820">
              <text:p/>
            </draw:polygon>
            <draw:polygon draw:style-name="gr397" draw:text-style-name="P11" draw:layer="layout" svg:width="1.696cm" svg:height="1.819cm" svg:x="21.886cm" svg:y="12.046cm" svg:viewBox="0 0 1697 1820" draw:points="0,1820 0,980 1697,0 1697,840">
              <text:p/>
            </draw:polygon>
            <draw:polygon draw:style-name="gr398" draw:text-style-name="P12" draw:layer="layout" svg:width="3.394cm" svg:height="1.959cm" svg:x="20.188cm" svg:y="11.066cm" svg:viewBox="0 0 3395 1960" draw:points="1698,1960 0,980 1698,0 3395,980">
              <text:p/>
            </draw:polygon>
            <draw:polygon draw:style-name="gr399" draw:text-style-name="P6" draw:layer="layout" svg:width="3.394cm" svg:height="2.799cm" svg:x="20.188cm" svg:y="11.066cm" svg:viewBox="0 0 3395 2800" draw:points="0,1820 0,980 1698,0 3395,980 3395,1820 1698,2800">
              <text:p/>
            </draw:polygon>
            <draw:polygon draw:style-name="gr400" draw:text-style-name="P13" draw:layer="layout" svg:width="0.848cm" svg:height="0.489cm" svg:x="20.673cm" svg:y="11.976cm" svg:viewBox="0 0 849 490" draw:points="121,140 728,490 849,420 242,70 363,0 0,0 0,210">
              <text:p/>
            </draw:polygon>
            <draw:polygon draw:style-name="gr401" draw:text-style-name="P13" draw:layer="layout" svg:width="0.847cm" svg:height="0.489cm" svg:x="21.522cm" svg:y="12.046cm" svg:viewBox="0 0 848 490" draw:points="605,420 484,490 848,490 848,280 727,350 121,0 0,70">
              <text:p/>
            </draw:polygon>
            <draw:polygon draw:style-name="gr402" draw:text-style-name="P13" draw:layer="layout" svg:width="0.847cm" svg:height="0.489cm" svg:x="21.401cm" svg:y="11.556cm" svg:viewBox="0 0 848 490" draw:points="121,140 727,490 848,420 242,70 363,0 0,0 0,210">
              <text:p/>
            </draw:polygon>
            <draw:polygon draw:style-name="gr403" draw:text-style-name="P13" draw:layer="layout" svg:width="0.847cm" svg:height="0.489cm" svg:x="22.25cm" svg:y="11.626cm" svg:viewBox="0 0 848 490" draw:points="605,420 484,490 848,490 848,280 727,350 121,0 0,70">
              <text:p/>
            </draw:polygon>
          </draw:g>
        </draw:g>
        <draw:connector draw:style-name="gr404" draw:text-style-name="P14" draw:layer="layout" svg:x1="15.894cm" svg:y1="9.805cm" svg:x2="21.794cm" svg:y2="11.066cm" draw:start-shape="id1" draw:start-glue-point="1" draw:end-shape="id2" draw:end-glue-point="4" svg:d="M15894 9805h5900v1261" svg:viewBox="0 0 5901 1262">
          <text:p/>
        </draw:connector>
        <draw:connector draw:style-name="gr404" draw:text-style-name="P14" draw:layer="layout" svg:x1="12.863cm" svg:y1="9.805cm" svg:x2="5.506cm" svg:y2="11.065cm" draw:start-shape="id1" draw:start-glue-point="3" draw:end-shape="id3" draw:end-glue-point="4" svg:d="M12863 9805h-7357v1260" svg:viewBox="0 0 7358 1261">
          <text:p/>
        </draw:connector>
        <draw:g xml:id="id1" draw:id="id1">
          <draw:path draw:style-name="gr405" draw:text-style-name="P2" draw:layer="layout" svg:width="1.09cm" svg:height="0.979cm" svg:x="14.803cm" svg:y="10.015cm" svg:viewBox="0 0 1091 980" svg:d="M0 980c475 0 1091-280 1091-560s-18-420-364-420c0 300-727 579-727 980z">
            <text:p/>
          </draw:path>
          <draw:path draw:style-name="gr406" draw:text-style-name="P15" draw:layer="layout" svg:width="2.666cm" svg:height="1.68cm" svg:x="12.864cm" svg:y="9.385cm" svg:viewBox="0 0 2667 1681" svg:d="M2667 0c0 0 0 1121-1 840 2 491-575 841-1331 841s-1334-350-1335-841c1 1 0-350 0-840 0 490 606 840 1334 840s1333-350 1333-840z">
            <text:p/>
          </draw:path>
          <draw:path draw:style-name="gr407" draw:text-style-name="P16" draw:layer="layout" svg:width="2.665cm" svg:height="1.678cm" svg:x="12.863cm" svg:y="8.545cm" svg:viewBox="0 0 2666 1679" svg:d="M1333 0c756 0 1333 363 1333 839s-577 840-1333 840-1333-364-1333-840 577-839 1333-839z">
            <text:p/>
          </draw:path>
          <draw:polygon draw:style-name="gr408" draw:text-style-name="P13" draw:layer="layout" svg:width="0.727cm" svg:height="0.419cm" svg:x="14.318cm" svg:y="9.455cm" svg:viewBox="0 0 728 420" draw:points="364,0 243,70 728,350 606,420 121,140 0,210 0,0">
            <text:p/>
          </draw:polygon>
          <draw:polygon draw:style-name="gr409" draw:text-style-name="P13" draw:layer="layout" svg:width="0.726cm" svg:height="0.419cm" svg:x="13.348cm" svg:y="8.895cm" svg:viewBox="0 0 727 420" draw:points="606,280 727,210 727,420 363,420 484,350 0,70 121,0">
            <text:p/>
          </draw:polygon>
          <draw:polygon draw:style-name="gr410" draw:text-style-name="P13" draw:layer="layout" svg:width="0.727cm" svg:height="0.419cm" svg:x="13.348cm" svg:y="9.455cm" svg:viewBox="0 0 728 420" draw:points="121,280 607,0 728,70 242,350 363,420 0,420 0,210">
            <text:p/>
          </draw:polygon>
          <draw:polygon draw:style-name="gr411" draw:text-style-name="P13" draw:layer="layout" svg:width="0.726cm" svg:height="0.419cm" svg:x="14.318cm" svg:y="8.895cm" svg:viewBox="0 0 727 420" draw:points="484,70 363,0 727,0 727,210 606,140 121,420 0,350">
            <text:p/>
          </draw:polygon>
          <draw:path draw:style-name="gr412" draw:text-style-name="P17" draw:layer="layout" svg:width="2.667cm" svg:height="2.519cm" svg:x="12.863cm" svg:y="8.545cm" svg:viewBox="0 0 2668 2520" svg:d="M1333 0c756 0 1335 364 1335 840l-1 840c0 490-606 840-1333 840s-1334-350-1334-840c0 0 1-840 0-841 0-476 577-839 1333-839z">
            <text:p/>
          </draw:path>
        </draw:g>
        <draw:g xml:id="id6" draw:id="id6">
          <draw:path draw:style-name="gr413" draw:text-style-name="P2" draw:layer="layout" svg:width="1.09cm" svg:height="0.979cm" svg:x="20.693cm" svg:y="7.14cm" svg:viewBox="0 0 1091 980" svg:d="M0 980c475 0 1091-280 1091-560s-18-420-364-420c0 300-727 579-727 980z">
            <text:p/>
          </draw:path>
          <draw:path draw:style-name="gr414" draw:text-style-name="P15" draw:layer="layout" svg:width="2.666cm" svg:height="1.68cm" svg:x="18.754cm" svg:y="6.51cm" svg:viewBox="0 0 2667 1681" svg:d="M2667 0c0 0 0 1121-1 840 2 491-575 841-1331 841s-1334-350-1335-841c1 1 0-350 0-840 0 490 606 840 1334 840s1333-350 1333-840z">
            <text:p/>
          </draw:path>
          <draw:path draw:style-name="gr415" draw:text-style-name="P16" draw:layer="layout" svg:width="2.665cm" svg:height="1.678cm" svg:x="18.753cm" svg:y="5.67cm" svg:viewBox="0 0 2666 1679" svg:d="M1333 0c756 0 1333 363 1333 839s-577 840-1333 840-1333-364-1333-840 577-839 1333-839z">
            <text:p/>
          </draw:path>
          <draw:polygon draw:style-name="gr416" draw:text-style-name="P13" draw:layer="layout" svg:width="0.727cm" svg:height="0.419cm" svg:x="20.208cm" svg:y="6.58cm" svg:viewBox="0 0 728 420" draw:points="364,0 243,70 728,350 606,420 121,140 0,210 0,0">
            <text:p/>
          </draw:polygon>
          <draw:polygon draw:style-name="gr417" draw:text-style-name="P13" draw:layer="layout" svg:width="0.726cm" svg:height="0.419cm" svg:x="19.238cm" svg:y="6.02cm" svg:viewBox="0 0 727 420" draw:points="606,280 727,210 727,420 363,420 484,350 0,70 121,0">
            <text:p/>
          </draw:polygon>
          <draw:polygon draw:style-name="gr418" draw:text-style-name="P13" draw:layer="layout" svg:width="0.727cm" svg:height="0.419cm" svg:x="19.238cm" svg:y="6.58cm" svg:viewBox="0 0 728 420" draw:points="121,280 607,0 728,70 242,350 363,420 0,420 0,210">
            <text:p/>
          </draw:polygon>
          <draw:polygon draw:style-name="gr419" draw:text-style-name="P13" draw:layer="layout" svg:width="0.726cm" svg:height="0.419cm" svg:x="20.208cm" svg:y="6.02cm" svg:viewBox="0 0 727 420" draw:points="484,70 363,0 727,0 727,210 606,140 121,420 0,350">
            <text:p/>
          </draw:polygon>
          <draw:path draw:style-name="gr420" draw:text-style-name="P17" draw:layer="layout" svg:width="2.667cm" svg:height="2.519cm" svg:x="18.753cm" svg:y="5.67cm" svg:viewBox="0 0 2668 2520" svg:d="M1333 0c756 0 1335 364 1335 840l-1 840c0 490-606 840-1333 840s-1334-350-1334-840c0 0 1-840 0-841 0-476 577-839 1333-839z">
            <text:p/>
          </draw:path>
        </draw:g>
        <draw:custom-shape draw:style-name="gr421" draw:text-style-name="P18" xml:id="id5" draw:id="id5" draw:layer="layout" svg:width="8.694cm" svg:height="3.769cm" svg:x="9.987cm" svg:y="1.11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path draw:style-name="gr422" draw:text-style-name="P2" draw:layer="layout" svg:width="1.09cm" svg:height="0.979cm" svg:x="8.814cm" svg:y="7.14cm" svg:viewBox="0 0 1091 980" svg:d="M0 980c475 0 1091-280 1091-560s-18-420-364-420c0 300-727 579-727 980z">
            <text:p/>
          </draw:path>
          <draw:path draw:style-name="gr423" draw:text-style-name="P15" draw:layer="layout" svg:width="2.666cm" svg:height="1.68cm" svg:x="6.875cm" svg:y="6.51cm" svg:viewBox="0 0 2667 1681" svg:d="M2667 0c0 0 0 1121-1 840 2 491-575 841-1331 841s-1334-350-1335-841c1 1 0-350 0-840 0 490 606 840 1334 840s1333-350 1333-840z">
            <text:p/>
          </draw:path>
          <draw:path draw:style-name="gr424" draw:text-style-name="P16" draw:layer="layout" svg:width="2.665cm" svg:height="1.678cm" svg:x="6.874cm" svg:y="5.67cm" svg:viewBox="0 0 2666 1679" svg:d="M1333 0c756 0 1333 363 1333 839s-577 840-1333 840-1333-364-1333-840 577-839 1333-839z">
            <text:p/>
          </draw:path>
          <draw:polygon draw:style-name="gr425" draw:text-style-name="P13" draw:layer="layout" svg:width="0.727cm" svg:height="0.419cm" svg:x="8.329cm" svg:y="6.58cm" svg:viewBox="0 0 728 420" draw:points="364,0 243,70 728,350 606,420 121,140 0,210 0,0">
            <text:p/>
          </draw:polygon>
          <draw:polygon draw:style-name="gr426" draw:text-style-name="P13" draw:layer="layout" svg:width="0.726cm" svg:height="0.419cm" svg:x="7.359cm" svg:y="6.02cm" svg:viewBox="0 0 727 420" draw:points="606,280 727,210 727,420 363,420 484,350 0,70 121,0">
            <text:p/>
          </draw:polygon>
          <draw:polygon draw:style-name="gr427" draw:text-style-name="P13" draw:layer="layout" svg:width="0.727cm" svg:height="0.419cm" svg:x="7.359cm" svg:y="6.58cm" svg:viewBox="0 0 728 420" draw:points="121,280 607,0 728,70 242,350 363,420 0,420 0,210">
            <text:p/>
          </draw:polygon>
          <draw:polygon draw:style-name="gr428" draw:text-style-name="P13" draw:layer="layout" svg:width="0.726cm" svg:height="0.419cm" svg:x="8.329cm" svg:y="6.02cm" svg:viewBox="0 0 727 420" draw:points="484,70 363,0 727,0 727,210 606,140 121,420 0,350">
            <text:p/>
          </draw:polygon>
          <draw:path draw:style-name="gr429" draw:text-style-name="P17" draw:layer="layout" svg:width="2.667cm" svg:height="2.519cm" svg:x="6.874cm" svg:y="5.67cm" svg:viewBox="0 0 2668 2520" svg:d="M1333 0c756 0 1335 364 1335 840l-1 840c0 490-606 840-1333 840s-1334-350-1334-840c0 0 1-840 0-841 0-476 577-839 1333-839z">
            <text:p/>
          </draw:path>
        </draw:g>
        <draw:connector draw:style-name="gr404" draw:text-style-name="P14" draw:layer="layout" svg:x1="8.389cm" svg:y1="5.67cm" svg:x2="10.205cm" svg:y2="3.253cm" draw:start-shape="id4" draw:start-glue-point="0" draw:end-shape="id5" draw:end-glue-point="40" svg:d="M8389 5670v-2417h1816" svg:viewBox="0 0 1817 2418">
          <text:p/>
        </draw:connector>
        <draw:connector draw:style-name="gr404" draw:text-style-name="P14" draw:layer="layout" svg:x1="20.268cm" svg:y1="5.67cm" svg:x2="18.463cm" svg:y2="3.378cm" draw:start-shape="id6" draw:start-glue-point="0" draw:end-shape="id5" draw:end-glue-point="14" svg:d="M20268 5670v-2292h-1805" svg:viewBox="0 0 1806 2293">
          <text:p/>
        </draw:connector>
        <draw:connector draw:style-name="gr404" draw:text-style-name="P14" draw:layer="layout" svg:x1="14.378cm" svg:y1="8.545cm" svg:x2="9.905cm" svg:y2="6.93cm" draw:start-shape="id1" draw:start-glue-point="0" draw:end-shape="id4" svg:d="M14378 8545v-1615h-4473" svg:viewBox="0 0 4474 1616">
          <text:p/>
        </draw:connector>
        <draw:connector draw:style-name="gr404" draw:text-style-name="P14" draw:layer="layout" svg:x1="14.378cm" svg:y1="8.545cm" svg:x2="18.753cm" svg:y2="6.93cm" draw:start-shape="id1" draw:start-glue-point="0" draw:end-shape="id6" draw:end-glue-point="3" svg:d="M14378 8545v-1615h4375" svg:viewBox="0 0 4376 1616">
          <text:p/>
        </draw:connector>
        <draw:custom-shape draw:style-name="gr430" draw:text-style-name="P19" draw:layer="layout" svg:width="4.045cm" svg:height="2.073cm" svg:x="10.815cm" svg:y="12.568cm">
          <text:p text:style-name="P14">Políticas </text:p>
          <text:p text:style-name="P14">de ruteo</text:p>
          <draw:enhanced-geometry svg:viewBox="0 0 21600 21600" draw:glue-points="10800 0 0 10800 10800 21600 21600 10800 ?f40 ?f41" draw:text-areas="0 0 21600 21600" draw:type="rectangular-callout" draw:modifiers="16720.5140879881 -22953.90549662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0" draw:text-style-name="P19" draw:layer="layout" svg:width="4.045cm" svg:height="2.073cm" svg:x="1.643cm" svg:y="2.338cm">
          <text:p text:style-name="P14">Router</text:p>
          <text:p text:style-name="P14">proveedor 1</text:p>
          <draw:enhanced-geometry svg:viewBox="0 0 21600 21600" draw:glue-points="10800 0 0 10800 10800 21600 21600 10800 ?f40 ?f41" draw:text-areas="0 0 21600 21600" draw:type="rectangular-callout" draw:modifiers="31487.0983687593 39961.04146576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0" draw:text-style-name="P19" draw:layer="layout" svg:width="4.045cm" svg:height="2.073cm" svg:x="22.678cm" svg:y="2.338cm">
          <text:p text:style-name="P14">Router</text:p>
          <text:p text:style-name="P14">proveedor 2</text:p>
          <draw:enhanced-geometry svg:viewBox="0 0 21600 21600" draw:glue-points="10800 0 0 10800 10800 21600 21600 10800 ?f40 ?f41" draw:text-areas="0 0 21600 21600" draw:type="rectangular-callout" draw:modifiers="-7596.83638161147 44553.90549662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efault">
        <draw:g>
          <draw:g>
            <draw:line draw:style-name="gr1" draw:text-style-name="P1" draw:layer="layout" svg:x1="19.891cm" svg:y1="16.207cm" svg:x2="22.847cm" svg:y2="13.674cm">
              <text:p/>
            </draw:line>
            <draw:line draw:style-name="gr1" draw:text-style-name="P1" draw:layer="layout" svg:x1="22.847cm" svg:y1="15.905cm" svg:x2="22.847cm" svg:y2="13.674cm">
              <text:p/>
            </draw:line>
            <draw:line draw:style-name="gr1" draw:text-style-name="P1" draw:layer="layout" svg:x1="25.296cm" svg:y1="16.282cm" svg:x2="22.847cm" svg:y2="13.674cm">
              <text:p/>
            </draw:line>
          </draw:g>
          <draw:g>
            <draw:line draw:style-name="gr1" draw:text-style-name="P1" draw:layer="layout" svg:x1="3.49cm" svg:y1="16.207cm" svg:x2="6.446cm" svg:y2="13.674cm">
              <text:p/>
            </draw:line>
            <draw:line draw:style-name="gr1" draw:text-style-name="P1" draw:layer="layout" svg:x1="6.446cm" svg:y1="15.905cm" svg:x2="6.446cm" svg:y2="13.674cm">
              <text:p/>
            </draw:line>
            <draw:line draw:style-name="gr1" draw:text-style-name="P1" draw:layer="layout" svg:x1="8.895cm" svg:y1="16.282cm" svg:x2="6.446cm" svg:y2="13.674cm">
              <text:p/>
            </draw:line>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31" draw:text-style-name="P2" draw:layer="layout" svg:width="0.531cm" svg:height="0.335cm" svg:x="4.218cm" svg:y="18.371cm" svg:viewBox="0 0 532 336" svg:d="M0 336c133 0 532-112 532-196s-13-140-146-140c0 84-388 84-386 336z">
                  <text:p/>
                </draw:path>
                <draw:g>
                  <draw:polygon draw:style-name="gr432" draw:text-style-name="P3" draw:layer="layout" svg:width="0.241cm" svg:height="0.28cm" svg:x="4.022cm" svg:y="18.427cm" svg:viewBox="0 0 242 281" draw:points="0,168 48,0 242,112 194,281">
                    <text:p/>
                  </draw:polygon>
                  <draw:polygon draw:style-name="gr433" draw:text-style-name="P4" draw:layer="layout" svg:width="0.532cm" svg:height="0.307cm" svg:x="4.07cm" svg:y="18.231cm" svg:viewBox="0 0 533 308" draw:points="0,196 97,112 242,28 339,0 533,112 437,140 291,224 194,308">
                    <text:p/>
                  </draw:polygon>
                  <draw:path draw:style-name="gr434" draw:text-style-name="P5" draw:layer="layout" svg:width="0.436cm" svg:height="0.363cm" svg:x="4.216cm" svg:y="18.343cm" svg:viewBox="0 0 437 364" svg:d="M437 112c0-168-98-112-195-56-96 56-194 56-242 308 0 0 194-112 437-252z">
                    <text:p/>
                  </draw:path>
                  <draw:path draw:style-name="gr435" draw:text-style-name="P6" draw:layer="layout" svg:width="0.629cm" svg:height="0.476cm" svg:x="4.022cm" svg:y="18.231cm" svg:viewBox="0 0 630 477" svg:d="M388 0c-97 28-97 28-194 84-48 28-146 56-194 280 97 57 97 57 194 113 55-26 339-196 436-253 0-140-97-140-242-224z">
                    <text:p/>
                  </draw:path>
                </draw:g>
              </draw:g>
              <draw:g>
                <draw:path draw:style-name="gr436" draw:text-style-name="P2" draw:layer="layout" svg:width="0.872cm" svg:height="0.672cm" svg:x="3.779cm" svg:y="17.026cm" svg:viewBox="0 0 873 673" svg:d="M3 673c133 0 870-29 870-281s-253-392-387-392c0 84-532 56-483 673z">
                  <text:p/>
                </draw:path>
                <draw:g>
                  <draw:polygon draw:style-name="gr437" draw:text-style-name="P3" draw:layer="layout" svg:width="0.484cm" svg:height="0.391cm" svg:x="3.294cm" svg:y="17.306cm" svg:viewBox="0 0 485 392" draw:points="0,112 0,0 485,281 485,392">
                    <text:p/>
                  </draw:polygon>
                  <draw:polygon draw:style-name="gr438" draw:text-style-name="P3" draw:layer="layout" svg:width="0.484cm" svg:height="0.476cm" svg:x="3.683cm" svg:y="16.886cm" svg:viewBox="0 0 485 477" draw:points="0,196 0,0 485,281 485,477">
                    <text:p/>
                  </draw:polygon>
                  <draw:polygon draw:style-name="gr439" draw:text-style-name="P4" draw:layer="layout" svg:width="0.872cm" svg:height="0.503cm" svg:x="3.294cm" svg:y="17.082cm" svg:viewBox="0 0 873 504" draw:points="0,224 388,0 873,281 485,504">
                    <text:p/>
                  </draw:polygon>
                  <draw:line draw:style-name="gr440" draw:text-style-name="P7" draw:layer="layout" svg:x1="3.683cm" svg:y1="17.082cm" svg:x2="4.168cm" svg:y2="17.363cm">
                    <text:p/>
                  </draw:line>
                  <draw:polygon draw:style-name="gr441" draw:text-style-name="P5" draw:layer="layout" svg:width="0.484cm" svg:height="0.476cm" svg:x="3.779cm" svg:y="17.222cm" svg:viewBox="0 0 485 477" draw:points="0,477 0,364 388,140 388,0 485,56 485,196">
                    <text:p/>
                  </draw:polygon>
                  <draw:polygon draw:style-name="gr442" draw:text-style-name="P3" draw:layer="layout" svg:width="1.551cm" svg:height="2.129cm" svg:x="2.761cm" svg:y="15.176cm" svg:viewBox="0 0 1552 2130" draw:points="0,1233 0,0 1552,897 1552,2130">
                    <text:p/>
                  </draw:polygon>
                  <draw:polygon draw:style-name="gr443" draw:text-style-name="P8" draw:layer="layout" svg:width="1.454cm" svg:height="1.961cm" svg:x="2.81cm" svg:y="15.26cm" svg:viewBox="0 0 1455 1962" draw:points="0,1121 0,0 1455,841 1455,1962">
                    <text:p/>
                  </draw:polygon>
                  <draw:polygon draw:style-name="gr444" draw:text-style-name="P4" draw:layer="layout" svg:width="1.648cm" svg:height="0.952cm" svg:x="2.761cm" svg:y="15.12cm" svg:viewBox="0 0 1649 953" draw:points="1552,953 0,56 97,0 1649,897">
                    <text:p/>
                  </draw:polygon>
                  <draw:polygon draw:style-name="gr445" draw:text-style-name="P5" draw:layer="layout" svg:width="0.096cm" svg:height="1.288cm" svg:x="4.313cm" svg:y="16.017cm" svg:viewBox="0 0 97 1289" draw:points="0,1289 0,56 97,0 97,1233">
                    <text:p/>
                  </draw:polygon>
                  <draw:polygon draw:style-name="gr446" draw:text-style-name="P6" draw:layer="layout" svg:width="1.648cm" svg:height="2.578cm" svg:x="2.761cm" svg:y="15.12cm" svg:viewBox="0 0 1649 2579" draw:points="97,0 1649,897 1649,2130 1552,2186 1503,2158 1503,2298 1018,2579 533,2298 533,2186 921,1962 921,1822 0,1289 0,56">
                    <text:p/>
                  </draw:polygon>
                </draw:g>
              </draw:g>
              <draw:g>
                <draw:path draw:style-name="gr447" draw:text-style-name="P2" draw:layer="layout" svg:width="0.631cm" svg:height="0.335cm" svg:x="3.584cm" svg:y="18.063cm" svg:viewBox="0 0 632 336" svg:d="M3 336c134 0 629-140 629-224s-13-112-146-112c0 84-533 56-483 336z">
                  <text:p/>
                </draw:path>
                <draw:g>
                  <draw:polygon draw:style-name="gr448" draw:text-style-name="P4" draw:layer="layout" svg:width="2.084cm" svg:height="1.204cm" svg:x="2.034cm" svg:y="17.11cm" svg:viewBox="0 0 2085 1205" draw:points="1552,1205 0,308 533,0 2085,897">
                    <text:p/>
                  </draw:polygon>
                  <draw:polygon draw:style-name="gr449" draw:text-style-name="P9" draw:layer="layout" svg:width="1.405cm" svg:height="0.812cm" svg:x="2.18cm" svg:y="17.194cm" svg:viewBox="0 0 1406 813" draw:points="0,224 388,0 1406,589 1018,813">
                    <text:p/>
                  </draw:polygon>
                  <draw:polygon draw:style-name="gr450" draw:text-style-name="P9" draw:layer="layout" svg:width="0.678cm" svg:height="0.391cm" svg:x="3.294cm" svg:y="17.839cm" svg:viewBox="0 0 679 392" draw:points="0,224 388,0 679,168 291,392">
                    <text:p/>
                  </draw:polygon>
                  <draw:polygon draw:style-name="gr451" draw:text-style-name="P5" draw:layer="layout" svg:width="0.532cm" svg:height="0.42cm" svg:x="3.586cm" svg:y="18.007cm" svg:viewBox="0 0 533 421" draw:points="0,421 0,308 533,0 533,112">
                    <text:p/>
                  </draw:polygon>
                  <draw:line draw:style-name="gr452" draw:text-style-name="P7" draw:layer="layout" svg:x1="2.276cm" svg:y1="17.362cm" svg:x2="3.294cm" svg:y2="17.951cm">
                    <text:p/>
                  </draw:line>
                  <draw:line draw:style-name="gr453" draw:text-style-name="P7" draw:layer="layout" svg:x1="2.373cm" svg:y1="17.306cm" svg:x2="3.391cm" svg:y2="17.895cm">
                    <text:p/>
                  </draw:line>
                  <draw:line draw:style-name="gr454" draw:text-style-name="P7" draw:layer="layout" svg:x1="2.471cm" svg:y1="17.25cm" svg:x2="3.489cm" svg:y2="17.839cm">
                    <text:p/>
                  </draw:line>
                  <draw:line draw:style-name="gr455" draw:text-style-name="P7" draw:layer="layout" svg:x1="3.392cm" svg:y1="17.782cm" svg:x2="3.489cm" svg:y2="17.726cm">
                    <text:p/>
                  </draw:line>
                  <draw:line draw:style-name="gr456" draw:text-style-name="P7" draw:layer="layout" svg:x1="3.294cm" svg:y1="17.726cm" svg:x2="3.391cm" svg:y2="17.67cm">
                    <text:p/>
                  </draw:line>
                  <draw:line draw:style-name="gr457" draw:text-style-name="P7" draw:layer="layout" svg:x1="3.198cm" svg:y1="17.671cm" svg:x2="3.295cm" svg:y2="17.615cm">
                    <text:p/>
                  </draw:line>
                  <draw:line draw:style-name="gr458" draw:text-style-name="P7" draw:layer="layout" svg:x1="3.246cm" svg:y1="17.811cm" svg:x2="3.343cm" svg:y2="17.755cm">
                    <text:p/>
                  </draw:line>
                  <draw:line draw:style-name="gr459" draw:text-style-name="P7" draw:layer="layout" svg:x1="3.149cm" svg:y1="17.755cm" svg:x2="3.246cm" svg:y2="17.699cm">
                    <text:p/>
                  </draw:line>
                  <draw:line draw:style-name="gr460" draw:text-style-name="P7" draw:layer="layout" svg:x1="3.052cm" svg:y1="17.699cm" svg:x2="3.149cm" svg:y2="17.643cm">
                    <text:p/>
                  </draw:line>
                  <draw:line draw:style-name="gr461" draw:text-style-name="P7" draw:layer="layout" svg:x1="3.101cm" svg:y1="17.615cm" svg:x2="3.198cm" svg:y2="17.559cm">
                    <text:p/>
                  </draw:line>
                  <draw:line draw:style-name="gr462" draw:text-style-name="P7" draw:layer="layout" svg:x1="2.955cm" svg:y1="17.642cm" svg:x2="3.052cm" svg:y2="17.586cm">
                    <text:p/>
                  </draw:line>
                  <draw:line draw:style-name="gr463" draw:text-style-name="P7" draw:layer="layout" svg:x1="3.004cm" svg:y1="17.559cm" svg:x2="3.101cm" svg:y2="17.503cm">
                    <text:p/>
                  </draw:line>
                  <draw:line draw:style-name="gr464" draw:text-style-name="P7" draw:layer="layout" svg:x1="2.907cm" svg:y1="17.502cm" svg:x2="3.004cm" svg:y2="17.446cm">
                    <text:p/>
                  </draw:line>
                  <draw:line draw:style-name="gr465" draw:text-style-name="P7" draw:layer="layout" svg:x1="2.81cm" svg:y1="17.446cm" svg:x2="2.907cm" svg:y2="17.39cm">
                    <text:p/>
                  </draw:line>
                  <draw:line draw:style-name="gr466" draw:text-style-name="P7" draw:layer="layout" svg:x1="2.858cm" svg:y1="17.586cm" svg:x2="2.955cm" svg:y2="17.53cm">
                    <text:p/>
                  </draw:line>
                  <draw:line draw:style-name="gr467" draw:text-style-name="P7" draw:layer="layout" svg:x1="2.761cm" svg:y1="17.53cm" svg:x2="2.858cm" svg:y2="17.474cm">
                    <text:p/>
                  </draw:line>
                  <draw:line draw:style-name="gr468" draw:text-style-name="P7" draw:layer="layout" svg:x1="2.664cm" svg:y1="17.474cm" svg:x2="2.761cm" svg:y2="17.418cm">
                    <text:p/>
                  </draw:line>
                  <draw:line draw:style-name="gr469" draw:text-style-name="P7" draw:layer="layout" svg:x1="2.713cm" svg:y1="17.39cm" svg:x2="2.81cm" svg:y2="17.334cm">
                    <text:p/>
                  </draw:line>
                  <draw:line draw:style-name="gr470" draw:text-style-name="P7" draw:layer="layout" svg:x1="2.567cm" svg:y1="17.418cm" svg:x2="2.664cm" svg:y2="17.362cm">
                    <text:p/>
                  </draw:line>
                  <draw:line draw:style-name="gr471" draw:text-style-name="P7" draw:layer="layout" svg:x1="2.616cm" svg:y1="17.334cm" svg:x2="2.713cm" svg:y2="17.278cm">
                    <text:p/>
                  </draw:line>
                  <draw:line draw:style-name="gr472" draw:text-style-name="P7" draw:layer="layout" svg:x1="2.519cm" svg:y1="17.278cm" svg:x2="2.616cm" svg:y2="17.222cm">
                    <text:p/>
                  </draw:line>
                  <draw:line draw:style-name="gr473" draw:text-style-name="P7" draw:layer="layout" svg:x1="2.471cm" svg:y1="17.362cm" svg:x2="2.568cm" svg:y2="17.306cm">
                    <text:p/>
                  </draw:line>
                  <draw:line draw:style-name="gr474" draw:text-style-name="P7" draw:layer="layout" svg:x1="3.101cm" svg:y1="17.839cm" svg:x2="3.198cm" svg:y2="17.783cm">
                    <text:p/>
                  </draw:line>
                  <draw:line draw:style-name="gr475" draw:text-style-name="P7" draw:layer="layout" svg:x1="3.004cm" svg:y1="17.782cm" svg:x2="3.101cm" svg:y2="17.726cm">
                    <text:p/>
                  </draw:line>
                  <draw:line draw:style-name="gr476" draw:text-style-name="P7" draw:layer="layout" svg:x1="2.907cm" svg:y1="17.726cm" svg:x2="3.004cm" svg:y2="17.67cm">
                    <text:p/>
                  </draw:line>
                  <draw:line draw:style-name="gr477" draw:text-style-name="P7" draw:layer="layout" svg:x1="2.858cm" svg:y1="17.811cm" svg:x2="2.955cm" svg:y2="17.755cm">
                    <text:p/>
                  </draw:line>
                  <draw:line draw:style-name="gr478" draw:text-style-name="P7" draw:layer="layout" svg:x1="2.761cm" svg:y1="17.755cm" svg:x2="2.858cm" svg:y2="17.699cm">
                    <text:p/>
                  </draw:line>
                  <draw:line draw:style-name="gr479" draw:text-style-name="P7" draw:layer="layout" svg:x1="2.81cm" svg:y1="17.671cm" svg:x2="2.907cm" svg:y2="17.615cm">
                    <text:p/>
                  </draw:line>
                  <draw:line draw:style-name="gr480" draw:text-style-name="P7" draw:layer="layout" svg:x1="2.713cm" svg:y1="17.615cm" svg:x2="2.81cm" svg:y2="17.559cm">
                    <text:p/>
                  </draw:line>
                  <draw:line draw:style-name="gr481" draw:text-style-name="P7" draw:layer="layout" svg:x1="2.616cm" svg:y1="17.559cm" svg:x2="2.713cm" svg:y2="17.503cm">
                    <text:p/>
                  </draw:line>
                  <draw:line draw:style-name="gr482" draw:text-style-name="P7" draw:layer="layout" svg:x1="2.519cm" svg:y1="17.502cm" svg:x2="2.616cm" svg:y2="17.446cm">
                    <text:p/>
                  </draw:line>
                  <draw:line draw:style-name="gr483" draw:text-style-name="P7" draw:layer="layout" svg:x1="2.373cm" svg:y1="17.53cm" svg:x2="2.47cm" svg:y2="17.474cm">
                    <text:p/>
                  </draw:line>
                  <draw:line draw:style-name="gr484" draw:text-style-name="P7" draw:layer="layout" svg:x1="2.422cm" svg:y1="17.446cm" svg:x2="2.519cm" svg:y2="17.39cm">
                    <text:p/>
                  </draw:line>
                  <draw:line draw:style-name="gr485" draw:text-style-name="P7" draw:layer="layout" svg:x1="2.276cm" svg:y1="17.474cm" svg:x2="2.373cm" svg:y2="17.418cm">
                    <text:p/>
                  </draw:line>
                  <draw:line draw:style-name="gr486" draw:text-style-name="P7" draw:layer="layout" svg:x1="3.052cm" svg:y1="17.923cm" svg:x2="3.149cm" svg:y2="17.867cm">
                    <text:p/>
                  </draw:line>
                  <draw:line draw:style-name="gr487" draw:text-style-name="P7" draw:layer="layout" svg:x1="2.955cm" svg:y1="17.867cm" svg:x2="3.052cm" svg:y2="17.811cm">
                    <text:p/>
                  </draw:line>
                  <draw:line draw:style-name="gr488" draw:text-style-name="P7" draw:layer="layout" svg:x1="3.392cm" svg:y1="18.119cm" svg:x2="3.78cm" svg:y2="17.895cm">
                    <text:p/>
                  </draw:line>
                  <draw:line draw:style-name="gr489" draw:text-style-name="P7" draw:layer="layout" svg:x1="3.489cm" svg:y1="18.175cm" svg:x2="3.877cm" svg:y2="17.951cm">
                    <text:p/>
                  </draw:line>
                  <draw:line draw:style-name="gr490" draw:text-style-name="P7" draw:layer="layout" svg:x1="3.586cm" svg:y1="17.895cm" svg:x2="3.877cm" svg:y2="18.063cm">
                    <text:p/>
                  </draw:line>
                  <draw:line draw:style-name="gr491" draw:text-style-name="P7" draw:layer="layout" svg:x1="3.489cm" svg:y1="17.951cm" svg:x2="3.78cm" svg:y2="18.119cm">
                    <text:p/>
                  </draw:line>
                  <draw:line draw:style-name="gr492" draw:text-style-name="P7" draw:layer="layout" svg:x1="3.392cm" svg:y1="18.007cm" svg:x2="3.586cm" svg:y2="18.119cm">
                    <text:p/>
                  </draw:line>
                  <draw:polygon draw:style-name="gr493" draw:text-style-name="P3" draw:layer="layout" svg:width="1.551cm" svg:height="1.008cm" svg:x="2.034cm" svg:y="17.418cm" svg:viewBox="0 0 1552 1009" draw:points="0,112 0,0 1552,897 1552,1009">
                    <text:p/>
                  </draw:polygon>
                  <draw:polygon draw:style-name="gr494" draw:text-style-name="P6" draw:layer="layout" svg:width="2.084cm" svg:height="1.316cm" svg:x="2.034cm" svg:y="17.11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95" draw:text-style-name="P2" draw:layer="layout" svg:width="0.531cm" svg:height="0.335cm" svg:x="7.176cm" svg:y="18.371cm" svg:viewBox="0 0 532 336" svg:d="M0 336c133 0 532-112 532-196s-13-140-146-140c0 84-388 84-386 336z">
                  <text:p/>
                </draw:path>
                <draw:g>
                  <draw:polygon draw:style-name="gr496" draw:text-style-name="P3" draw:layer="layout" svg:width="0.241cm" svg:height="0.28cm" svg:x="6.98cm" svg:y="18.427cm" svg:viewBox="0 0 242 281" draw:points="0,168 48,0 242,112 194,281">
                    <text:p/>
                  </draw:polygon>
                  <draw:polygon draw:style-name="gr497" draw:text-style-name="P4" draw:layer="layout" svg:width="0.532cm" svg:height="0.307cm" svg:x="7.028cm" svg:y="18.231cm" svg:viewBox="0 0 533 308" draw:points="0,196 97,112 242,28 339,0 533,112 437,140 291,224 194,308">
                    <text:p/>
                  </draw:polygon>
                  <draw:path draw:style-name="gr498" draw:text-style-name="P5" draw:layer="layout" svg:width="0.436cm" svg:height="0.363cm" svg:x="7.174cm" svg:y="18.343cm" svg:viewBox="0 0 437 364" svg:d="M437 112c0-168-98-112-195-56-96 56-194 56-242 308 0 0 194-112 437-252z">
                    <text:p/>
                  </draw:path>
                  <draw:path draw:style-name="gr499" draw:text-style-name="P6" draw:layer="layout" svg:width="0.629cm" svg:height="0.476cm" svg:x="6.98cm" svg:y="18.231cm" svg:viewBox="0 0 630 477" svg:d="M388 0c-97 28-97 28-194 84-48 28-146 56-194 280 97 57 97 57 194 113 55-26 339-196 436-253 0-140-97-140-242-224z">
                    <text:p/>
                  </draw:path>
                </draw:g>
              </draw:g>
              <draw:g>
                <draw:path draw:style-name="gr500" draw:text-style-name="P2" draw:layer="layout" svg:width="0.872cm" svg:height="0.672cm" svg:x="6.737cm" svg:y="17.026cm" svg:viewBox="0 0 873 673" svg:d="M3 673c133 0 870-29 870-281s-253-392-387-392c0 84-532 56-483 673z">
                  <text:p/>
                </draw:path>
                <draw:g>
                  <draw:polygon draw:style-name="gr501" draw:text-style-name="P3" draw:layer="layout" svg:width="0.484cm" svg:height="0.391cm" svg:x="6.252cm" svg:y="17.306cm" svg:viewBox="0 0 485 392" draw:points="0,112 0,0 485,281 485,392">
                    <text:p/>
                  </draw:polygon>
                  <draw:polygon draw:style-name="gr502" draw:text-style-name="P3" draw:layer="layout" svg:width="0.484cm" svg:height="0.476cm" svg:x="6.641cm" svg:y="16.886cm" svg:viewBox="0 0 485 477" draw:points="0,196 0,0 485,281 485,477">
                    <text:p/>
                  </draw:polygon>
                  <draw:polygon draw:style-name="gr503" draw:text-style-name="P4" draw:layer="layout" svg:width="0.872cm" svg:height="0.503cm" svg:x="6.252cm" svg:y="17.082cm" svg:viewBox="0 0 873 504" draw:points="0,224 388,0 873,281 485,504">
                    <text:p/>
                  </draw:polygon>
                  <draw:line draw:style-name="gr504" draw:text-style-name="P7" draw:layer="layout" svg:x1="6.641cm" svg:y1="17.082cm" svg:x2="7.126cm" svg:y2="17.363cm">
                    <text:p/>
                  </draw:line>
                  <draw:polygon draw:style-name="gr505" draw:text-style-name="P5" draw:layer="layout" svg:width="0.484cm" svg:height="0.476cm" svg:x="6.737cm" svg:y="17.222cm" svg:viewBox="0 0 485 477" draw:points="0,477 0,364 388,140 388,0 485,56 485,196">
                    <text:p/>
                  </draw:polygon>
                  <draw:polygon draw:style-name="gr506" draw:text-style-name="P3" draw:layer="layout" svg:width="1.551cm" svg:height="2.129cm" svg:x="5.719cm" svg:y="15.176cm" svg:viewBox="0 0 1552 2130" draw:points="0,1233 0,0 1552,897 1552,2130">
                    <text:p/>
                  </draw:polygon>
                  <draw:polygon draw:style-name="gr507" draw:text-style-name="P8" draw:layer="layout" svg:width="1.454cm" svg:height="1.961cm" svg:x="5.768cm" svg:y="15.26cm" svg:viewBox="0 0 1455 1962" draw:points="0,1121 0,0 1455,841 1455,1962">
                    <text:p/>
                  </draw:polygon>
                  <draw:polygon draw:style-name="gr508" draw:text-style-name="P4" draw:layer="layout" svg:width="1.648cm" svg:height="0.952cm" svg:x="5.719cm" svg:y="15.12cm" svg:viewBox="0 0 1649 953" draw:points="1552,953 0,56 97,0 1649,897">
                    <text:p/>
                  </draw:polygon>
                  <draw:polygon draw:style-name="gr509" draw:text-style-name="P5" draw:layer="layout" svg:width="0.096cm" svg:height="1.288cm" svg:x="7.271cm" svg:y="16.017cm" svg:viewBox="0 0 97 1289" draw:points="0,1289 0,56 97,0 97,1233">
                    <text:p/>
                  </draw:polygon>
                  <draw:polygon draw:style-name="gr510" draw:text-style-name="P6" draw:layer="layout" svg:width="1.648cm" svg:height="2.578cm" svg:x="5.719cm" svg:y="15.12cm" svg:viewBox="0 0 1649 2579" draw:points="97,0 1649,897 1649,2130 1552,2186 1503,2158 1503,2298 1018,2579 533,2298 533,2186 921,1962 921,1822 0,1289 0,56">
                    <text:p/>
                  </draw:polygon>
                </draw:g>
              </draw:g>
              <draw:g>
                <draw:path draw:style-name="gr511" draw:text-style-name="P2" draw:layer="layout" svg:width="0.631cm" svg:height="0.335cm" svg:x="6.542cm" svg:y="18.063cm" svg:viewBox="0 0 632 336" svg:d="M3 336c134 0 629-140 629-224s-13-112-146-112c0 84-533 56-483 336z">
                  <text:p/>
                </draw:path>
                <draw:g>
                  <draw:polygon draw:style-name="gr512" draw:text-style-name="P4" draw:layer="layout" svg:width="2.084cm" svg:height="1.204cm" svg:x="4.992cm" svg:y="17.11cm" svg:viewBox="0 0 2085 1205" draw:points="1552,1205 0,308 533,0 2085,897">
                    <text:p/>
                  </draw:polygon>
                  <draw:polygon draw:style-name="gr513" draw:text-style-name="P9" draw:layer="layout" svg:width="1.405cm" svg:height="0.812cm" svg:x="5.138cm" svg:y="17.194cm" svg:viewBox="0 0 1406 813" draw:points="0,224 388,0 1406,589 1018,813">
                    <text:p/>
                  </draw:polygon>
                  <draw:polygon draw:style-name="gr514" draw:text-style-name="P9" draw:layer="layout" svg:width="0.678cm" svg:height="0.391cm" svg:x="6.252cm" svg:y="17.839cm" svg:viewBox="0 0 679 392" draw:points="0,224 388,0 679,168 291,392">
                    <text:p/>
                  </draw:polygon>
                  <draw:polygon draw:style-name="gr515" draw:text-style-name="P5" draw:layer="layout" svg:width="0.532cm" svg:height="0.42cm" svg:x="6.544cm" svg:y="18.007cm" svg:viewBox="0 0 533 421" draw:points="0,421 0,308 533,0 533,112">
                    <text:p/>
                  </draw:polygon>
                  <draw:line draw:style-name="gr516" draw:text-style-name="P7" draw:layer="layout" svg:x1="5.234cm" svg:y1="17.362cm" svg:x2="6.252cm" svg:y2="17.951cm">
                    <text:p/>
                  </draw:line>
                  <draw:line draw:style-name="gr517" draw:text-style-name="P7" draw:layer="layout" svg:x1="5.331cm" svg:y1="17.306cm" svg:x2="6.349cm" svg:y2="17.895cm">
                    <text:p/>
                  </draw:line>
                  <draw:line draw:style-name="gr518" draw:text-style-name="P7" draw:layer="layout" svg:x1="5.429cm" svg:y1="17.25cm" svg:x2="6.447cm" svg:y2="17.839cm">
                    <text:p/>
                  </draw:line>
                  <draw:line draw:style-name="gr519" draw:text-style-name="P7" draw:layer="layout" svg:x1="6.35cm" svg:y1="17.782cm" svg:x2="6.447cm" svg:y2="17.726cm">
                    <text:p/>
                  </draw:line>
                  <draw:line draw:style-name="gr520" draw:text-style-name="P7" draw:layer="layout" svg:x1="6.252cm" svg:y1="17.726cm" svg:x2="6.349cm" svg:y2="17.67cm">
                    <text:p/>
                  </draw:line>
                  <draw:line draw:style-name="gr521" draw:text-style-name="P7" draw:layer="layout" svg:x1="6.156cm" svg:y1="17.671cm" svg:x2="6.253cm" svg:y2="17.615cm">
                    <text:p/>
                  </draw:line>
                  <draw:line draw:style-name="gr522" draw:text-style-name="P7" draw:layer="layout" svg:x1="6.204cm" svg:y1="17.811cm" svg:x2="6.301cm" svg:y2="17.755cm">
                    <text:p/>
                  </draw:line>
                  <draw:line draw:style-name="gr523" draw:text-style-name="P7" draw:layer="layout" svg:x1="6.107cm" svg:y1="17.755cm" svg:x2="6.204cm" svg:y2="17.699cm">
                    <text:p/>
                  </draw:line>
                  <draw:line draw:style-name="gr524" draw:text-style-name="P7" draw:layer="layout" svg:x1="6.01cm" svg:y1="17.699cm" svg:x2="6.107cm" svg:y2="17.643cm">
                    <text:p/>
                  </draw:line>
                  <draw:line draw:style-name="gr525" draw:text-style-name="P7" draw:layer="layout" svg:x1="6.059cm" svg:y1="17.615cm" svg:x2="6.156cm" svg:y2="17.559cm">
                    <text:p/>
                  </draw:line>
                  <draw:line draw:style-name="gr526" draw:text-style-name="P7" draw:layer="layout" svg:x1="5.913cm" svg:y1="17.642cm" svg:x2="6.01cm" svg:y2="17.586cm">
                    <text:p/>
                  </draw:line>
                  <draw:line draw:style-name="gr527" draw:text-style-name="P7" draw:layer="layout" svg:x1="5.962cm" svg:y1="17.559cm" svg:x2="6.059cm" svg:y2="17.503cm">
                    <text:p/>
                  </draw:line>
                  <draw:line draw:style-name="gr528" draw:text-style-name="P7" draw:layer="layout" svg:x1="5.865cm" svg:y1="17.502cm" svg:x2="5.962cm" svg:y2="17.446cm">
                    <text:p/>
                  </draw:line>
                  <draw:line draw:style-name="gr529" draw:text-style-name="P7" draw:layer="layout" svg:x1="5.768cm" svg:y1="17.446cm" svg:x2="5.865cm" svg:y2="17.39cm">
                    <text:p/>
                  </draw:line>
                  <draw:line draw:style-name="gr530" draw:text-style-name="P7" draw:layer="layout" svg:x1="5.816cm" svg:y1="17.586cm" svg:x2="5.913cm" svg:y2="17.53cm">
                    <text:p/>
                  </draw:line>
                  <draw:line draw:style-name="gr531" draw:text-style-name="P7" draw:layer="layout" svg:x1="5.719cm" svg:y1="17.53cm" svg:x2="5.816cm" svg:y2="17.474cm">
                    <text:p/>
                  </draw:line>
                  <draw:line draw:style-name="gr532" draw:text-style-name="P7" draw:layer="layout" svg:x1="5.622cm" svg:y1="17.474cm" svg:x2="5.719cm" svg:y2="17.418cm">
                    <text:p/>
                  </draw:line>
                  <draw:line draw:style-name="gr533" draw:text-style-name="P7" draw:layer="layout" svg:x1="5.671cm" svg:y1="17.39cm" svg:x2="5.768cm" svg:y2="17.334cm">
                    <text:p/>
                  </draw:line>
                  <draw:line draw:style-name="gr534" draw:text-style-name="P7" draw:layer="layout" svg:x1="5.525cm" svg:y1="17.418cm" svg:x2="5.622cm" svg:y2="17.362cm">
                    <text:p/>
                  </draw:line>
                  <draw:line draw:style-name="gr535" draw:text-style-name="P7" draw:layer="layout" svg:x1="5.574cm" svg:y1="17.334cm" svg:x2="5.671cm" svg:y2="17.278cm">
                    <text:p/>
                  </draw:line>
                  <draw:line draw:style-name="gr536" draw:text-style-name="P7" draw:layer="layout" svg:x1="5.477cm" svg:y1="17.278cm" svg:x2="5.574cm" svg:y2="17.222cm">
                    <text:p/>
                  </draw:line>
                  <draw:line draw:style-name="gr537" draw:text-style-name="P7" draw:layer="layout" svg:x1="5.429cm" svg:y1="17.362cm" svg:x2="5.526cm" svg:y2="17.306cm">
                    <text:p/>
                  </draw:line>
                  <draw:line draw:style-name="gr538" draw:text-style-name="P7" draw:layer="layout" svg:x1="6.059cm" svg:y1="17.839cm" svg:x2="6.156cm" svg:y2="17.783cm">
                    <text:p/>
                  </draw:line>
                  <draw:line draw:style-name="gr539" draw:text-style-name="P7" draw:layer="layout" svg:x1="5.962cm" svg:y1="17.782cm" svg:x2="6.059cm" svg:y2="17.726cm">
                    <text:p/>
                  </draw:line>
                  <draw:line draw:style-name="gr540" draw:text-style-name="P7" draw:layer="layout" svg:x1="5.865cm" svg:y1="17.726cm" svg:x2="5.962cm" svg:y2="17.67cm">
                    <text:p/>
                  </draw:line>
                  <draw:line draw:style-name="gr541" draw:text-style-name="P7" draw:layer="layout" svg:x1="5.816cm" svg:y1="17.811cm" svg:x2="5.913cm" svg:y2="17.755cm">
                    <text:p/>
                  </draw:line>
                  <draw:line draw:style-name="gr542" draw:text-style-name="P7" draw:layer="layout" svg:x1="5.719cm" svg:y1="17.755cm" svg:x2="5.816cm" svg:y2="17.699cm">
                    <text:p/>
                  </draw:line>
                  <draw:line draw:style-name="gr543" draw:text-style-name="P7" draw:layer="layout" svg:x1="5.768cm" svg:y1="17.671cm" svg:x2="5.865cm" svg:y2="17.615cm">
                    <text:p/>
                  </draw:line>
                  <draw:line draw:style-name="gr544" draw:text-style-name="P7" draw:layer="layout" svg:x1="5.671cm" svg:y1="17.615cm" svg:x2="5.768cm" svg:y2="17.559cm">
                    <text:p/>
                  </draw:line>
                  <draw:line draw:style-name="gr545" draw:text-style-name="P7" draw:layer="layout" svg:x1="5.574cm" svg:y1="17.559cm" svg:x2="5.671cm" svg:y2="17.503cm">
                    <text:p/>
                  </draw:line>
                  <draw:line draw:style-name="gr546" draw:text-style-name="P7" draw:layer="layout" svg:x1="5.477cm" svg:y1="17.502cm" svg:x2="5.574cm" svg:y2="17.446cm">
                    <text:p/>
                  </draw:line>
                  <draw:line draw:style-name="gr547" draw:text-style-name="P7" draw:layer="layout" svg:x1="5.331cm" svg:y1="17.53cm" svg:x2="5.428cm" svg:y2="17.474cm">
                    <text:p/>
                  </draw:line>
                  <draw:line draw:style-name="gr548" draw:text-style-name="P7" draw:layer="layout" svg:x1="5.38cm" svg:y1="17.446cm" svg:x2="5.477cm" svg:y2="17.39cm">
                    <text:p/>
                  </draw:line>
                  <draw:line draw:style-name="gr549" draw:text-style-name="P7" draw:layer="layout" svg:x1="5.234cm" svg:y1="17.474cm" svg:x2="5.331cm" svg:y2="17.418cm">
                    <text:p/>
                  </draw:line>
                  <draw:line draw:style-name="gr550" draw:text-style-name="P7" draw:layer="layout" svg:x1="6.01cm" svg:y1="17.923cm" svg:x2="6.107cm" svg:y2="17.867cm">
                    <text:p/>
                  </draw:line>
                  <draw:line draw:style-name="gr551" draw:text-style-name="P7" draw:layer="layout" svg:x1="5.913cm" svg:y1="17.867cm" svg:x2="6.01cm" svg:y2="17.811cm">
                    <text:p/>
                  </draw:line>
                  <draw:line draw:style-name="gr552" draw:text-style-name="P7" draw:layer="layout" svg:x1="6.35cm" svg:y1="18.119cm" svg:x2="6.738cm" svg:y2="17.895cm">
                    <text:p/>
                  </draw:line>
                  <draw:line draw:style-name="gr553" draw:text-style-name="P7" draw:layer="layout" svg:x1="6.447cm" svg:y1="18.175cm" svg:x2="6.835cm" svg:y2="17.951cm">
                    <text:p/>
                  </draw:line>
                  <draw:line draw:style-name="gr554" draw:text-style-name="P7" draw:layer="layout" svg:x1="6.544cm" svg:y1="17.895cm" svg:x2="6.835cm" svg:y2="18.063cm">
                    <text:p/>
                  </draw:line>
                  <draw:line draw:style-name="gr555" draw:text-style-name="P7" draw:layer="layout" svg:x1="6.447cm" svg:y1="17.951cm" svg:x2="6.738cm" svg:y2="18.119cm">
                    <text:p/>
                  </draw:line>
                  <draw:line draw:style-name="gr556" draw:text-style-name="P7" draw:layer="layout" svg:x1="6.35cm" svg:y1="18.007cm" svg:x2="6.544cm" svg:y2="18.119cm">
                    <text:p/>
                  </draw:line>
                  <draw:polygon draw:style-name="gr557" draw:text-style-name="P3" draw:layer="layout" svg:width="1.551cm" svg:height="1.008cm" svg:x="4.992cm" svg:y="17.418cm" svg:viewBox="0 0 1552 1009" draw:points="0,112 0,0 1552,897 1552,1009">
                    <text:p/>
                  </draw:polygon>
                  <draw:polygon draw:style-name="gr558" draw:text-style-name="P6" draw:layer="layout" svg:width="2.084cm" svg:height="1.316cm" svg:x="4.992cm" svg:y="17.11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59" draw:text-style-name="P2" draw:layer="layout" svg:width="0.531cm" svg:height="0.335cm" svg:x="10.107cm" svg:y="18.371cm" svg:viewBox="0 0 532 336" svg:d="M0 336c133 0 532-112 532-196s-13-140-146-140c0 84-388 84-386 336z">
                  <text:p/>
                </draw:path>
                <draw:g>
                  <draw:polygon draw:style-name="gr560" draw:text-style-name="P3" draw:layer="layout" svg:width="0.241cm" svg:height="0.28cm" svg:x="9.911cm" svg:y="18.427cm" svg:viewBox="0 0 242 281" draw:points="0,168 48,0 242,112 194,281">
                    <text:p/>
                  </draw:polygon>
                  <draw:polygon draw:style-name="gr561" draw:text-style-name="P4" draw:layer="layout" svg:width="0.532cm" svg:height="0.307cm" svg:x="9.959cm" svg:y="18.231cm" svg:viewBox="0 0 533 308" draw:points="0,196 97,112 242,28 339,0 533,112 437,140 291,224 194,308">
                    <text:p/>
                  </draw:polygon>
                  <draw:path draw:style-name="gr562" draw:text-style-name="P5" draw:layer="layout" svg:width="0.436cm" svg:height="0.363cm" svg:x="10.105cm" svg:y="18.343cm" svg:viewBox="0 0 437 364" svg:d="M437 112c0-168-98-112-195-56-96 56-194 56-242 308 0 0 194-112 437-252z">
                    <text:p/>
                  </draw:path>
                  <draw:path draw:style-name="gr563" draw:text-style-name="P6" draw:layer="layout" svg:width="0.629cm" svg:height="0.476cm" svg:x="9.911cm" svg:y="18.231cm" svg:viewBox="0 0 630 477" svg:d="M388 0c-97 28-97 28-194 84-48 28-146 56-194 280 97 57 97 57 194 113 55-26 339-196 436-253 0-140-97-140-242-224z">
                    <text:p/>
                  </draw:path>
                </draw:g>
              </draw:g>
              <draw:g>
                <draw:path draw:style-name="gr564" draw:text-style-name="P2" draw:layer="layout" svg:width="0.872cm" svg:height="0.672cm" svg:x="9.668cm" svg:y="17.026cm" svg:viewBox="0 0 873 673" svg:d="M3 673c133 0 870-29 870-281s-253-392-387-392c0 84-532 56-483 673z">
                  <text:p/>
                </draw:path>
                <draw:g>
                  <draw:polygon draw:style-name="gr565" draw:text-style-name="P3" draw:layer="layout" svg:width="0.484cm" svg:height="0.391cm" svg:x="9.183cm" svg:y="17.306cm" svg:viewBox="0 0 485 392" draw:points="0,112 0,0 485,281 485,392">
                    <text:p/>
                  </draw:polygon>
                  <draw:polygon draw:style-name="gr566" draw:text-style-name="P3" draw:layer="layout" svg:width="0.484cm" svg:height="0.476cm" svg:x="9.572cm" svg:y="16.886cm" svg:viewBox="0 0 485 477" draw:points="0,196 0,0 485,281 485,477">
                    <text:p/>
                  </draw:polygon>
                  <draw:polygon draw:style-name="gr567" draw:text-style-name="P4" draw:layer="layout" svg:width="0.872cm" svg:height="0.503cm" svg:x="9.183cm" svg:y="17.082cm" svg:viewBox="0 0 873 504" draw:points="0,224 388,0 873,281 485,504">
                    <text:p/>
                  </draw:polygon>
                  <draw:line draw:style-name="gr568" draw:text-style-name="P7" draw:layer="layout" svg:x1="9.572cm" svg:y1="17.082cm" svg:x2="10.057cm" svg:y2="17.363cm">
                    <text:p/>
                  </draw:line>
                  <draw:polygon draw:style-name="gr569" draw:text-style-name="P5" draw:layer="layout" svg:width="0.484cm" svg:height="0.476cm" svg:x="9.668cm" svg:y="17.222cm" svg:viewBox="0 0 485 477" draw:points="0,477 0,364 388,140 388,0 485,56 485,196">
                    <text:p/>
                  </draw:polygon>
                  <draw:polygon draw:style-name="gr570" draw:text-style-name="P3" draw:layer="layout" svg:width="1.551cm" svg:height="2.129cm" svg:x="8.65cm" svg:y="15.176cm" svg:viewBox="0 0 1552 2130" draw:points="0,1233 0,0 1552,897 1552,2130">
                    <text:p/>
                  </draw:polygon>
                  <draw:polygon draw:style-name="gr571" draw:text-style-name="P8" draw:layer="layout" svg:width="1.454cm" svg:height="1.961cm" svg:x="8.699cm" svg:y="15.26cm" svg:viewBox="0 0 1455 1962" draw:points="0,1121 0,0 1455,841 1455,1962">
                    <text:p/>
                  </draw:polygon>
                  <draw:polygon draw:style-name="gr572" draw:text-style-name="P4" draw:layer="layout" svg:width="1.648cm" svg:height="0.952cm" svg:x="8.65cm" svg:y="15.12cm" svg:viewBox="0 0 1649 953" draw:points="1552,953 0,56 97,0 1649,897">
                    <text:p/>
                  </draw:polygon>
                  <draw:polygon draw:style-name="gr573" draw:text-style-name="P5" draw:layer="layout" svg:width="0.096cm" svg:height="1.288cm" svg:x="10.202cm" svg:y="16.017cm" svg:viewBox="0 0 97 1289" draw:points="0,1289 0,56 97,0 97,1233">
                    <text:p/>
                  </draw:polygon>
                  <draw:polygon draw:style-name="gr574" draw:text-style-name="P6" draw:layer="layout" svg:width="1.648cm" svg:height="2.578cm" svg:x="8.65cm" svg:y="15.12cm" svg:viewBox="0 0 1649 2579" draw:points="97,0 1649,897 1649,2130 1552,2186 1503,2158 1503,2298 1018,2579 533,2298 533,2186 921,1962 921,1822 0,1289 0,56">
                    <text:p/>
                  </draw:polygon>
                </draw:g>
              </draw:g>
              <draw:g>
                <draw:path draw:style-name="gr575" draw:text-style-name="P2" draw:layer="layout" svg:width="0.631cm" svg:height="0.335cm" svg:x="9.473cm" svg:y="18.063cm" svg:viewBox="0 0 632 336" svg:d="M3 336c134 0 629-140 629-224s-13-112-146-112c0 84-533 56-483 336z">
                  <text:p/>
                </draw:path>
                <draw:g>
                  <draw:polygon draw:style-name="gr576" draw:text-style-name="P4" draw:layer="layout" svg:width="2.084cm" svg:height="1.204cm" svg:x="7.923cm" svg:y="17.11cm" svg:viewBox="0 0 2085 1205" draw:points="1552,1205 0,308 533,0 2085,897">
                    <text:p/>
                  </draw:polygon>
                  <draw:polygon draw:style-name="gr577" draw:text-style-name="P9" draw:layer="layout" svg:width="1.405cm" svg:height="0.812cm" svg:x="8.069cm" svg:y="17.194cm" svg:viewBox="0 0 1406 813" draw:points="0,224 388,0 1406,589 1018,813">
                    <text:p/>
                  </draw:polygon>
                  <draw:polygon draw:style-name="gr578" draw:text-style-name="P9" draw:layer="layout" svg:width="0.678cm" svg:height="0.391cm" svg:x="9.183cm" svg:y="17.839cm" svg:viewBox="0 0 679 392" draw:points="0,224 388,0 679,168 291,392">
                    <text:p/>
                  </draw:polygon>
                  <draw:polygon draw:style-name="gr579" draw:text-style-name="P5" draw:layer="layout" svg:width="0.532cm" svg:height="0.42cm" svg:x="9.475cm" svg:y="18.007cm" svg:viewBox="0 0 533 421" draw:points="0,421 0,308 533,0 533,112">
                    <text:p/>
                  </draw:polygon>
                  <draw:line draw:style-name="gr580" draw:text-style-name="P7" draw:layer="layout" svg:x1="8.165cm" svg:y1="17.362cm" svg:x2="9.183cm" svg:y2="17.951cm">
                    <text:p/>
                  </draw:line>
                  <draw:line draw:style-name="gr581" draw:text-style-name="P7" draw:layer="layout" svg:x1="8.262cm" svg:y1="17.306cm" svg:x2="9.28cm" svg:y2="17.895cm">
                    <text:p/>
                  </draw:line>
                  <draw:line draw:style-name="gr582" draw:text-style-name="P7" draw:layer="layout" svg:x1="8.36cm" svg:y1="17.25cm" svg:x2="9.378cm" svg:y2="17.839cm">
                    <text:p/>
                  </draw:line>
                  <draw:line draw:style-name="gr583" draw:text-style-name="P7" draw:layer="layout" svg:x1="9.281cm" svg:y1="17.782cm" svg:x2="9.378cm" svg:y2="17.726cm">
                    <text:p/>
                  </draw:line>
                  <draw:line draw:style-name="gr584" draw:text-style-name="P7" draw:layer="layout" svg:x1="9.183cm" svg:y1="17.726cm" svg:x2="9.28cm" svg:y2="17.67cm">
                    <text:p/>
                  </draw:line>
                  <draw:line draw:style-name="gr585" draw:text-style-name="P7" draw:layer="layout" svg:x1="9.087cm" svg:y1="17.671cm" svg:x2="9.184cm" svg:y2="17.615cm">
                    <text:p/>
                  </draw:line>
                  <draw:line draw:style-name="gr586" draw:text-style-name="P7" draw:layer="layout" svg:x1="9.135cm" svg:y1="17.811cm" svg:x2="9.232cm" svg:y2="17.755cm">
                    <text:p/>
                  </draw:line>
                  <draw:line draw:style-name="gr587" draw:text-style-name="P7" draw:layer="layout" svg:x1="9.038cm" svg:y1="17.755cm" svg:x2="9.135cm" svg:y2="17.699cm">
                    <text:p/>
                  </draw:line>
                  <draw:line draw:style-name="gr588" draw:text-style-name="P7" draw:layer="layout" svg:x1="8.941cm" svg:y1="17.699cm" svg:x2="9.038cm" svg:y2="17.643cm">
                    <text:p/>
                  </draw:line>
                  <draw:line draw:style-name="gr589" draw:text-style-name="P7" draw:layer="layout" svg:x1="8.99cm" svg:y1="17.615cm" svg:x2="9.087cm" svg:y2="17.559cm">
                    <text:p/>
                  </draw:line>
                  <draw:line draw:style-name="gr590" draw:text-style-name="P7" draw:layer="layout" svg:x1="8.844cm" svg:y1="17.642cm" svg:x2="8.941cm" svg:y2="17.586cm">
                    <text:p/>
                  </draw:line>
                  <draw:line draw:style-name="gr591" draw:text-style-name="P7" draw:layer="layout" svg:x1="8.893cm" svg:y1="17.559cm" svg:x2="8.99cm" svg:y2="17.503cm">
                    <text:p/>
                  </draw:line>
                  <draw:line draw:style-name="gr592" draw:text-style-name="P7" draw:layer="layout" svg:x1="8.796cm" svg:y1="17.502cm" svg:x2="8.893cm" svg:y2="17.446cm">
                    <text:p/>
                  </draw:line>
                  <draw:line draw:style-name="gr593" draw:text-style-name="P7" draw:layer="layout" svg:x1="8.699cm" svg:y1="17.446cm" svg:x2="8.796cm" svg:y2="17.39cm">
                    <text:p/>
                  </draw:line>
                  <draw:line draw:style-name="gr594" draw:text-style-name="P7" draw:layer="layout" svg:x1="8.747cm" svg:y1="17.586cm" svg:x2="8.844cm" svg:y2="17.53cm">
                    <text:p/>
                  </draw:line>
                  <draw:line draw:style-name="gr595" draw:text-style-name="P7" draw:layer="layout" svg:x1="8.65cm" svg:y1="17.53cm" svg:x2="8.747cm" svg:y2="17.474cm">
                    <text:p/>
                  </draw:line>
                  <draw:line draw:style-name="gr596" draw:text-style-name="P7" draw:layer="layout" svg:x1="8.553cm" svg:y1="17.474cm" svg:x2="8.65cm" svg:y2="17.418cm">
                    <text:p/>
                  </draw:line>
                  <draw:line draw:style-name="gr597" draw:text-style-name="P7" draw:layer="layout" svg:x1="8.602cm" svg:y1="17.39cm" svg:x2="8.699cm" svg:y2="17.334cm">
                    <text:p/>
                  </draw:line>
                  <draw:line draw:style-name="gr598" draw:text-style-name="P7" draw:layer="layout" svg:x1="8.456cm" svg:y1="17.418cm" svg:x2="8.553cm" svg:y2="17.362cm">
                    <text:p/>
                  </draw:line>
                  <draw:line draw:style-name="gr599" draw:text-style-name="P7" draw:layer="layout" svg:x1="8.505cm" svg:y1="17.334cm" svg:x2="8.602cm" svg:y2="17.278cm">
                    <text:p/>
                  </draw:line>
                  <draw:line draw:style-name="gr600" draw:text-style-name="P7" draw:layer="layout" svg:x1="8.408cm" svg:y1="17.278cm" svg:x2="8.505cm" svg:y2="17.222cm">
                    <text:p/>
                  </draw:line>
                  <draw:line draw:style-name="gr601" draw:text-style-name="P7" draw:layer="layout" svg:x1="8.36cm" svg:y1="17.362cm" svg:x2="8.457cm" svg:y2="17.306cm">
                    <text:p/>
                  </draw:line>
                  <draw:line draw:style-name="gr602" draw:text-style-name="P7" draw:layer="layout" svg:x1="8.99cm" svg:y1="17.839cm" svg:x2="9.087cm" svg:y2="17.783cm">
                    <text:p/>
                  </draw:line>
                  <draw:line draw:style-name="gr603" draw:text-style-name="P7" draw:layer="layout" svg:x1="8.893cm" svg:y1="17.782cm" svg:x2="8.99cm" svg:y2="17.726cm">
                    <text:p/>
                  </draw:line>
                  <draw:line draw:style-name="gr604" draw:text-style-name="P7" draw:layer="layout" svg:x1="8.796cm" svg:y1="17.726cm" svg:x2="8.893cm" svg:y2="17.67cm">
                    <text:p/>
                  </draw:line>
                  <draw:line draw:style-name="gr605" draw:text-style-name="P7" draw:layer="layout" svg:x1="8.747cm" svg:y1="17.811cm" svg:x2="8.844cm" svg:y2="17.755cm">
                    <text:p/>
                  </draw:line>
                  <draw:line draw:style-name="gr606" draw:text-style-name="P7" draw:layer="layout" svg:x1="8.65cm" svg:y1="17.755cm" svg:x2="8.747cm" svg:y2="17.699cm">
                    <text:p/>
                  </draw:line>
                  <draw:line draw:style-name="gr607" draw:text-style-name="P7" draw:layer="layout" svg:x1="8.699cm" svg:y1="17.671cm" svg:x2="8.796cm" svg:y2="17.615cm">
                    <text:p/>
                  </draw:line>
                  <draw:line draw:style-name="gr608" draw:text-style-name="P7" draw:layer="layout" svg:x1="8.602cm" svg:y1="17.615cm" svg:x2="8.699cm" svg:y2="17.559cm">
                    <text:p/>
                  </draw:line>
                  <draw:line draw:style-name="gr609" draw:text-style-name="P7" draw:layer="layout" svg:x1="8.505cm" svg:y1="17.559cm" svg:x2="8.602cm" svg:y2="17.503cm">
                    <text:p/>
                  </draw:line>
                  <draw:line draw:style-name="gr610" draw:text-style-name="P7" draw:layer="layout" svg:x1="8.408cm" svg:y1="17.502cm" svg:x2="8.505cm" svg:y2="17.446cm">
                    <text:p/>
                  </draw:line>
                  <draw:line draw:style-name="gr611" draw:text-style-name="P7" draw:layer="layout" svg:x1="8.262cm" svg:y1="17.53cm" svg:x2="8.359cm" svg:y2="17.474cm">
                    <text:p/>
                  </draw:line>
                  <draw:line draw:style-name="gr612" draw:text-style-name="P7" draw:layer="layout" svg:x1="8.311cm" svg:y1="17.446cm" svg:x2="8.408cm" svg:y2="17.39cm">
                    <text:p/>
                  </draw:line>
                  <draw:line draw:style-name="gr613" draw:text-style-name="P7" draw:layer="layout" svg:x1="8.165cm" svg:y1="17.474cm" svg:x2="8.262cm" svg:y2="17.418cm">
                    <text:p/>
                  </draw:line>
                  <draw:line draw:style-name="gr614" draw:text-style-name="P7" draw:layer="layout" svg:x1="8.941cm" svg:y1="17.923cm" svg:x2="9.038cm" svg:y2="17.867cm">
                    <text:p/>
                  </draw:line>
                  <draw:line draw:style-name="gr615" draw:text-style-name="P7" draw:layer="layout" svg:x1="8.844cm" svg:y1="17.867cm" svg:x2="8.941cm" svg:y2="17.811cm">
                    <text:p/>
                  </draw:line>
                  <draw:line draw:style-name="gr616" draw:text-style-name="P7" draw:layer="layout" svg:x1="9.281cm" svg:y1="18.119cm" svg:x2="9.669cm" svg:y2="17.895cm">
                    <text:p/>
                  </draw:line>
                  <draw:line draw:style-name="gr617" draw:text-style-name="P7" draw:layer="layout" svg:x1="9.378cm" svg:y1="18.175cm" svg:x2="9.766cm" svg:y2="17.951cm">
                    <text:p/>
                  </draw:line>
                  <draw:line draw:style-name="gr618" draw:text-style-name="P7" draw:layer="layout" svg:x1="9.475cm" svg:y1="17.895cm" svg:x2="9.766cm" svg:y2="18.063cm">
                    <text:p/>
                  </draw:line>
                  <draw:line draw:style-name="gr619" draw:text-style-name="P7" draw:layer="layout" svg:x1="9.378cm" svg:y1="17.951cm" svg:x2="9.669cm" svg:y2="18.119cm">
                    <text:p/>
                  </draw:line>
                  <draw:line draw:style-name="gr620" draw:text-style-name="P7" draw:layer="layout" svg:x1="9.281cm" svg:y1="18.007cm" svg:x2="9.475cm" svg:y2="18.119cm">
                    <text:p/>
                  </draw:line>
                  <draw:polygon draw:style-name="gr621" draw:text-style-name="P3" draw:layer="layout" svg:width="1.551cm" svg:height="1.008cm" svg:x="7.923cm" svg:y="17.418cm" svg:viewBox="0 0 1552 1009" draw:points="0,112 0,0 1552,897 1552,1009">
                    <text:p/>
                  </draw:polygon>
                  <draw:polygon draw:style-name="gr622" draw:text-style-name="P6" draw:layer="layout" svg:width="2.084cm" svg:height="1.316cm" svg:x="7.923cm" svg:y="17.11cm" svg:viewBox="0 0 2085 1317" draw:points="533,0 2085,897 2085,1009 1552,1317 0,421 0,308">
                    <text:p/>
                  </draw:polygon>
                </draw:g>
              </draw:g>
            </draw:g>
          </draw:g>
          <draw:g xml:id="id9" draw:id="id9">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623" draw:text-style-name="P2" draw:layer="layout" svg:width="1.851cm" svg:height="1.189cm" svg:x="6.303cm" svg:y="13.164cm" svg:viewBox="0 0 1852 1190" svg:d="M0 1190c475 0 1698-560 1819-770s-121-420-242-420c0 300-1577 690-1577 1190z">
              <text:p/>
            </draw:path>
            <draw:g>
              <draw:polygon draw:style-name="gr624" draw:text-style-name="P10" draw:layer="layout" svg:width="1.697cm" svg:height="1.819cm" svg:x="4.517cm" svg:y="12.604cm" svg:viewBox="0 0 1698 1820" draw:points="0,840 0,0 1698,980 1698,1820">
                <text:p/>
              </draw:polygon>
              <draw:polygon draw:style-name="gr625" draw:text-style-name="P11" draw:layer="layout" svg:width="1.696cm" svg:height="1.819cm" svg:x="6.215cm" svg:y="12.604cm" svg:viewBox="0 0 1697 1820" draw:points="0,1820 0,980 1697,0 1697,840">
                <text:p/>
              </draw:polygon>
              <draw:polygon draw:style-name="gr626" draw:text-style-name="P12" draw:layer="layout" svg:width="3.394cm" svg:height="1.959cm" svg:x="4.517cm" svg:y="11.624cm" svg:viewBox="0 0 3395 1960" draw:points="1698,1960 0,980 1698,0 3395,980">
                <text:p/>
              </draw:polygon>
              <draw:polygon draw:style-name="gr627" draw:text-style-name="P6" draw:layer="layout" svg:width="3.394cm" svg:height="2.799cm" svg:x="4.517cm" svg:y="11.624cm" svg:viewBox="0 0 3395 2800" draw:points="0,1820 0,980 1698,0 3395,980 3395,1820 1698,2800">
                <text:p/>
              </draw:polygon>
              <draw:polygon draw:style-name="gr628" draw:text-style-name="P13" draw:layer="layout" svg:width="0.848cm" svg:height="0.489cm" svg:x="5.002cm" svg:y="12.534cm" svg:viewBox="0 0 849 490" draw:points="121,140 728,490 849,420 242,70 363,0 0,0 0,210">
                <text:p/>
              </draw:polygon>
              <draw:polygon draw:style-name="gr629" draw:text-style-name="P13" draw:layer="layout" svg:width="0.847cm" svg:height="0.489cm" svg:x="5.851cm" svg:y="12.604cm" svg:viewBox="0 0 848 490" draw:points="605,420 484,490 848,490 848,280 727,350 121,0 0,70">
                <text:p/>
              </draw:polygon>
              <draw:polygon draw:style-name="gr630" draw:text-style-name="P13" draw:layer="layout" svg:width="0.847cm" svg:height="0.489cm" svg:x="5.73cm" svg:y="12.114cm" svg:viewBox="0 0 848 490" draw:points="121,140 727,490 848,420 242,70 363,0 0,0 0,210">
                <text:p/>
              </draw:polygon>
              <draw:polygon draw:style-name="gr631" draw:text-style-name="P13" draw:layer="layout" svg:width="0.847cm" svg:height="0.489cm" svg:x="6.579cm" svg:y="12.184cm" svg:viewBox="0 0 848 490" draw:points="605,420 484,490 848,490 848,280 727,350 121,0 0,70">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32" draw:text-style-name="P2" draw:layer="layout" svg:width="0.531cm" svg:height="0.335cm" svg:x="20.506cm" svg:y="18.372cm" svg:viewBox="0 0 532 336" svg:d="M0 336c133 0 532-112 532-196s-13-140-146-140c0 84-388 84-386 336z">
                  <text:p/>
                </draw:path>
                <draw:g>
                  <draw:polygon draw:style-name="gr633" draw:text-style-name="P3" draw:layer="layout" svg:width="0.241cm" svg:height="0.28cm" svg:x="20.31cm" svg:y="18.428cm" svg:viewBox="0 0 242 281" draw:points="0,168 48,0 242,112 194,281">
                    <text:p/>
                  </draw:polygon>
                  <draw:polygon draw:style-name="gr634" draw:text-style-name="P4" draw:layer="layout" svg:width="0.532cm" svg:height="0.307cm" svg:x="20.358cm" svg:y="18.232cm" svg:viewBox="0 0 533 308" draw:points="0,196 97,112 242,28 339,0 533,112 437,140 291,224 194,308">
                    <text:p/>
                  </draw:polygon>
                  <draw:path draw:style-name="gr635" draw:text-style-name="P5" draw:layer="layout" svg:width="0.436cm" svg:height="0.363cm" svg:x="20.504cm" svg:y="18.344cm" svg:viewBox="0 0 437 364" svg:d="M437 112c0-168-98-112-195-56-96 56-194 56-242 308 0 0 194-112 437-252z">
                    <text:p/>
                  </draw:path>
                  <draw:path draw:style-name="gr636" draw:text-style-name="P6" draw:layer="layout" svg:width="0.629cm" svg:height="0.476cm" svg:x="20.31cm" svg:y="18.232cm" svg:viewBox="0 0 630 477" svg:d="M388 0c-97 28-97 28-194 84-48 28-146 56-194 280 97 57 97 57 194 113 55-26 339-196 436-253 0-140-97-140-242-224z">
                    <text:p/>
                  </draw:path>
                </draw:g>
              </draw:g>
              <draw:g>
                <draw:path draw:style-name="gr637" draw:text-style-name="P2" draw:layer="layout" svg:width="0.872cm" svg:height="0.672cm" svg:x="20.067cm" svg:y="17.027cm" svg:viewBox="0 0 873 673" svg:d="M3 673c133 0 870-29 870-281s-253-392-387-392c0 84-532 56-483 673z">
                  <text:p/>
                </draw:path>
                <draw:g>
                  <draw:polygon draw:style-name="gr638" draw:text-style-name="P3" draw:layer="layout" svg:width="0.484cm" svg:height="0.391cm" svg:x="19.582cm" svg:y="17.307cm" svg:viewBox="0 0 485 392" draw:points="0,112 0,0 485,281 485,392">
                    <text:p/>
                  </draw:polygon>
                  <draw:polygon draw:style-name="gr639" draw:text-style-name="P3" draw:layer="layout" svg:width="0.484cm" svg:height="0.476cm" svg:x="19.971cm" svg:y="16.887cm" svg:viewBox="0 0 485 477" draw:points="0,196 0,0 485,281 485,477">
                    <text:p/>
                  </draw:polygon>
                  <draw:polygon draw:style-name="gr640" draw:text-style-name="P4" draw:layer="layout" svg:width="0.872cm" svg:height="0.503cm" svg:x="19.582cm" svg:y="17.083cm" svg:viewBox="0 0 873 504" draw:points="0,224 388,0 873,281 485,504">
                    <text:p/>
                  </draw:polygon>
                  <draw:line draw:style-name="gr641" draw:text-style-name="P7" draw:layer="layout" svg:x1="19.971cm" svg:y1="17.083cm" svg:x2="20.456cm" svg:y2="17.364cm">
                    <text:p/>
                  </draw:line>
                  <draw:polygon draw:style-name="gr642" draw:text-style-name="P5" draw:layer="layout" svg:width="0.484cm" svg:height="0.476cm" svg:x="20.067cm" svg:y="17.223cm" svg:viewBox="0 0 485 477" draw:points="0,477 0,364 388,140 388,0 485,56 485,196">
                    <text:p/>
                  </draw:polygon>
                  <draw:polygon draw:style-name="gr643" draw:text-style-name="P3" draw:layer="layout" svg:width="1.551cm" svg:height="2.129cm" svg:x="19.049cm" svg:y="15.177cm" svg:viewBox="0 0 1552 2130" draw:points="0,1233 0,0 1552,897 1552,2130">
                    <text:p/>
                  </draw:polygon>
                  <draw:polygon draw:style-name="gr644" draw:text-style-name="P8" draw:layer="layout" svg:width="1.454cm" svg:height="1.961cm" svg:x="19.098cm" svg:y="15.261cm" svg:viewBox="0 0 1455 1962" draw:points="0,1121 0,0 1455,841 1455,1962">
                    <text:p/>
                  </draw:polygon>
                  <draw:polygon draw:style-name="gr645" draw:text-style-name="P4" draw:layer="layout" svg:width="1.648cm" svg:height="0.952cm" svg:x="19.049cm" svg:y="15.121cm" svg:viewBox="0 0 1649 953" draw:points="1552,953 0,56 97,0 1649,897">
                    <text:p/>
                  </draw:polygon>
                  <draw:polygon draw:style-name="gr646" draw:text-style-name="P5" draw:layer="layout" svg:width="0.096cm" svg:height="1.288cm" svg:x="20.601cm" svg:y="16.018cm" svg:viewBox="0 0 97 1289" draw:points="0,1289 0,56 97,0 97,1233">
                    <text:p/>
                  </draw:polygon>
                  <draw:polygon draw:style-name="gr647" draw:text-style-name="P6" draw:layer="layout" svg:width="1.648cm" svg:height="2.578cm" svg:x="19.049cm" svg:y="15.121cm" svg:viewBox="0 0 1649 2579" draw:points="97,0 1649,897 1649,2130 1552,2186 1503,2158 1503,2298 1018,2579 533,2298 533,2186 921,1962 921,1822 0,1289 0,56">
                    <text:p/>
                  </draw:polygon>
                </draw:g>
              </draw:g>
              <draw:g>
                <draw:path draw:style-name="gr648" draw:text-style-name="P2" draw:layer="layout" svg:width="0.631cm" svg:height="0.335cm" svg:x="19.872cm" svg:y="18.064cm" svg:viewBox="0 0 632 336" svg:d="M3 336c134 0 629-140 629-224s-13-112-146-112c0 84-533 56-483 336z">
                  <text:p/>
                </draw:path>
                <draw:g>
                  <draw:polygon draw:style-name="gr649" draw:text-style-name="P4" draw:layer="layout" svg:width="2.084cm" svg:height="1.204cm" svg:x="18.322cm" svg:y="17.111cm" svg:viewBox="0 0 2085 1205" draw:points="1552,1205 0,308 533,0 2085,897">
                    <text:p/>
                  </draw:polygon>
                  <draw:polygon draw:style-name="gr650" draw:text-style-name="P9" draw:layer="layout" svg:width="1.405cm" svg:height="0.812cm" svg:x="18.468cm" svg:y="17.195cm" svg:viewBox="0 0 1406 813" draw:points="0,224 388,0 1406,589 1018,813">
                    <text:p/>
                  </draw:polygon>
                  <draw:polygon draw:style-name="gr651" draw:text-style-name="P9" draw:layer="layout" svg:width="0.678cm" svg:height="0.391cm" svg:x="19.582cm" svg:y="17.84cm" svg:viewBox="0 0 679 392" draw:points="0,224 388,0 679,168 291,392">
                    <text:p/>
                  </draw:polygon>
                  <draw:polygon draw:style-name="gr652" draw:text-style-name="P5" draw:layer="layout" svg:width="0.532cm" svg:height="0.42cm" svg:x="19.874cm" svg:y="18.008cm" svg:viewBox="0 0 533 421" draw:points="0,421 0,308 533,0 533,112">
                    <text:p/>
                  </draw:polygon>
                  <draw:line draw:style-name="gr653" draw:text-style-name="P7" draw:layer="layout" svg:x1="18.564cm" svg:y1="17.363cm" svg:x2="19.582cm" svg:y2="17.952cm">
                    <text:p/>
                  </draw:line>
                  <draw:line draw:style-name="gr654" draw:text-style-name="P7" draw:layer="layout" svg:x1="18.661cm" svg:y1="17.307cm" svg:x2="19.679cm" svg:y2="17.896cm">
                    <text:p/>
                  </draw:line>
                  <draw:line draw:style-name="gr655" draw:text-style-name="P7" draw:layer="layout" svg:x1="18.759cm" svg:y1="17.251cm" svg:x2="19.777cm" svg:y2="17.84cm">
                    <text:p/>
                  </draw:line>
                  <draw:line draw:style-name="gr656" draw:text-style-name="P7" draw:layer="layout" svg:x1="19.68cm" svg:y1="17.783cm" svg:x2="19.777cm" svg:y2="17.727cm">
                    <text:p/>
                  </draw:line>
                  <draw:line draw:style-name="gr657" draw:text-style-name="P7" draw:layer="layout" svg:x1="19.582cm" svg:y1="17.727cm" svg:x2="19.679cm" svg:y2="17.671cm">
                    <text:p/>
                  </draw:line>
                  <draw:line draw:style-name="gr658" draw:text-style-name="P7" draw:layer="layout" svg:x1="19.486cm" svg:y1="17.672cm" svg:x2="19.583cm" svg:y2="17.616cm">
                    <text:p/>
                  </draw:line>
                  <draw:line draw:style-name="gr659" draw:text-style-name="P7" draw:layer="layout" svg:x1="19.534cm" svg:y1="17.812cm" svg:x2="19.631cm" svg:y2="17.756cm">
                    <text:p/>
                  </draw:line>
                  <draw:line draw:style-name="gr660" draw:text-style-name="P7" draw:layer="layout" svg:x1="19.437cm" svg:y1="17.756cm" svg:x2="19.534cm" svg:y2="17.7cm">
                    <text:p/>
                  </draw:line>
                  <draw:line draw:style-name="gr661" draw:text-style-name="P7" draw:layer="layout" svg:x1="19.34cm" svg:y1="17.7cm" svg:x2="19.437cm" svg:y2="17.644cm">
                    <text:p/>
                  </draw:line>
                  <draw:line draw:style-name="gr662" draw:text-style-name="P7" draw:layer="layout" svg:x1="19.389cm" svg:y1="17.616cm" svg:x2="19.486cm" svg:y2="17.56cm">
                    <text:p/>
                  </draw:line>
                  <draw:line draw:style-name="gr663" draw:text-style-name="P7" draw:layer="layout" svg:x1="19.243cm" svg:y1="17.643cm" svg:x2="19.34cm" svg:y2="17.587cm">
                    <text:p/>
                  </draw:line>
                  <draw:line draw:style-name="gr664" draw:text-style-name="P7" draw:layer="layout" svg:x1="19.292cm" svg:y1="17.56cm" svg:x2="19.389cm" svg:y2="17.504cm">
                    <text:p/>
                  </draw:line>
                  <draw:line draw:style-name="gr665" draw:text-style-name="P7" draw:layer="layout" svg:x1="19.195cm" svg:y1="17.503cm" svg:x2="19.292cm" svg:y2="17.447cm">
                    <text:p/>
                  </draw:line>
                  <draw:line draw:style-name="gr666" draw:text-style-name="P7" draw:layer="layout" svg:x1="19.098cm" svg:y1="17.447cm" svg:x2="19.195cm" svg:y2="17.391cm">
                    <text:p/>
                  </draw:line>
                  <draw:line draw:style-name="gr667" draw:text-style-name="P7" draw:layer="layout" svg:x1="19.146cm" svg:y1="17.587cm" svg:x2="19.243cm" svg:y2="17.531cm">
                    <text:p/>
                  </draw:line>
                  <draw:line draw:style-name="gr668" draw:text-style-name="P7" draw:layer="layout" svg:x1="19.049cm" svg:y1="17.531cm" svg:x2="19.146cm" svg:y2="17.475cm">
                    <text:p/>
                  </draw:line>
                  <draw:line draw:style-name="gr669" draw:text-style-name="P7" draw:layer="layout" svg:x1="18.952cm" svg:y1="17.475cm" svg:x2="19.049cm" svg:y2="17.419cm">
                    <text:p/>
                  </draw:line>
                  <draw:line draw:style-name="gr670" draw:text-style-name="P7" draw:layer="layout" svg:x1="19.001cm" svg:y1="17.391cm" svg:x2="19.098cm" svg:y2="17.335cm">
                    <text:p/>
                  </draw:line>
                  <draw:line draw:style-name="gr671" draw:text-style-name="P7" draw:layer="layout" svg:x1="18.855cm" svg:y1="17.419cm" svg:x2="18.952cm" svg:y2="17.363cm">
                    <text:p/>
                  </draw:line>
                  <draw:line draw:style-name="gr672" draw:text-style-name="P7" draw:layer="layout" svg:x1="18.904cm" svg:y1="17.335cm" svg:x2="19.001cm" svg:y2="17.279cm">
                    <text:p/>
                  </draw:line>
                  <draw:line draw:style-name="gr673" draw:text-style-name="P7" draw:layer="layout" svg:x1="18.807cm" svg:y1="17.279cm" svg:x2="18.904cm" svg:y2="17.223cm">
                    <text:p/>
                  </draw:line>
                  <draw:line draw:style-name="gr674" draw:text-style-name="P7" draw:layer="layout" svg:x1="18.759cm" svg:y1="17.363cm" svg:x2="18.856cm" svg:y2="17.307cm">
                    <text:p/>
                  </draw:line>
                  <draw:line draw:style-name="gr675" draw:text-style-name="P7" draw:layer="layout" svg:x1="19.389cm" svg:y1="17.84cm" svg:x2="19.486cm" svg:y2="17.784cm">
                    <text:p/>
                  </draw:line>
                  <draw:line draw:style-name="gr676" draw:text-style-name="P7" draw:layer="layout" svg:x1="19.292cm" svg:y1="17.783cm" svg:x2="19.389cm" svg:y2="17.727cm">
                    <text:p/>
                  </draw:line>
                  <draw:line draw:style-name="gr677" draw:text-style-name="P7" draw:layer="layout" svg:x1="19.195cm" svg:y1="17.727cm" svg:x2="19.292cm" svg:y2="17.671cm">
                    <text:p/>
                  </draw:line>
                  <draw:line draw:style-name="gr678" draw:text-style-name="P7" draw:layer="layout" svg:x1="19.146cm" svg:y1="17.812cm" svg:x2="19.243cm" svg:y2="17.756cm">
                    <text:p/>
                  </draw:line>
                  <draw:line draw:style-name="gr679" draw:text-style-name="P7" draw:layer="layout" svg:x1="19.049cm" svg:y1="17.756cm" svg:x2="19.146cm" svg:y2="17.7cm">
                    <text:p/>
                  </draw:line>
                  <draw:line draw:style-name="gr680" draw:text-style-name="P7" draw:layer="layout" svg:x1="19.098cm" svg:y1="17.672cm" svg:x2="19.195cm" svg:y2="17.616cm">
                    <text:p/>
                  </draw:line>
                  <draw:line draw:style-name="gr681" draw:text-style-name="P7" draw:layer="layout" svg:x1="19.001cm" svg:y1="17.616cm" svg:x2="19.098cm" svg:y2="17.56cm">
                    <text:p/>
                  </draw:line>
                  <draw:line draw:style-name="gr682" draw:text-style-name="P7" draw:layer="layout" svg:x1="18.904cm" svg:y1="17.56cm" svg:x2="19.001cm" svg:y2="17.504cm">
                    <text:p/>
                  </draw:line>
                  <draw:line draw:style-name="gr683" draw:text-style-name="P7" draw:layer="layout" svg:x1="18.807cm" svg:y1="17.503cm" svg:x2="18.904cm" svg:y2="17.447cm">
                    <text:p/>
                  </draw:line>
                  <draw:line draw:style-name="gr684" draw:text-style-name="P7" draw:layer="layout" svg:x1="18.661cm" svg:y1="17.531cm" svg:x2="18.758cm" svg:y2="17.475cm">
                    <text:p/>
                  </draw:line>
                  <draw:line draw:style-name="gr685" draw:text-style-name="P7" draw:layer="layout" svg:x1="18.71cm" svg:y1="17.447cm" svg:x2="18.807cm" svg:y2="17.391cm">
                    <text:p/>
                  </draw:line>
                  <draw:line draw:style-name="gr686" draw:text-style-name="P7" draw:layer="layout" svg:x1="18.564cm" svg:y1="17.475cm" svg:x2="18.661cm" svg:y2="17.419cm">
                    <text:p/>
                  </draw:line>
                  <draw:line draw:style-name="gr687" draw:text-style-name="P7" draw:layer="layout" svg:x1="19.34cm" svg:y1="17.924cm" svg:x2="19.437cm" svg:y2="17.868cm">
                    <text:p/>
                  </draw:line>
                  <draw:line draw:style-name="gr688" draw:text-style-name="P7" draw:layer="layout" svg:x1="19.243cm" svg:y1="17.868cm" svg:x2="19.34cm" svg:y2="17.812cm">
                    <text:p/>
                  </draw:line>
                  <draw:line draw:style-name="gr689" draw:text-style-name="P7" draw:layer="layout" svg:x1="19.68cm" svg:y1="18.12cm" svg:x2="20.068cm" svg:y2="17.896cm">
                    <text:p/>
                  </draw:line>
                  <draw:line draw:style-name="gr690" draw:text-style-name="P7" draw:layer="layout" svg:x1="19.777cm" svg:y1="18.176cm" svg:x2="20.165cm" svg:y2="17.952cm">
                    <text:p/>
                  </draw:line>
                  <draw:line draw:style-name="gr691" draw:text-style-name="P7" draw:layer="layout" svg:x1="19.874cm" svg:y1="17.896cm" svg:x2="20.165cm" svg:y2="18.064cm">
                    <text:p/>
                  </draw:line>
                  <draw:line draw:style-name="gr692" draw:text-style-name="P7" draw:layer="layout" svg:x1="19.777cm" svg:y1="17.952cm" svg:x2="20.068cm" svg:y2="18.12cm">
                    <text:p/>
                  </draw:line>
                  <draw:line draw:style-name="gr693" draw:text-style-name="P7" draw:layer="layout" svg:x1="19.68cm" svg:y1="18.008cm" svg:x2="19.874cm" svg:y2="18.12cm">
                    <text:p/>
                  </draw:line>
                  <draw:polygon draw:style-name="gr694" draw:text-style-name="P3" draw:layer="layout" svg:width="1.551cm" svg:height="1.008cm" svg:x="18.322cm" svg:y="17.419cm" svg:viewBox="0 0 1552 1009" draw:points="0,112 0,0 1552,897 1552,1009">
                    <text:p/>
                  </draw:polygon>
                  <draw:polygon draw:style-name="gr695" draw:text-style-name="P6" draw:layer="layout" svg:width="2.084cm" svg:height="1.316cm" svg:x="18.322cm" svg:y="17.111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96" draw:text-style-name="P2" draw:layer="layout" svg:width="0.531cm" svg:height="0.335cm" svg:x="23.464cm" svg:y="18.372cm" svg:viewBox="0 0 532 336" svg:d="M0 336c133 0 532-112 532-196s-13-140-146-140c0 84-388 84-386 336z">
                  <text:p/>
                </draw:path>
                <draw:g>
                  <draw:polygon draw:style-name="gr697" draw:text-style-name="P3" draw:layer="layout" svg:width="0.241cm" svg:height="0.28cm" svg:x="23.268cm" svg:y="18.428cm" svg:viewBox="0 0 242 281" draw:points="0,168 48,0 242,112 194,281">
                    <text:p/>
                  </draw:polygon>
                  <draw:polygon draw:style-name="gr698" draw:text-style-name="P4" draw:layer="layout" svg:width="0.532cm" svg:height="0.307cm" svg:x="23.316cm" svg:y="18.232cm" svg:viewBox="0 0 533 308" draw:points="0,196 97,112 242,28 339,0 533,112 437,140 291,224 194,308">
                    <text:p/>
                  </draw:polygon>
                  <draw:path draw:style-name="gr699" draw:text-style-name="P5" draw:layer="layout" svg:width="0.436cm" svg:height="0.363cm" svg:x="23.462cm" svg:y="18.344cm" svg:viewBox="0 0 437 364" svg:d="M437 112c0-168-98-112-195-56-96 56-194 56-242 308 0 0 194-112 437-252z">
                    <text:p/>
                  </draw:path>
                  <draw:path draw:style-name="gr700" draw:text-style-name="P6" draw:layer="layout" svg:width="0.629cm" svg:height="0.476cm" svg:x="23.268cm" svg:y="18.232cm" svg:viewBox="0 0 630 477" svg:d="M388 0c-97 28-97 28-194 84-48 28-146 56-194 280 97 57 97 57 194 113 55-26 339-196 436-253 0-140-97-140-242-224z">
                    <text:p/>
                  </draw:path>
                </draw:g>
              </draw:g>
              <draw:g>
                <draw:path draw:style-name="gr701" draw:text-style-name="P2" draw:layer="layout" svg:width="0.872cm" svg:height="0.672cm" svg:x="23.025cm" svg:y="17.027cm" svg:viewBox="0 0 873 673" svg:d="M3 673c133 0 870-29 870-281s-253-392-387-392c0 84-532 56-483 673z">
                  <text:p/>
                </draw:path>
                <draw:g>
                  <draw:polygon draw:style-name="gr702" draw:text-style-name="P3" draw:layer="layout" svg:width="0.484cm" svg:height="0.391cm" svg:x="22.54cm" svg:y="17.307cm" svg:viewBox="0 0 485 392" draw:points="0,112 0,0 485,281 485,392">
                    <text:p/>
                  </draw:polygon>
                  <draw:polygon draw:style-name="gr703" draw:text-style-name="P3" draw:layer="layout" svg:width="0.484cm" svg:height="0.476cm" svg:x="22.929cm" svg:y="16.887cm" svg:viewBox="0 0 485 477" draw:points="0,196 0,0 485,281 485,477">
                    <text:p/>
                  </draw:polygon>
                  <draw:polygon draw:style-name="gr704" draw:text-style-name="P4" draw:layer="layout" svg:width="0.872cm" svg:height="0.503cm" svg:x="22.54cm" svg:y="17.083cm" svg:viewBox="0 0 873 504" draw:points="0,224 388,0 873,281 485,504">
                    <text:p/>
                  </draw:polygon>
                  <draw:line draw:style-name="gr705" draw:text-style-name="P7" draw:layer="layout" svg:x1="22.929cm" svg:y1="17.083cm" svg:x2="23.414cm" svg:y2="17.364cm">
                    <text:p/>
                  </draw:line>
                  <draw:polygon draw:style-name="gr706" draw:text-style-name="P5" draw:layer="layout" svg:width="0.484cm" svg:height="0.476cm" svg:x="23.025cm" svg:y="17.223cm" svg:viewBox="0 0 485 477" draw:points="0,477 0,364 388,140 388,0 485,56 485,196">
                    <text:p/>
                  </draw:polygon>
                  <draw:polygon draw:style-name="gr707" draw:text-style-name="P3" draw:layer="layout" svg:width="1.551cm" svg:height="2.129cm" svg:x="22.007cm" svg:y="15.177cm" svg:viewBox="0 0 1552 2130" draw:points="0,1233 0,0 1552,897 1552,2130">
                    <text:p/>
                  </draw:polygon>
                  <draw:polygon draw:style-name="gr708" draw:text-style-name="P8" draw:layer="layout" svg:width="1.454cm" svg:height="1.961cm" svg:x="22.056cm" svg:y="15.261cm" svg:viewBox="0 0 1455 1962" draw:points="0,1121 0,0 1455,841 1455,1962">
                    <text:p/>
                  </draw:polygon>
                  <draw:polygon draw:style-name="gr709" draw:text-style-name="P4" draw:layer="layout" svg:width="1.648cm" svg:height="0.952cm" svg:x="22.007cm" svg:y="15.121cm" svg:viewBox="0 0 1649 953" draw:points="1552,953 0,56 97,0 1649,897">
                    <text:p/>
                  </draw:polygon>
                  <draw:polygon draw:style-name="gr710" draw:text-style-name="P5" draw:layer="layout" svg:width="0.096cm" svg:height="1.288cm" svg:x="23.559cm" svg:y="16.018cm" svg:viewBox="0 0 97 1289" draw:points="0,1289 0,56 97,0 97,1233">
                    <text:p/>
                  </draw:polygon>
                  <draw:polygon draw:style-name="gr711" draw:text-style-name="P6" draw:layer="layout" svg:width="1.648cm" svg:height="2.578cm" svg:x="22.007cm" svg:y="15.121cm" svg:viewBox="0 0 1649 2579" draw:points="97,0 1649,897 1649,2130 1552,2186 1503,2158 1503,2298 1018,2579 533,2298 533,2186 921,1962 921,1822 0,1289 0,56">
                    <text:p/>
                  </draw:polygon>
                </draw:g>
              </draw:g>
              <draw:g>
                <draw:path draw:style-name="gr712" draw:text-style-name="P2" draw:layer="layout" svg:width="0.631cm" svg:height="0.335cm" svg:x="22.83cm" svg:y="18.064cm" svg:viewBox="0 0 632 336" svg:d="M3 336c134 0 629-140 629-224s-13-112-146-112c0 84-533 56-483 336z">
                  <text:p/>
                </draw:path>
                <draw:g>
                  <draw:polygon draw:style-name="gr713" draw:text-style-name="P4" draw:layer="layout" svg:width="2.084cm" svg:height="1.204cm" svg:x="21.28cm" svg:y="17.111cm" svg:viewBox="0 0 2085 1205" draw:points="1552,1205 0,308 533,0 2085,897">
                    <text:p/>
                  </draw:polygon>
                  <draw:polygon draw:style-name="gr714" draw:text-style-name="P9" draw:layer="layout" svg:width="1.405cm" svg:height="0.812cm" svg:x="21.426cm" svg:y="17.195cm" svg:viewBox="0 0 1406 813" draw:points="0,224 388,0 1406,589 1018,813">
                    <text:p/>
                  </draw:polygon>
                  <draw:polygon draw:style-name="gr715" draw:text-style-name="P9" draw:layer="layout" svg:width="0.678cm" svg:height="0.391cm" svg:x="22.54cm" svg:y="17.84cm" svg:viewBox="0 0 679 392" draw:points="0,224 388,0 679,168 291,392">
                    <text:p/>
                  </draw:polygon>
                  <draw:polygon draw:style-name="gr716" draw:text-style-name="P5" draw:layer="layout" svg:width="0.532cm" svg:height="0.42cm" svg:x="22.832cm" svg:y="18.008cm" svg:viewBox="0 0 533 421" draw:points="0,421 0,308 533,0 533,112">
                    <text:p/>
                  </draw:polygon>
                  <draw:line draw:style-name="gr717" draw:text-style-name="P7" draw:layer="layout" svg:x1="21.522cm" svg:y1="17.363cm" svg:x2="22.54cm" svg:y2="17.952cm">
                    <text:p/>
                  </draw:line>
                  <draw:line draw:style-name="gr718" draw:text-style-name="P7" draw:layer="layout" svg:x1="21.619cm" svg:y1="17.307cm" svg:x2="22.637cm" svg:y2="17.896cm">
                    <text:p/>
                  </draw:line>
                  <draw:line draw:style-name="gr719" draw:text-style-name="P7" draw:layer="layout" svg:x1="21.717cm" svg:y1="17.251cm" svg:x2="22.735cm" svg:y2="17.84cm">
                    <text:p/>
                  </draw:line>
                  <draw:line draw:style-name="gr720" draw:text-style-name="P7" draw:layer="layout" svg:x1="22.638cm" svg:y1="17.783cm" svg:x2="22.735cm" svg:y2="17.727cm">
                    <text:p/>
                  </draw:line>
                  <draw:line draw:style-name="gr721" draw:text-style-name="P7" draw:layer="layout" svg:x1="22.54cm" svg:y1="17.727cm" svg:x2="22.637cm" svg:y2="17.671cm">
                    <text:p/>
                  </draw:line>
                  <draw:line draw:style-name="gr722" draw:text-style-name="P7" draw:layer="layout" svg:x1="22.444cm" svg:y1="17.672cm" svg:x2="22.541cm" svg:y2="17.616cm">
                    <text:p/>
                  </draw:line>
                  <draw:line draw:style-name="gr723" draw:text-style-name="P7" draw:layer="layout" svg:x1="22.492cm" svg:y1="17.812cm" svg:x2="22.589cm" svg:y2="17.756cm">
                    <text:p/>
                  </draw:line>
                  <draw:line draw:style-name="gr724" draw:text-style-name="P7" draw:layer="layout" svg:x1="22.395cm" svg:y1="17.756cm" svg:x2="22.492cm" svg:y2="17.7cm">
                    <text:p/>
                  </draw:line>
                  <draw:line draw:style-name="gr725" draw:text-style-name="P7" draw:layer="layout" svg:x1="22.298cm" svg:y1="17.7cm" svg:x2="22.395cm" svg:y2="17.644cm">
                    <text:p/>
                  </draw:line>
                  <draw:line draw:style-name="gr726" draw:text-style-name="P7" draw:layer="layout" svg:x1="22.347cm" svg:y1="17.616cm" svg:x2="22.444cm" svg:y2="17.56cm">
                    <text:p/>
                  </draw:line>
                  <draw:line draw:style-name="gr727" draw:text-style-name="P7" draw:layer="layout" svg:x1="22.201cm" svg:y1="17.643cm" svg:x2="22.298cm" svg:y2="17.587cm">
                    <text:p/>
                  </draw:line>
                  <draw:line draw:style-name="gr728" draw:text-style-name="P7" draw:layer="layout" svg:x1="22.25cm" svg:y1="17.56cm" svg:x2="22.347cm" svg:y2="17.504cm">
                    <text:p/>
                  </draw:line>
                  <draw:line draw:style-name="gr729" draw:text-style-name="P7" draw:layer="layout" svg:x1="22.153cm" svg:y1="17.503cm" svg:x2="22.25cm" svg:y2="17.447cm">
                    <text:p/>
                  </draw:line>
                  <draw:line draw:style-name="gr730" draw:text-style-name="P7" draw:layer="layout" svg:x1="22.056cm" svg:y1="17.447cm" svg:x2="22.153cm" svg:y2="17.391cm">
                    <text:p/>
                  </draw:line>
                  <draw:line draw:style-name="gr731" draw:text-style-name="P7" draw:layer="layout" svg:x1="22.104cm" svg:y1="17.587cm" svg:x2="22.201cm" svg:y2="17.531cm">
                    <text:p/>
                  </draw:line>
                  <draw:line draw:style-name="gr732" draw:text-style-name="P7" draw:layer="layout" svg:x1="22.007cm" svg:y1="17.531cm" svg:x2="22.104cm" svg:y2="17.475cm">
                    <text:p/>
                  </draw:line>
                  <draw:line draw:style-name="gr733" draw:text-style-name="P7" draw:layer="layout" svg:x1="21.91cm" svg:y1="17.475cm" svg:x2="22.007cm" svg:y2="17.419cm">
                    <text:p/>
                  </draw:line>
                  <draw:line draw:style-name="gr734" draw:text-style-name="P7" draw:layer="layout" svg:x1="21.959cm" svg:y1="17.391cm" svg:x2="22.056cm" svg:y2="17.335cm">
                    <text:p/>
                  </draw:line>
                  <draw:line draw:style-name="gr735" draw:text-style-name="P7" draw:layer="layout" svg:x1="21.813cm" svg:y1="17.419cm" svg:x2="21.91cm" svg:y2="17.363cm">
                    <text:p/>
                  </draw:line>
                  <draw:line draw:style-name="gr736" draw:text-style-name="P7" draw:layer="layout" svg:x1="21.862cm" svg:y1="17.335cm" svg:x2="21.959cm" svg:y2="17.279cm">
                    <text:p/>
                  </draw:line>
                  <draw:line draw:style-name="gr737" draw:text-style-name="P7" draw:layer="layout" svg:x1="21.765cm" svg:y1="17.279cm" svg:x2="21.862cm" svg:y2="17.223cm">
                    <text:p/>
                  </draw:line>
                  <draw:line draw:style-name="gr738" draw:text-style-name="P7" draw:layer="layout" svg:x1="21.717cm" svg:y1="17.363cm" svg:x2="21.814cm" svg:y2="17.307cm">
                    <text:p/>
                  </draw:line>
                  <draw:line draw:style-name="gr739" draw:text-style-name="P7" draw:layer="layout" svg:x1="22.347cm" svg:y1="17.84cm" svg:x2="22.444cm" svg:y2="17.784cm">
                    <text:p/>
                  </draw:line>
                  <draw:line draw:style-name="gr740" draw:text-style-name="P7" draw:layer="layout" svg:x1="22.25cm" svg:y1="17.783cm" svg:x2="22.347cm" svg:y2="17.727cm">
                    <text:p/>
                  </draw:line>
                  <draw:line draw:style-name="gr741" draw:text-style-name="P7" draw:layer="layout" svg:x1="22.153cm" svg:y1="17.727cm" svg:x2="22.25cm" svg:y2="17.671cm">
                    <text:p/>
                  </draw:line>
                  <draw:line draw:style-name="gr742" draw:text-style-name="P7" draw:layer="layout" svg:x1="22.104cm" svg:y1="17.812cm" svg:x2="22.201cm" svg:y2="17.756cm">
                    <text:p/>
                  </draw:line>
                  <draw:line draw:style-name="gr743" draw:text-style-name="P7" draw:layer="layout" svg:x1="22.007cm" svg:y1="17.756cm" svg:x2="22.104cm" svg:y2="17.7cm">
                    <text:p/>
                  </draw:line>
                  <draw:line draw:style-name="gr744" draw:text-style-name="P7" draw:layer="layout" svg:x1="22.056cm" svg:y1="17.672cm" svg:x2="22.153cm" svg:y2="17.616cm">
                    <text:p/>
                  </draw:line>
                  <draw:line draw:style-name="gr745" draw:text-style-name="P7" draw:layer="layout" svg:x1="21.959cm" svg:y1="17.616cm" svg:x2="22.056cm" svg:y2="17.56cm">
                    <text:p/>
                  </draw:line>
                  <draw:line draw:style-name="gr746" draw:text-style-name="P7" draw:layer="layout" svg:x1="21.862cm" svg:y1="17.56cm" svg:x2="21.959cm" svg:y2="17.504cm">
                    <text:p/>
                  </draw:line>
                  <draw:line draw:style-name="gr747" draw:text-style-name="P7" draw:layer="layout" svg:x1="21.765cm" svg:y1="17.503cm" svg:x2="21.862cm" svg:y2="17.447cm">
                    <text:p/>
                  </draw:line>
                  <draw:line draw:style-name="gr748" draw:text-style-name="P7" draw:layer="layout" svg:x1="21.619cm" svg:y1="17.531cm" svg:x2="21.716cm" svg:y2="17.475cm">
                    <text:p/>
                  </draw:line>
                  <draw:line draw:style-name="gr749" draw:text-style-name="P7" draw:layer="layout" svg:x1="21.668cm" svg:y1="17.447cm" svg:x2="21.765cm" svg:y2="17.391cm">
                    <text:p/>
                  </draw:line>
                  <draw:line draw:style-name="gr750" draw:text-style-name="P7" draw:layer="layout" svg:x1="21.522cm" svg:y1="17.475cm" svg:x2="21.619cm" svg:y2="17.419cm">
                    <text:p/>
                  </draw:line>
                  <draw:line draw:style-name="gr751" draw:text-style-name="P7" draw:layer="layout" svg:x1="22.298cm" svg:y1="17.924cm" svg:x2="22.395cm" svg:y2="17.868cm">
                    <text:p/>
                  </draw:line>
                  <draw:line draw:style-name="gr752" draw:text-style-name="P7" draw:layer="layout" svg:x1="22.201cm" svg:y1="17.868cm" svg:x2="22.298cm" svg:y2="17.812cm">
                    <text:p/>
                  </draw:line>
                  <draw:line draw:style-name="gr753" draw:text-style-name="P7" draw:layer="layout" svg:x1="22.638cm" svg:y1="18.12cm" svg:x2="23.026cm" svg:y2="17.896cm">
                    <text:p/>
                  </draw:line>
                  <draw:line draw:style-name="gr754" draw:text-style-name="P7" draw:layer="layout" svg:x1="22.735cm" svg:y1="18.176cm" svg:x2="23.123cm" svg:y2="17.952cm">
                    <text:p/>
                  </draw:line>
                  <draw:line draw:style-name="gr755" draw:text-style-name="P7" draw:layer="layout" svg:x1="22.832cm" svg:y1="17.896cm" svg:x2="23.123cm" svg:y2="18.064cm">
                    <text:p/>
                  </draw:line>
                  <draw:line draw:style-name="gr756" draw:text-style-name="P7" draw:layer="layout" svg:x1="22.735cm" svg:y1="17.952cm" svg:x2="23.026cm" svg:y2="18.12cm">
                    <text:p/>
                  </draw:line>
                  <draw:line draw:style-name="gr757" draw:text-style-name="P7" draw:layer="layout" svg:x1="22.638cm" svg:y1="18.008cm" svg:x2="22.832cm" svg:y2="18.12cm">
                    <text:p/>
                  </draw:line>
                  <draw:polygon draw:style-name="gr758" draw:text-style-name="P3" draw:layer="layout" svg:width="1.551cm" svg:height="1.008cm" svg:x="21.28cm" svg:y="17.419cm" svg:viewBox="0 0 1552 1009" draw:points="0,112 0,0 1552,897 1552,1009">
                    <text:p/>
                  </draw:polygon>
                  <draw:polygon draw:style-name="gr759" draw:text-style-name="P6" draw:layer="layout" svg:width="2.084cm" svg:height="1.316cm" svg:x="21.28cm" svg:y="17.111cm" svg:viewBox="0 0 2085 1317" draw:points="533,0 2085,897 2085,1009 1552,1317 0,421 0,308">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760" draw:text-style-name="P2" draw:layer="layout" svg:width="0.531cm" svg:height="0.335cm" svg:x="26.395cm" svg:y="18.372cm" svg:viewBox="0 0 532 336" svg:d="M0 336c133 0 532-112 532-196s-13-140-146-140c0 84-388 84-386 336z">
                  <text:p/>
                </draw:path>
                <draw:g>
                  <draw:polygon draw:style-name="gr761" draw:text-style-name="P3" draw:layer="layout" svg:width="0.241cm" svg:height="0.28cm" svg:x="26.199cm" svg:y="18.428cm" svg:viewBox="0 0 242 281" draw:points="0,168 48,0 242,112 194,281">
                    <text:p/>
                  </draw:polygon>
                  <draw:polygon draw:style-name="gr762" draw:text-style-name="P4" draw:layer="layout" svg:width="0.532cm" svg:height="0.307cm" svg:x="26.247cm" svg:y="18.232cm" svg:viewBox="0 0 533 308" draw:points="0,196 97,112 242,28 339,0 533,112 437,140 291,224 194,308">
                    <text:p/>
                  </draw:polygon>
                  <draw:path draw:style-name="gr763" draw:text-style-name="P5" draw:layer="layout" svg:width="0.436cm" svg:height="0.363cm" svg:x="26.393cm" svg:y="18.344cm" svg:viewBox="0 0 437 364" svg:d="M437 112c0-168-98-112-195-56-96 56-194 56-242 308 0 0 194-112 437-252z">
                    <text:p/>
                  </draw:path>
                  <draw:path draw:style-name="gr764" draw:text-style-name="P6" draw:layer="layout" svg:width="0.629cm" svg:height="0.476cm" svg:x="26.199cm" svg:y="18.232cm" svg:viewBox="0 0 630 477" svg:d="M388 0c-97 28-97 28-194 84-48 28-146 56-194 280 97 57 97 57 194 113 55-26 339-196 436-253 0-140-97-140-242-224z">
                    <text:p/>
                  </draw:path>
                </draw:g>
              </draw:g>
              <draw:g>
                <draw:path draw:style-name="gr765" draw:text-style-name="P2" draw:layer="layout" svg:width="0.872cm" svg:height="0.672cm" svg:x="25.956cm" svg:y="17.027cm" svg:viewBox="0 0 873 673" svg:d="M3 673c133 0 870-29 870-281s-253-392-387-392c0 84-532 56-483 673z">
                  <text:p/>
                </draw:path>
                <draw:g>
                  <draw:polygon draw:style-name="gr766" draw:text-style-name="P3" draw:layer="layout" svg:width="0.484cm" svg:height="0.391cm" svg:x="25.471cm" svg:y="17.307cm" svg:viewBox="0 0 485 392" draw:points="0,112 0,0 485,281 485,392">
                    <text:p/>
                  </draw:polygon>
                  <draw:polygon draw:style-name="gr767" draw:text-style-name="P3" draw:layer="layout" svg:width="0.484cm" svg:height="0.476cm" svg:x="25.86cm" svg:y="16.887cm" svg:viewBox="0 0 485 477" draw:points="0,196 0,0 485,281 485,477">
                    <text:p/>
                  </draw:polygon>
                  <draw:polygon draw:style-name="gr768" draw:text-style-name="P4" draw:layer="layout" svg:width="0.872cm" svg:height="0.503cm" svg:x="25.471cm" svg:y="17.083cm" svg:viewBox="0 0 873 504" draw:points="0,224 388,0 873,281 485,504">
                    <text:p/>
                  </draw:polygon>
                  <draw:line draw:style-name="gr769" draw:text-style-name="P7" draw:layer="layout" svg:x1="25.86cm" svg:y1="17.083cm" svg:x2="26.345cm" svg:y2="17.364cm">
                    <text:p/>
                  </draw:line>
                  <draw:polygon draw:style-name="gr770" draw:text-style-name="P5" draw:layer="layout" svg:width="0.484cm" svg:height="0.476cm" svg:x="25.956cm" svg:y="17.223cm" svg:viewBox="0 0 485 477" draw:points="0,477 0,364 388,140 388,0 485,56 485,196">
                    <text:p/>
                  </draw:polygon>
                  <draw:polygon draw:style-name="gr771" draw:text-style-name="P3" draw:layer="layout" svg:width="1.551cm" svg:height="2.129cm" svg:x="24.938cm" svg:y="15.177cm" svg:viewBox="0 0 1552 2130" draw:points="0,1233 0,0 1552,897 1552,2130">
                    <text:p/>
                  </draw:polygon>
                  <draw:polygon draw:style-name="gr772" draw:text-style-name="P8" draw:layer="layout" svg:width="1.454cm" svg:height="1.961cm" svg:x="24.987cm" svg:y="15.261cm" svg:viewBox="0 0 1455 1962" draw:points="0,1121 0,0 1455,841 1455,1962">
                    <text:p/>
                  </draw:polygon>
                  <draw:polygon draw:style-name="gr773" draw:text-style-name="P4" draw:layer="layout" svg:width="1.648cm" svg:height="0.952cm" svg:x="24.938cm" svg:y="15.121cm" svg:viewBox="0 0 1649 953" draw:points="1552,953 0,56 97,0 1649,897">
                    <text:p/>
                  </draw:polygon>
                  <draw:polygon draw:style-name="gr774" draw:text-style-name="P5" draw:layer="layout" svg:width="0.096cm" svg:height="1.288cm" svg:x="26.49cm" svg:y="16.018cm" svg:viewBox="0 0 97 1289" draw:points="0,1289 0,56 97,0 97,1233">
                    <text:p/>
                  </draw:polygon>
                  <draw:polygon draw:style-name="gr775" draw:text-style-name="P6" draw:layer="layout" svg:width="1.648cm" svg:height="2.578cm" svg:x="24.938cm" svg:y="15.121cm" svg:viewBox="0 0 1649 2579" draw:points="97,0 1649,897 1649,2130 1552,2186 1503,2158 1503,2298 1018,2579 533,2298 533,2186 921,1962 921,1822 0,1289 0,56">
                    <text:p/>
                  </draw:polygon>
                </draw:g>
              </draw:g>
              <draw:g>
                <draw:path draw:style-name="gr776" draw:text-style-name="P2" draw:layer="layout" svg:width="0.631cm" svg:height="0.335cm" svg:x="25.761cm" svg:y="18.064cm" svg:viewBox="0 0 632 336" svg:d="M3 336c134 0 629-140 629-224s-13-112-146-112c0 84-533 56-483 336z">
                  <text:p/>
                </draw:path>
                <draw:g>
                  <draw:polygon draw:style-name="gr777" draw:text-style-name="P4" draw:layer="layout" svg:width="2.084cm" svg:height="1.204cm" svg:x="24.211cm" svg:y="17.111cm" svg:viewBox="0 0 2085 1205" draw:points="1552,1205 0,308 533,0 2085,897">
                    <text:p/>
                  </draw:polygon>
                  <draw:polygon draw:style-name="gr778" draw:text-style-name="P9" draw:layer="layout" svg:width="1.405cm" svg:height="0.812cm" svg:x="24.357cm" svg:y="17.195cm" svg:viewBox="0 0 1406 813" draw:points="0,224 388,0 1406,589 1018,813">
                    <text:p/>
                  </draw:polygon>
                  <draw:polygon draw:style-name="gr779" draw:text-style-name="P9" draw:layer="layout" svg:width="0.678cm" svg:height="0.391cm" svg:x="25.471cm" svg:y="17.84cm" svg:viewBox="0 0 679 392" draw:points="0,224 388,0 679,168 291,392">
                    <text:p/>
                  </draw:polygon>
                  <draw:polygon draw:style-name="gr780" draw:text-style-name="P5" draw:layer="layout" svg:width="0.532cm" svg:height="0.42cm" svg:x="25.763cm" svg:y="18.008cm" svg:viewBox="0 0 533 421" draw:points="0,421 0,308 533,0 533,112">
                    <text:p/>
                  </draw:polygon>
                  <draw:line draw:style-name="gr781" draw:text-style-name="P7" draw:layer="layout" svg:x1="24.453cm" svg:y1="17.363cm" svg:x2="25.471cm" svg:y2="17.952cm">
                    <text:p/>
                  </draw:line>
                  <draw:line draw:style-name="gr782" draw:text-style-name="P7" draw:layer="layout" svg:x1="24.55cm" svg:y1="17.307cm" svg:x2="25.568cm" svg:y2="17.896cm">
                    <text:p/>
                  </draw:line>
                  <draw:line draw:style-name="gr783" draw:text-style-name="P7" draw:layer="layout" svg:x1="24.648cm" svg:y1="17.251cm" svg:x2="25.666cm" svg:y2="17.84cm">
                    <text:p/>
                  </draw:line>
                  <draw:line draw:style-name="gr784" draw:text-style-name="P7" draw:layer="layout" svg:x1="25.569cm" svg:y1="17.783cm" svg:x2="25.666cm" svg:y2="17.727cm">
                    <text:p/>
                  </draw:line>
                  <draw:line draw:style-name="gr785" draw:text-style-name="P7" draw:layer="layout" svg:x1="25.471cm" svg:y1="17.727cm" svg:x2="25.568cm" svg:y2="17.671cm">
                    <text:p/>
                  </draw:line>
                  <draw:line draw:style-name="gr786" draw:text-style-name="P7" draw:layer="layout" svg:x1="25.375cm" svg:y1="17.672cm" svg:x2="25.472cm" svg:y2="17.616cm">
                    <text:p/>
                  </draw:line>
                  <draw:line draw:style-name="gr787" draw:text-style-name="P7" draw:layer="layout" svg:x1="25.423cm" svg:y1="17.812cm" svg:x2="25.52cm" svg:y2="17.756cm">
                    <text:p/>
                  </draw:line>
                  <draw:line draw:style-name="gr788" draw:text-style-name="P7" draw:layer="layout" svg:x1="25.326cm" svg:y1="17.756cm" svg:x2="25.423cm" svg:y2="17.7cm">
                    <text:p/>
                  </draw:line>
                  <draw:line draw:style-name="gr789" draw:text-style-name="P7" draw:layer="layout" svg:x1="25.229cm" svg:y1="17.7cm" svg:x2="25.326cm" svg:y2="17.644cm">
                    <text:p/>
                  </draw:line>
                  <draw:line draw:style-name="gr790" draw:text-style-name="P7" draw:layer="layout" svg:x1="25.278cm" svg:y1="17.616cm" svg:x2="25.375cm" svg:y2="17.56cm">
                    <text:p/>
                  </draw:line>
                  <draw:line draw:style-name="gr791" draw:text-style-name="P7" draw:layer="layout" svg:x1="25.132cm" svg:y1="17.643cm" svg:x2="25.229cm" svg:y2="17.587cm">
                    <text:p/>
                  </draw:line>
                  <draw:line draw:style-name="gr792" draw:text-style-name="P7" draw:layer="layout" svg:x1="25.181cm" svg:y1="17.56cm" svg:x2="25.278cm" svg:y2="17.504cm">
                    <text:p/>
                  </draw:line>
                  <draw:line draw:style-name="gr793" draw:text-style-name="P7" draw:layer="layout" svg:x1="25.084cm" svg:y1="17.503cm" svg:x2="25.181cm" svg:y2="17.447cm">
                    <text:p/>
                  </draw:line>
                  <draw:line draw:style-name="gr794" draw:text-style-name="P7" draw:layer="layout" svg:x1="24.987cm" svg:y1="17.447cm" svg:x2="25.084cm" svg:y2="17.391cm">
                    <text:p/>
                  </draw:line>
                  <draw:line draw:style-name="gr795" draw:text-style-name="P7" draw:layer="layout" svg:x1="25.035cm" svg:y1="17.587cm" svg:x2="25.132cm" svg:y2="17.531cm">
                    <text:p/>
                  </draw:line>
                  <draw:line draw:style-name="gr796" draw:text-style-name="P7" draw:layer="layout" svg:x1="24.938cm" svg:y1="17.531cm" svg:x2="25.035cm" svg:y2="17.475cm">
                    <text:p/>
                  </draw:line>
                  <draw:line draw:style-name="gr797" draw:text-style-name="P7" draw:layer="layout" svg:x1="24.841cm" svg:y1="17.475cm" svg:x2="24.938cm" svg:y2="17.419cm">
                    <text:p/>
                  </draw:line>
                  <draw:line draw:style-name="gr798" draw:text-style-name="P7" draw:layer="layout" svg:x1="24.89cm" svg:y1="17.391cm" svg:x2="24.987cm" svg:y2="17.335cm">
                    <text:p/>
                  </draw:line>
                  <draw:line draw:style-name="gr799" draw:text-style-name="P7" draw:layer="layout" svg:x1="24.744cm" svg:y1="17.419cm" svg:x2="24.841cm" svg:y2="17.363cm">
                    <text:p/>
                  </draw:line>
                  <draw:line draw:style-name="gr800" draw:text-style-name="P7" draw:layer="layout" svg:x1="24.793cm" svg:y1="17.335cm" svg:x2="24.89cm" svg:y2="17.279cm">
                    <text:p/>
                  </draw:line>
                  <draw:line draw:style-name="gr801" draw:text-style-name="P7" draw:layer="layout" svg:x1="24.696cm" svg:y1="17.279cm" svg:x2="24.793cm" svg:y2="17.223cm">
                    <text:p/>
                  </draw:line>
                  <draw:line draw:style-name="gr802" draw:text-style-name="P7" draw:layer="layout" svg:x1="24.648cm" svg:y1="17.363cm" svg:x2="24.745cm" svg:y2="17.307cm">
                    <text:p/>
                  </draw:line>
                  <draw:line draw:style-name="gr803" draw:text-style-name="P7" draw:layer="layout" svg:x1="25.278cm" svg:y1="17.84cm" svg:x2="25.375cm" svg:y2="17.784cm">
                    <text:p/>
                  </draw:line>
                  <draw:line draw:style-name="gr804" draw:text-style-name="P7" draw:layer="layout" svg:x1="25.181cm" svg:y1="17.783cm" svg:x2="25.278cm" svg:y2="17.727cm">
                    <text:p/>
                  </draw:line>
                  <draw:line draw:style-name="gr805" draw:text-style-name="P7" draw:layer="layout" svg:x1="25.084cm" svg:y1="17.727cm" svg:x2="25.181cm" svg:y2="17.671cm">
                    <text:p/>
                  </draw:line>
                  <draw:line draw:style-name="gr806" draw:text-style-name="P7" draw:layer="layout" svg:x1="25.035cm" svg:y1="17.812cm" svg:x2="25.132cm" svg:y2="17.756cm">
                    <text:p/>
                  </draw:line>
                  <draw:line draw:style-name="gr807" draw:text-style-name="P7" draw:layer="layout" svg:x1="24.938cm" svg:y1="17.756cm" svg:x2="25.035cm" svg:y2="17.7cm">
                    <text:p/>
                  </draw:line>
                  <draw:line draw:style-name="gr808" draw:text-style-name="P7" draw:layer="layout" svg:x1="24.987cm" svg:y1="17.672cm" svg:x2="25.084cm" svg:y2="17.616cm">
                    <text:p/>
                  </draw:line>
                  <draw:line draw:style-name="gr809" draw:text-style-name="P7" draw:layer="layout" svg:x1="24.89cm" svg:y1="17.616cm" svg:x2="24.987cm" svg:y2="17.56cm">
                    <text:p/>
                  </draw:line>
                  <draw:line draw:style-name="gr810" draw:text-style-name="P7" draw:layer="layout" svg:x1="24.793cm" svg:y1="17.56cm" svg:x2="24.89cm" svg:y2="17.504cm">
                    <text:p/>
                  </draw:line>
                  <draw:line draw:style-name="gr811" draw:text-style-name="P7" draw:layer="layout" svg:x1="24.696cm" svg:y1="17.503cm" svg:x2="24.793cm" svg:y2="17.447cm">
                    <text:p/>
                  </draw:line>
                  <draw:line draw:style-name="gr812" draw:text-style-name="P7" draw:layer="layout" svg:x1="24.55cm" svg:y1="17.531cm" svg:x2="24.647cm" svg:y2="17.475cm">
                    <text:p/>
                  </draw:line>
                  <draw:line draw:style-name="gr813" draw:text-style-name="P7" draw:layer="layout" svg:x1="24.599cm" svg:y1="17.447cm" svg:x2="24.696cm" svg:y2="17.391cm">
                    <text:p/>
                  </draw:line>
                  <draw:line draw:style-name="gr814" draw:text-style-name="P7" draw:layer="layout" svg:x1="24.453cm" svg:y1="17.475cm" svg:x2="24.55cm" svg:y2="17.419cm">
                    <text:p/>
                  </draw:line>
                  <draw:line draw:style-name="gr815" draw:text-style-name="P7" draw:layer="layout" svg:x1="25.229cm" svg:y1="17.924cm" svg:x2="25.326cm" svg:y2="17.868cm">
                    <text:p/>
                  </draw:line>
                  <draw:line draw:style-name="gr816" draw:text-style-name="P7" draw:layer="layout" svg:x1="25.132cm" svg:y1="17.868cm" svg:x2="25.229cm" svg:y2="17.812cm">
                    <text:p/>
                  </draw:line>
                  <draw:line draw:style-name="gr817" draw:text-style-name="P7" draw:layer="layout" svg:x1="25.569cm" svg:y1="18.12cm" svg:x2="25.957cm" svg:y2="17.896cm">
                    <text:p/>
                  </draw:line>
                  <draw:line draw:style-name="gr818" draw:text-style-name="P7" draw:layer="layout" svg:x1="25.666cm" svg:y1="18.176cm" svg:x2="26.054cm" svg:y2="17.952cm">
                    <text:p/>
                  </draw:line>
                  <draw:line draw:style-name="gr819" draw:text-style-name="P7" draw:layer="layout" svg:x1="25.763cm" svg:y1="17.896cm" svg:x2="26.054cm" svg:y2="18.064cm">
                    <text:p/>
                  </draw:line>
                  <draw:line draw:style-name="gr820" draw:text-style-name="P7" draw:layer="layout" svg:x1="25.666cm" svg:y1="17.952cm" svg:x2="25.957cm" svg:y2="18.12cm">
                    <text:p/>
                  </draw:line>
                  <draw:line draw:style-name="gr821" draw:text-style-name="P7" draw:layer="layout" svg:x1="25.569cm" svg:y1="18.008cm" svg:x2="25.763cm" svg:y2="18.12cm">
                    <text:p/>
                  </draw:line>
                  <draw:polygon draw:style-name="gr822" draw:text-style-name="P3" draw:layer="layout" svg:width="1.551cm" svg:height="1.008cm" svg:x="24.211cm" svg:y="17.419cm" svg:viewBox="0 0 1552 1009" draw:points="0,112 0,0 1552,897 1552,1009">
                    <text:p/>
                  </draw:polygon>
                  <draw:polygon draw:style-name="gr823" draw:text-style-name="P6" draw:layer="layout" svg:width="2.084cm" svg:height="1.316cm" svg:x="24.211cm" svg:y="17.111cm" svg:viewBox="0 0 2085 1317" draw:points="533,0 2085,897 2085,1009 1552,1317 0,421 0,308">
                    <text:p/>
                  </draw:polygon>
                </draw:g>
              </draw:g>
            </draw:g>
          </draw:g>
          <draw:g xml:id="id8" draw:id="id8">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824" draw:text-style-name="P2" draw:layer="layout" svg:width="1.851cm" svg:height="1.189cm" svg:x="22.591cm" svg:y="13.165cm" svg:viewBox="0 0 1852 1190" svg:d="M0 1190c475 0 1698-560 1819-770s-121-420-242-420c0 300-1577 690-1577 1190z">
              <text:p/>
            </draw:path>
            <draw:g>
              <draw:polygon draw:style-name="gr825" draw:text-style-name="P10" draw:layer="layout" svg:width="1.697cm" svg:height="1.819cm" svg:x="20.805cm" svg:y="12.605cm" svg:viewBox="0 0 1698 1820" draw:points="0,840 0,0 1698,980 1698,1820">
                <text:p/>
              </draw:polygon>
              <draw:polygon draw:style-name="gr826" draw:text-style-name="P11" draw:layer="layout" svg:width="1.696cm" svg:height="1.819cm" svg:x="22.503cm" svg:y="12.605cm" svg:viewBox="0 0 1697 1820" draw:points="0,1820 0,980 1697,0 1697,840">
                <text:p/>
              </draw:polygon>
              <draw:polygon draw:style-name="gr827" draw:text-style-name="P12" draw:layer="layout" svg:width="3.394cm" svg:height="1.959cm" svg:x="20.805cm" svg:y="11.625cm" svg:viewBox="0 0 3395 1960" draw:points="1698,1960 0,980 1698,0 3395,980">
                <text:p/>
              </draw:polygon>
              <draw:polygon draw:style-name="gr828" draw:text-style-name="P6" draw:layer="layout" svg:width="3.394cm" svg:height="2.799cm" svg:x="20.805cm" svg:y="11.625cm" svg:viewBox="0 0 3395 2800" draw:points="0,1820 0,980 1698,0 3395,980 3395,1820 1698,2800">
                <text:p/>
              </draw:polygon>
              <draw:polygon draw:style-name="gr829" draw:text-style-name="P13" draw:layer="layout" svg:width="0.848cm" svg:height="0.489cm" svg:x="21.29cm" svg:y="12.535cm" svg:viewBox="0 0 849 490" draw:points="121,140 728,490 849,420 242,70 363,0 0,0 0,210">
                <text:p/>
              </draw:polygon>
              <draw:polygon draw:style-name="gr830" draw:text-style-name="P13" draw:layer="layout" svg:width="0.847cm" svg:height="0.489cm" svg:x="22.139cm" svg:y="12.605cm" svg:viewBox="0 0 848 490" draw:points="605,420 484,490 848,490 848,280 727,350 121,0 0,70">
                <text:p/>
              </draw:polygon>
              <draw:polygon draw:style-name="gr831" draw:text-style-name="P13" draw:layer="layout" svg:width="0.847cm" svg:height="0.489cm" svg:x="22.018cm" svg:y="12.115cm" svg:viewBox="0 0 848 490" draw:points="121,140 727,490 848,420 242,70 363,0 0,0 0,210">
                <text:p/>
              </draw:polygon>
              <draw:polygon draw:style-name="gr832" draw:text-style-name="P13" draw:layer="layout" svg:width="0.847cm" svg:height="0.489cm" svg:x="22.867cm" svg:y="12.185cm" svg:viewBox="0 0 848 490" draw:points="605,420 484,490 848,490 848,280 727,350 121,0 0,70">
                <text:p/>
              </draw:polygon>
            </draw:g>
          </draw:g>
          <draw:connector draw:style-name="gr404" draw:text-style-name="P14" draw:layer="layout" svg:x1="16.511cm" svg:y1="10.364cm" svg:x2="22.411cm" svg:y2="11.625cm" draw:start-shape="id7" draw:start-glue-point="1" draw:end-shape="id8" draw:end-glue-point="4" svg:d="M16511 10364h5900v1261" svg:viewBox="0 0 5901 1262">
            <text:p/>
          </draw:connector>
          <draw:connector draw:style-name="gr404" draw:text-style-name="P14" draw:layer="layout" svg:x1="13.48cm" svg:y1="10.364cm" svg:x2="6.123cm" svg:y2="11.624cm" draw:start-shape="id7" draw:start-glue-point="3" draw:end-shape="id9" draw:end-glue-point="4" svg:d="M13480 10364h-7357v1260" svg:viewBox="0 0 7358 1261">
            <text:p/>
          </draw:connector>
          <draw:g xml:id="id7" draw:id="id7">
            <draw:path draw:style-name="gr833" draw:text-style-name="P2" draw:layer="layout" svg:width="1.09cm" svg:height="0.979cm" svg:x="15.42cm" svg:y="10.574cm" svg:viewBox="0 0 1091 980" svg:d="M0 980c475 0 1091-280 1091-560s-18-420-364-420c0 300-727 579-727 980z">
              <text:p/>
            </draw:path>
            <draw:path draw:style-name="gr834" draw:text-style-name="P15" draw:layer="layout" svg:width="2.666cm" svg:height="1.68cm" svg:x="13.481cm" svg:y="9.944cm" svg:viewBox="0 0 2667 1681" svg:d="M2667 0c0 0 0 1121-1 840 2 491-575 841-1331 841s-1334-350-1335-841c1 1 0-350 0-840 0 490 606 840 1334 840s1333-350 1333-840z">
              <text:p/>
            </draw:path>
            <draw:path draw:style-name="gr835" draw:text-style-name="P16" draw:layer="layout" svg:width="2.665cm" svg:height="1.678cm" svg:x="13.48cm" svg:y="9.104cm" svg:viewBox="0 0 2666 1679" svg:d="M1333 0c756 0 1333 363 1333 839s-577 840-1333 840-1333-364-1333-840 577-839 1333-839z">
              <text:p/>
            </draw:path>
            <draw:polygon draw:style-name="gr836" draw:text-style-name="P13" draw:layer="layout" svg:width="0.727cm" svg:height="0.419cm" svg:x="14.935cm" svg:y="10.014cm" svg:viewBox="0 0 728 420" draw:points="364,0 243,70 728,350 606,420 121,140 0,210 0,0">
              <text:p/>
            </draw:polygon>
            <draw:polygon draw:style-name="gr837" draw:text-style-name="P13" draw:layer="layout" svg:width="0.726cm" svg:height="0.419cm" svg:x="13.965cm" svg:y="9.454cm" svg:viewBox="0 0 727 420" draw:points="606,280 727,210 727,420 363,420 484,350 0,70 121,0">
              <text:p/>
            </draw:polygon>
            <draw:polygon draw:style-name="gr838" draw:text-style-name="P13" draw:layer="layout" svg:width="0.727cm" svg:height="0.419cm" svg:x="13.965cm" svg:y="10.014cm" svg:viewBox="0 0 728 420" draw:points="121,280 607,0 728,70 242,350 363,420 0,420 0,210">
              <text:p/>
            </draw:polygon>
            <draw:polygon draw:style-name="gr839" draw:text-style-name="P13" draw:layer="layout" svg:width="0.726cm" svg:height="0.419cm" svg:x="14.935cm" svg:y="9.454cm" svg:viewBox="0 0 727 420" draw:points="484,70 363,0 727,0 727,210 606,140 121,420 0,350">
              <text:p/>
            </draw:polygon>
            <draw:path draw:style-name="gr840" draw:text-style-name="P17" draw:layer="layout" svg:width="2.667cm" svg:height="2.519cm" svg:x="13.48cm" svg:y="9.104cm" svg:viewBox="0 0 2668 2520" svg:d="M1333 0c756 0 1335 364 1335 840l-1 840c0 490-606 840-1333 840s-1334-350-1334-840c0 0 1-840 0-841 0-476 577-839 1333-839z">
              <text:p/>
            </draw:path>
          </draw:g>
          <draw:g xml:id="id12" draw:id="id12">
            <draw:path draw:style-name="gr841" draw:text-style-name="P2" draw:layer="layout" svg:width="1.09cm" svg:height="0.979cm" svg:x="21.31cm" svg:y="7.699cm" svg:viewBox="0 0 1091 980" svg:d="M0 980c475 0 1091-280 1091-560s-18-420-364-420c0 300-727 579-727 980z">
              <text:p/>
            </draw:path>
            <draw:path draw:style-name="gr842" draw:text-style-name="P15" draw:layer="layout" svg:width="2.666cm" svg:height="1.68cm" svg:x="19.371cm" svg:y="7.069cm" svg:viewBox="0 0 2667 1681" svg:d="M2667 0c0 0 0 1121-1 840 2 491-575 841-1331 841s-1334-350-1335-841c1 1 0-350 0-840 0 490 606 840 1334 840s1333-350 1333-840z">
              <text:p/>
            </draw:path>
            <draw:path draw:style-name="gr843" draw:text-style-name="P16" draw:layer="layout" svg:width="2.665cm" svg:height="1.678cm" svg:x="19.37cm" svg:y="6.229cm" svg:viewBox="0 0 2666 1679" svg:d="M1333 0c756 0 1333 363 1333 839s-577 840-1333 840-1333-364-1333-840 577-839 1333-839z">
              <text:p/>
            </draw:path>
            <draw:polygon draw:style-name="gr844" draw:text-style-name="P13" draw:layer="layout" svg:width="0.727cm" svg:height="0.419cm" svg:x="20.825cm" svg:y="7.139cm" svg:viewBox="0 0 728 420" draw:points="364,0 243,70 728,350 606,420 121,140 0,210 0,0">
              <text:p/>
            </draw:polygon>
            <draw:polygon draw:style-name="gr845" draw:text-style-name="P13" draw:layer="layout" svg:width="0.726cm" svg:height="0.419cm" svg:x="19.855cm" svg:y="6.579cm" svg:viewBox="0 0 727 420" draw:points="606,280 727,210 727,420 363,420 484,350 0,70 121,0">
              <text:p/>
            </draw:polygon>
            <draw:polygon draw:style-name="gr846" draw:text-style-name="P13" draw:layer="layout" svg:width="0.727cm" svg:height="0.419cm" svg:x="19.855cm" svg:y="7.139cm" svg:viewBox="0 0 728 420" draw:points="121,280 607,0 728,70 242,350 363,420 0,420 0,210">
              <text:p/>
            </draw:polygon>
            <draw:polygon draw:style-name="gr847" draw:text-style-name="P13" draw:layer="layout" svg:width="0.726cm" svg:height="0.419cm" svg:x="20.825cm" svg:y="6.579cm" svg:viewBox="0 0 727 420" draw:points="484,70 363,0 727,0 727,210 606,140 121,420 0,350">
              <text:p/>
            </draw:polygon>
            <draw:path draw:style-name="gr848" draw:text-style-name="P17" draw:layer="layout" svg:width="2.667cm" svg:height="2.519cm" svg:x="19.37cm" svg:y="6.229cm" svg:viewBox="0 0 2668 2520" svg:d="M1333 0c756 0 1335 364 1335 840l-1 840c0 490-606 840-1333 840s-1334-350-1334-840c0 0 1-840 0-841 0-476 577-839 1333-839z">
              <text:p/>
            </draw:path>
          </draw:g>
          <draw:custom-shape draw:style-name="gr849" draw:text-style-name="P18" xml:id="id11" draw:id="id11" draw:layer="layout" svg:width="8.694cm" svg:height="3.769cm" svg:x="10.604cm" svg:y="1.67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0" draw:id="id10">
            <draw:path draw:style-name="gr850" draw:text-style-name="P2" draw:layer="layout" svg:width="1.09cm" svg:height="0.979cm" svg:x="9.431cm" svg:y="7.699cm" svg:viewBox="0 0 1091 980" svg:d="M0 980c475 0 1091-280 1091-560s-18-420-364-420c0 300-727 579-727 980z">
              <text:p/>
            </draw:path>
            <draw:path draw:style-name="gr851" draw:text-style-name="P15" draw:layer="layout" svg:width="2.666cm" svg:height="1.68cm" svg:x="7.492cm" svg:y="7.069cm" svg:viewBox="0 0 2667 1681" svg:d="M2667 0c0 0 0 1121-1 840 2 491-575 841-1331 841s-1334-350-1335-841c1 1 0-350 0-840 0 490 606 840 1334 840s1333-350 1333-840z">
              <text:p/>
            </draw:path>
            <draw:path draw:style-name="gr852" draw:text-style-name="P16" draw:layer="layout" svg:width="2.665cm" svg:height="1.678cm" svg:x="7.491cm" svg:y="6.229cm" svg:viewBox="0 0 2666 1679" svg:d="M1333 0c756 0 1333 363 1333 839s-577 840-1333 840-1333-364-1333-840 577-839 1333-839z">
              <text:p/>
            </draw:path>
            <draw:polygon draw:style-name="gr853" draw:text-style-name="P13" draw:layer="layout" svg:width="0.727cm" svg:height="0.419cm" svg:x="8.946cm" svg:y="7.139cm" svg:viewBox="0 0 728 420" draw:points="364,0 243,70 728,350 606,420 121,140 0,210 0,0">
              <text:p/>
            </draw:polygon>
            <draw:polygon draw:style-name="gr854" draw:text-style-name="P13" draw:layer="layout" svg:width="0.726cm" svg:height="0.419cm" svg:x="7.976cm" svg:y="6.579cm" svg:viewBox="0 0 727 420" draw:points="606,280 727,210 727,420 363,420 484,350 0,70 121,0">
              <text:p/>
            </draw:polygon>
            <draw:polygon draw:style-name="gr855" draw:text-style-name="P13" draw:layer="layout" svg:width="0.727cm" svg:height="0.419cm" svg:x="7.976cm" svg:y="7.139cm" svg:viewBox="0 0 728 420" draw:points="121,280 607,0 728,70 242,350 363,420 0,420 0,210">
              <text:p/>
            </draw:polygon>
            <draw:polygon draw:style-name="gr856" draw:text-style-name="P13" draw:layer="layout" svg:width="0.726cm" svg:height="0.419cm" svg:x="8.946cm" svg:y="6.579cm" svg:viewBox="0 0 727 420" draw:points="484,70 363,0 727,0 727,210 606,140 121,420 0,350">
              <text:p/>
            </draw:polygon>
            <draw:path draw:style-name="gr857" draw:text-style-name="P17" draw:layer="layout" svg:width="2.667cm" svg:height="2.519cm" svg:x="7.491cm" svg:y="6.229cm" svg:viewBox="0 0 2668 2520" svg:d="M1333 0c756 0 1335 364 1335 840l-1 840c0 490-606 840-1333 840s-1334-350-1334-840c0 0 1-840 0-841 0-476 577-839 1333-839z">
              <text:p/>
            </draw:path>
          </draw:g>
          <draw:connector draw:style-name="gr404" draw:text-style-name="P14" draw:layer="layout" svg:x1="9.006cm" svg:y1="6.229cm" svg:x2="10.822cm" svg:y2="3.812cm" draw:start-shape="id10" draw:start-glue-point="0" draw:end-shape="id11" draw:end-glue-point="40" svg:d="M9006 6229v-2417h1816" svg:viewBox="0 0 1817 2418">
            <text:p/>
          </draw:connector>
          <draw:connector draw:style-name="gr404" draw:text-style-name="P14" draw:layer="layout" svg:x1="20.885cm" svg:y1="6.229cm" svg:x2="19.08cm" svg:y2="3.937cm" draw:start-shape="id12" draw:start-glue-point="0" draw:end-shape="id11" draw:end-glue-point="14" svg:d="M20885 6229v-2292h-1805" svg:viewBox="0 0 1806 2293">
            <text:p/>
          </draw:connector>
          <draw:connector draw:style-name="gr404" draw:text-style-name="P14" draw:layer="layout" svg:x1="14.995cm" svg:y1="9.104cm" svg:x2="10.522cm" svg:y2="7.489cm" draw:start-shape="id7" draw:start-glue-point="0" draw:end-shape="id10" svg:d="M14995 9104v-1615h-4473" svg:viewBox="0 0 4474 1616">
            <text:p/>
          </draw:connector>
          <draw:connector draw:style-name="gr404" draw:text-style-name="P14" draw:layer="layout" svg:x1="14.995cm" svg:y1="9.104cm" svg:x2="19.37cm" svg:y2="7.489cm" draw:start-shape="id7" draw:start-glue-point="0" draw:end-shape="id12" draw:end-glue-point="3" svg:d="M14995 9104v-1615h4375" svg:viewBox="0 0 4376 1616">
            <text:p/>
          </draw:connector>
          <draw:custom-shape draw:style-name="gr430" draw:text-style-name="P19" draw:layer="layout" svg:width="4.045cm" svg:height="2.073cm" svg:x="2.26cm" svg:y="2.897cm">
            <text:p text:style-name="P14">Router</text:p>
            <text:p text:style-name="P14">proveedor 1</text:p>
            <draw:enhanced-geometry svg:viewBox="0 0 21600 21600" draw:glue-points="10800 0 0 10800 10800 21600 21600 10800 ?f40 ?f41" draw:text-areas="0 0 21600 21600" draw:type="rectangular-callout" draw:modifiers="31487.0983687593 39961.04146576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0" draw:text-style-name="P19" draw:layer="layout" svg:width="4.045cm" svg:height="2.073cm" svg:x="23.295cm" svg:y="2.897cm">
            <text:p text:style-name="P14">Router</text:p>
            <text:p text:style-name="P14">proveedor 2</text:p>
            <draw:enhanced-geometry svg:viewBox="0 0 21600 21600" draw:glue-points="10800 0 0 10800 10800 21600 21600 10800 ?f40 ?f41" draw:text-areas="0 0 21600 21600" draw:type="rectangular-callout" draw:modifiers="-7596.83638161147 44553.90549662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858" draw:text-style-name="P20" draw:layer="layout" svg:width="3.167cm" svg:height="1.884cm" svg:x="14.331cm" svg:y="11.424cm">
              <text:p text:style-name="P14">P</text:p>
              <draw:enhanced-geometry svg:viewBox="0 0 21600 21600" draw:type="rectangle" draw:enhanced-path="M 0 0 L 21600 0 21600 21600 0 21600 0 0 Z N"/>
            </draw:custom-shape>
            <draw:custom-shape draw:style-name="gr858" draw:text-style-name="P20" draw:layer="layout" svg:width="3.167cm" svg:height="1.884cm" svg:x="14.009cm" svg:y="11.183cm">
              <text:p text:style-name="P14">P</text:p>
              <draw:enhanced-geometry svg:viewBox="0 0 21600 21600" draw:type="rectangle" draw:enhanced-path="M 0 0 L 21600 0 21600 21600 0 21600 0 0 Z N"/>
            </draw:custom-shape>
            <draw:custom-shape draw:style-name="gr858" draw:text-style-name="P22" draw:layer="layout" svg:width="3.167cm" svg:height="1.884cm" svg:x="13.709cm" svg:y="10.783cm">
              <text:p text:style-name="P21"><text:span text:style-name="T1">P</text:span></text:p>
              <draw:enhanced-geometry svg:viewBox="0 0 21600 21600" draw:type="rectangle" draw:enhanced-path="M 0 0 L 21600 0 21600 21600 0 21600 0 0 Z N"/>
            </draw:custom-shape>
          </draw:g>
          <draw:custom-shape draw:style-name="gr859" draw:text-style-name="P22" draw:layer="layout" svg:width="1.844cm" svg:height="1.323cm" svg:x="11.305cm" svg:y="8.819cm">
            <text:p text:style-name="P14"><text:span text:style-name="T1">IF</text:span></text:p>
            <draw:enhanced-geometry svg:viewBox="0 0 21600 21600" draw:type="rectangle" draw:enhanced-path="M 0 0 L 21600 0 21600 21600 0 21600 0 0 Z N"/>
          </draw:custom-shape>
          <draw:custom-shape draw:style-name="gr859" draw:text-style-name="P22" draw:layer="layout" svg:width="1.844cm" svg:height="1.323cm" svg:x="11.264cm" svg:y="10.703cm">
            <text:p text:style-name="P14"><text:span text:style-name="T1">IP</text:span></text:p>
            <draw:enhanced-geometry svg:viewBox="0 0 21600 21600" draw:type="rectangle" draw:enhanced-path="M 0 0 L 21600 0 21600 21600 0 21600 0 0 Z N"/>
          </draw:custom-shape>
          <draw:custom-shape draw:style-name="gr859" draw:text-style-name="P22" draw:layer="layout" svg:width="1.844cm" svg:height="1.323cm" svg:x="10.502cm" svg:y="5.67cm">
            <text:p text:style-name="P14"><text:span text:style-name="T1">R</text:span></text:p>
            <draw:enhanced-geometry svg:viewBox="0 0 21600 21600" draw:type="rectangle" draw:enhanced-path="M 0 0 L 21600 0 21600 21600 0 21600 0 0 Z N"/>
          </draw:custom-shape>
          <draw:custom-shape draw:style-name="gr858" draw:text-style-name="P22" draw:layer="layout" svg:width="3.167cm" svg:height="1.884cm" svg:x="13.508cm" svg:y="6.374cm">
            <text:p text:style-name="P21"><text:span text:style-name="T1">N</text:span></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Paquetes"/>
      <draw:layer draw:name="Layer5"/>
      <draw:layer draw:name="Layer6"/>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uardo Grosclaude</meta:initial-creator>
    <meta:creation-date>2014-09-16T13:00:57.840657921</meta:creation-date>
    <dc:date>2015-10-23T14:51:44.306107329</dc:date>
    <dc:creator>Eduardo Grosclaude</dc:creator>
    <meta:editing-duration>PT4H39M27S</meta:editing-duration>
    <meta:editing-cycles>13</meta:editing-cycles>
    <meta:generator>LibreOffice/5.0.2.2$Linux_X86_64 LibreOffice_project/37b43f919e4de5eeaca9b9755ed688758a8251fe</meta:generator>
    <meta:document-statistic meta:object-count="998"/>
  </office:meta>
</office:document-meta>
</file>